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Bitstream Vera Sans1" svg:font-family="'Bitstream Vera Sans'" style:font-pitch="variable"/>
    <style:font-face style:name="HelveticaBold" svg:font-family="HelveticaBold"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cm"/>
    </style:style>
    <style:style style:name="co2" style:family="table-column">
      <style:table-column-properties fo:break-before="auto" style:column-width="2.261cm"/>
    </style:style>
    <style:style style:name="co3" style:family="table-column">
      <style:table-column-properties fo:break-before="auto" style:column-width="2.267cm"/>
    </style:style>
    <style:style style:name="co4" style:family="table-column">
      <style:table-column-properties fo:break-before="auto" style:column-width="1.926cm"/>
    </style:style>
    <style:style style:name="co5" style:family="table-column">
      <style:table-column-properties fo:break-before="auto" style:column-width="1.194cm"/>
    </style:style>
    <style:style style:name="co6" style:family="table-column">
      <style:table-column-properties fo:break-before="auto" style:column-width="1.649cm"/>
    </style:style>
    <style:style style:name="co7" style:family="table-column">
      <style:table-column-properties fo:break-before="auto" style:column-width="3.046cm"/>
    </style:style>
    <style:style style:name="co8" style:family="table-column">
      <style:table-column-properties fo:break-before="auto" style:column-width="18.299cm"/>
    </style:style>
    <style:style style:name="co9" style:family="table-column">
      <style:table-column-properties fo:break-before="auto" style:column-width="1.219cm"/>
    </style:style>
    <style:style style:name="co10" style:family="table-column">
      <style:table-column-properties fo:break-before="auto" style:column-width="1.93cm"/>
    </style:style>
    <style:style style:name="co11" style:family="table-column">
      <style:table-column-properties fo:break-before="auto" style:column-width="1.526cm"/>
    </style:style>
    <style:style style:name="co12" style:family="table-column">
      <style:table-column-properties fo:break-before="auto" style:column-width="2.775cm"/>
    </style:style>
    <style:style style:name="co13" style:family="table-column">
      <style:table-column-properties fo:break-before="auto" style:column-width="1.275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67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1.263cm" fo:break-before="auto" style:use-optimal-row-height="false"/>
    </style:style>
    <style:style style:name="ro6" style:family="table-row">
      <style:table-row-properties style:row-height="0.894cm" fo:break-before="auto" style:use-optimal-row-height="true"/>
    </style:style>
    <style:style style:name="ro7" style:family="table-row">
      <style:table-row-properties style:row-height="0.49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9" number:automatic-order="true">
      <number:day/>
      <number:text> </number:text>
      <number:month number:textual="true"/>
      <number:text> </number:text>
      <number:year/>
    </number:date-style>
    <number:text-style style:name="N100">
      <number:text-content/>
    </number:text-style>
    <number:date-style style:name="N5039" number:language="en" number:country="GB" number:automatic-order="true">
      <number:day/>
      <number:text> </number:text>
      <number:month number:textual="true"/>
      <number:text> </number:text>
      <number:year/>
    </number:date-style>
    <style:style style:name="ce1" style:family="table-cell" style:parent-style-name="Default" style:data-style-name="N100">
      <style:table-cell-properties fo:background-color="#ccffff" style:text-align-source="fix" style:repeat-content="false" fo:wrap-option="wrap" fo:border="0.002cm solid #000000" style:vertical-align="top"/>
      <style:paragraph-properties fo:text-align="start"/>
      <style:text-properties style:font-name="Helvetica"/>
    </style:style>
    <style:style style:name="ce2" style:family="table-cell" style:parent-style-name="Default">
      <style:table-cell-properties fo:background-color="#ff9966" fo:border="0.002cm solid #000000"/>
      <style:text-properties style:font-name="Helvetica"/>
    </style:style>
    <style:style style:name="ce3" style:family="table-cell" style:parent-style-name="Default">
      <style:table-cell-properties style:cell-protect="none" style:print-content="true" fo:background-color="transparent" fo:border="0.002cm solid #000000"/>
      <style:text-properties style:font-name="Helvetica"/>
    </style:style>
    <style:style style:name="ce4" style:family="table-cell" style:parent-style-name="Default">
      <style:table-cell-properties style:cell-protect="none" style:print-content="true" fo:border="0.002cm solid #000000"/>
      <style:text-properties style:font-name="Helvetica"/>
    </style:style>
    <style:style style:name="ce5" style:family="table-cell" style:parent-style-name="Default">
      <style:table-cell-properties style:cell-protect="none" style:print-content="true"/>
    </style:style>
    <style:style style:name="ce6" style:family="table-cell" style:parent-style-name="Default" style:data-style-name="N5039">
      <style:table-cell-properties fo:background-color="#ccffff" style:text-align-source="fix" style:repeat-content="false" fo:wrap-option="wrap" fo:border="0.002cm solid #000000" style:vertical-align="top"/>
      <style:paragraph-properties fo:text-align="center"/>
      <style:text-properties style:font-name="Helvetica"/>
    </style:style>
    <style:style style:name="ce7" style:family="table-cell" style:parent-style-name="Default" style:data-style-name="N5039">
      <style:table-cell-properties fo:background-color="#ff9966" fo:border="0.002cm solid #000000"/>
      <style:text-properties style:font-name="Helvetica"/>
    </style:style>
    <style:style style:name="ce8" style:family="table-cell" style:parent-style-name="Default" style:data-style-name="N5039">
      <style:table-cell-properties style:cell-protect="none" style:print-content="true" fo:background-color="transparent" fo:border="0.002cm solid #000000"/>
      <style:text-properties style:font-name="Helvetica"/>
    </style:style>
    <style:style style:name="ce9" style:family="table-cell" style:parent-style-name="Default" style:data-style-name="N5039">
      <style:table-cell-properties style:cell-protect="none" style:print-content="true" fo:background-color="transparent" fo:border="0.002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0" style:family="table-cell" style:parent-style-name="Default" style:data-style-name="N5039">
      <style:table-cell-properties style:cell-protect="none" style:print-content="true" fo:border="0.002cm solid #000000"/>
      <style:text-properties style:font-name="Helvetica"/>
    </style:style>
    <style:style style:name="ce11" style:family="table-cell" style:parent-style-name="Default" style:data-style-name="N100">
      <style:table-cell-properties fo:background-color="#ccffff" style:text-align-source="fix" style:repeat-content="false" fo:wrap-option="wrap" fo:border="0.002cm solid #000000" style:vertical-align="top"/>
      <style:paragraph-properties fo:text-align="center"/>
      <style:text-properties style:font-name="Helvetica"/>
    </style:style>
    <style:style style:name="ce12" style:family="table-cell" style:parent-style-name="Default" style:data-style-name="N100">
      <style:table-cell-properties fo:background-color="#ff9966" fo:border="0.002cm solid #000000"/>
      <style:text-properties style:font-name="Helvetica"/>
    </style:style>
    <style:style style:name="ce13" style:family="table-cell" style:parent-style-name="Default" style:data-style-name="N100">
      <style:table-cell-properties style:cell-protect="none" style:print-content="true" fo:background-color="transparent" fo:border="0.002cm solid #000000"/>
      <style:text-properties style:font-name="Helvetica"/>
    </style:style>
    <style:style style:name="ce14" style:family="table-cell" style:parent-style-name="Default" style:data-style-name="N100">
      <style:table-cell-properties style:cell-protect="none" style:print-content="true" fo:border="0.002cm solid #000000"/>
      <style:text-properties style:font-name="Helvetica"/>
    </style:style>
    <style:style style:name="ce15" style:family="table-cell" style:parent-style-name="Default">
      <style:table-cell-properties fo:background-color="#ff9966" fo:border="0.002cm solid #000000"/>
      <style:text-properties style:font-name="Helvetica" style:font-name-asian="Bitstream Vera Sans1" style:font-name-complex="Lucidasans"/>
    </style:style>
    <style:style style:name="ce16" style:family="table-cell" style:parent-style-name="Default">
      <style:table-cell-properties style:cell-protect="none" style:print-content="true" fo:background-color="transparent"/>
    </style:style>
    <style:style style:name="ce17" style:family="table-cell" style:parent-style-name="Default" style:data-style-name="N100">
      <style:table-cell-properties style:cell-protect="none" style:print-content="true" fo:background-color="transparent" fo:border="0.002cm solid #000000"/>
      <style:text-properties fo:color="#000000" style:text-outline="false" style:text-line-through-style="none" style:font-name="Helvetica" fo:font-size="10pt" fo:font-style="normal" fo:text-shadow="none" style:text-underline-style="none" fo:font-weight="normal" style:text-und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18" style:family="table-cell" style:parent-style-name="Default" style:data-style-name="N100">
      <style:table-cell-properties style:cell-protect="none" style:print-content="true" fo:background-color="transparent" fo:border="0.002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9" style:family="table-cell" style:parent-style-name="Default" style:data-style-name="N100">
      <style:table-cell-properties style:cell-protect="none" style:print-content="true" fo:background-color="transparent" fo:border="0.002cm solid #000000"/>
      <style:text-properties style:font-name="Helvetica" style:font-name-asian="Bitstream Vera Sans1" style:font-name-complex="Lucidasans"/>
    </style:style>
    <style:style style:name="ce20" style:family="table-cell" style:parent-style-name="Default">
      <style:table-cell-properties style:cell-protect="none" style:print-content="true" fo:background-color="transparent"/>
      <style:text-properties style:font-name="Helvetica"/>
    </style:style>
    <style:style style:name="ce21" style:family="table-cell" style:parent-style-name="Default" style:data-style-name="N100">
      <style:table-cell-properties style:text-align-source="fix" style:repeat-content="false" fo:wrap-option="wrap" fo:border="none" style:vertical-align="top"/>
      <style:paragraph-properties fo:text-align="center"/>
      <style:text-properties style:font-name="Helvetica"/>
    </style:style>
    <style:style style:name="ce22" style:family="table-cell" style:parent-style-name="Default">
      <style:table-cell-properties fo:border="none"/>
      <style:text-properties style:font-name="Helvetica"/>
    </style:style>
    <style:style style:name="ce23" style:family="table-cell" style:parent-style-name="Default">
      <style:table-cell-properties fo:background-color="transparent" fo:border="none"/>
      <style:text-properties style:font-name="Helvetica"/>
    </style:style>
    <style:style style:name="ce24" style:family="table-cell" style:parent-style-name="Default" style:data-style-name="N100">
      <style:table-cell-properties fo:wrap-option="wrap" fo:border="none"/>
      <style:text-properties style:font-name="HelveticaBold" fo:font-weight="normal"/>
    </style:style>
    <style:style style:name="ce25" style:family="table-cell" style:parent-style-name="Default" style:data-style-name="N100">
      <style:table-cell-properties fo:wrap-option="wrap" fo:border="none"/>
      <style:text-properties style:font-name="Helvetica"/>
    </style:style>
    <style:style style:name="ce26" style:family="table-cell" style:parent-style-name="Default">
      <style:table-cell-properties fo:background-color="#ffff99" style:cell-protect="none" style:print-content="true" fo:border="0.002cm solid #000000"/>
      <style:text-properties style:font-name="Helvetica"/>
    </style:style>
    <style:style style:name="ce27" style:family="table-cell" style:parent-style-name="Default" style:data-style-name="N39">
      <style:table-cell-properties fo:background-color="#ccffff" style:text-align-source="fix" style:repeat-content="false" fo:wrap-option="wrap" fo:border="0.002cm solid #000000" style:vertical-align="top"/>
      <style:paragraph-properties fo:text-align="center"/>
      <style:text-properties style:font-name="Helvetica"/>
    </style:style>
    <style:style style:name="ce28" style:family="table-cell" style:parent-style-name="Default" style:data-style-name="N36">
      <style:table-cell-properties fo:background-color="#ffff99" style:cell-protect="none" style:print-content="true" fo:border="0.002cm solid #000000"/>
      <style:text-properties style:font-name="Helvetica"/>
    </style:style>
    <style:style style:name="ce29" style:family="table-cell" style:parent-style-name="Default" style:data-style-name="N100">
      <style:table-cell-properties fo:background-color="#ffff99" style:cell-protect="none" style:print-content="true" fo:border="0.002cm solid #000000"/>
      <style:text-properties style:font-name="Helvetica"/>
    </style:style>
    <style:style style:name="ce30" style:family="table-cell" style:parent-style-name="Default">
      <style:table-cell-properties fo:border="none"/>
    </style:style>
    <style:style style:name="ce31" style:family="table-cell" style:parent-style-name="Default">
      <style:table-cell-properties fo:background-color="#ccffff" style:text-align-source="fix" style:repeat-content="false" fo:border="0.002cm solid #000000"/>
      <style:paragraph-properties fo:text-align="start" fo:margin-left="0cm"/>
      <style:text-properties style:font-name="Helvetica" fo:font-size="10pt"/>
    </style:style>
    <style:style style:name="ce32" style:family="table-cell" style:parent-style-name="Default" style:data-style-name="N100">
      <style:table-cell-properties fo:background-color="#ccffff" style:text-align-source="fix" style:repeat-content="false" fo:wrap-option="wrap" fo:border="0.002cm solid #000000" style:vertical-align="top"/>
      <style:paragraph-properties fo:text-align="start" fo:margin-left="0cm"/>
      <style:text-properties style:font-name="Helvetica"/>
    </style:style>
    <style:style style:name="ce33" style:family="table-cell" style:parent-style-name="Default">
      <style:table-cell-properties style:text-align-source="fix" style:repeat-content="false" fo:border="0.002cm solid #000000"/>
      <style:paragraph-properties fo:text-align="start" fo:margin-left="0cm"/>
      <style:text-properties style:font-name="Helvetica" fo:font-size="10pt"/>
    </style:style>
    <style:style style:name="ce34" style:family="table-cell" style:parent-style-name="Default" style:data-style-name="N100">
      <style:table-cell-properties fo:background-color="#ffff99" style:cell-protect="none" style:print-content="true" style:text-align-source="fix" style:repeat-content="false" fo:wrap-option="wrap" fo:border="0.002cm solid #000000" style:vertical-align="top"/>
      <style:paragraph-properties fo:text-align="start" fo:margin-left="0cm"/>
      <style:text-properties style:font-name="Helvetica"/>
    </style:style>
    <style:style style:name="ce35" style:family="table-cell" style:parent-style-name="Default">
      <style:table-cell-properties style:text-align-source="fix" style:repeat-content="false"/>
      <style:paragraph-properties fo:text-align="start" fo:margin-left="0cm"/>
      <style:text-properties style:font-name="Helvetica" fo:font-size="10pt"/>
    </style:style>
    <style:style style:name="ce36" style:family="table-cell" style:parent-style-name="Default">
      <style:table-cell-properties fo:background-color="#ffff99" style:cell-protect="none" style:print-content="true" style:text-align-source="fix" style:repeat-content="false" fo:border="0.002cm solid #000000"/>
      <style:paragraph-properties fo:text-align="start" fo:margin-left="0cm"/>
      <style:text-properties style:font-name="Helvetica" fo:font-size="10pt"/>
    </style:style>
    <style:style style:name="ce37" style:family="table-cell" style:parent-style-name="Default" style:data-style-name="N11">
      <style:table-cell-properties fo:background-color="#ccffff" style:text-align-source="fix" style:repeat-content="false" fo:wrap-option="wrap" fo:border="0.002cm solid #000000" style:vertical-align="top"/>
      <style:paragraph-properties fo:text-align="start" fo:margin-left="0cm"/>
      <style:text-properties style:font-name="Helvetica"/>
    </style:style>
    <style:style style:name="ce38" style:family="table-cell" style:parent-style-name="Default" style:data-style-name="N110">
      <style:table-cell-properties fo:background-color="#ccffff" style:text-align-source="fix" style:repeat-content="false" fo:border="0.002cm solid #000000"/>
      <style:paragraph-properties fo:text-align="center" fo:margin-left="0cm"/>
      <style:text-properties style:font-name="Helvetica" fo:font-size="10pt"/>
    </style:style>
    <style:style style:name="ce39" style:family="table-cell" style:parent-style-name="Default">
      <style:table-cell-properties fo:border="0.002cm solid #000000"/>
      <style:text-properties style:font-name="Helvetica" fo:font-size="10pt" style:font-name-asian="Bitstream Vera Sans1" style:font-name-complex="Lucidasans"/>
    </style:style>
    <style:style style:name="ce40" style:family="table-cell" style:parent-style-name="Default">
      <style:table-cell-properties fo:border="0.002cm solid #000000"/>
      <style:text-properties style:font-name="Helvetica" style:font-name-asian="Bitstream Vera Sans1" style:font-name-complex="Lucidasans"/>
    </style:style>
    <style:style style:name="ce41" style:family="table-cell" style:parent-style-name="Default">
      <style:text-properties style:font-name="Helvetica" fo:font-size="10pt"/>
    </style:style>
    <style:style style:name="ce42" style:family="table-cell" style:parent-style-name="Default">
      <style:table-cell-properties fo:background-color="#ff9966" style:text-align-source="fix" style:repeat-content="false" fo:border="0.002cm solid #000000"/>
      <style:paragraph-properties fo:text-align="center" fo:margin-left="0cm"/>
      <style:text-properties style:font-name="Helvetica" fo:font-size="10pt"/>
    </style:style>
    <style:style style:name="ce43" style:family="table-cell" style:parent-style-name="Default">
      <style:table-cell-properties fo:background-color="#ff9966" style:text-align-source="value-type" style:repeat-content="false" fo:border="0.002cm solid #000000"/>
      <style:paragraph-properties fo:margin-left="0cm"/>
      <style:text-properties style:font-name="Helvetica" style:font-name-asian="Bitstream Vera Sans1" style:font-name-complex="Lucidasans"/>
    </style:style>
    <style:style style:name="ce44" style:family="table-cell" style:parent-style-name="Default" style:data-style-name="N100">
      <style:table-cell-properties fo:background-color="#ff9966" style:text-align-source="value-type" style:repeat-content="false" fo:wrap-option="wrap" fo:border="0.002cm solid #000000" style:vertical-align="top"/>
      <style:paragraph-properties fo:margin-left="0cm"/>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45" style:family="table-cell" style:parent-style-name="Default" style:data-style-name="N100">
      <style:table-cell-properties fo:background-color="#ff9966" style:text-align-source="value-type" style:repeat-content="false" fo:wrap-option="wrap" fo:border="0.002cm solid #000000" style:vertical-align="top"/>
      <style:paragraph-properties fo:margin-left="0cm"/>
      <style:text-properties style:font-name="Helvetica"/>
    </style:style>
    <style:style style:name="ce46" style:family="table-cell" style:parent-style-name="Default">
      <style:table-cell-properties style:text-align-source="value-type" style:repeat-content="false"/>
      <style:paragraph-properties fo:margin-left="0cm"/>
      <style:text-properties style:font-name="Helvetica" fo:font-size="10pt"/>
    </style:style>
    <style:style style:name="gr1" style:family="graphic">
      <style:graphic-properties draw:ole-draw-aspect="1"/>
    </style:style>
  </office:automatic-styles>
  <office:body>
    <office:spreadsheet>
      <table:table table:name="Flights" table:style-name="ta1" table:protected="true" table:print-ranges="Flights.A1:Flights.M39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2" table:default-cell-style-name="ce5"/>
        <table:table-column table:style-name="co3" table:number-columns-repeated="2" table:default-cell-style-name="ce5"/>
        <table:table-column table:style-name="co5" table:number-columns-repeated="3" table:default-cell-style-name="ce5"/>
        <table:table-column table:style-name="co6" table:default-cell-style-name="ce5"/>
        <table:table-column table:style-name="co7" table:default-cell-style-name="ce5"/>
        <table:table-column table:style-name="co8" table:default-cell-style-name="ce5"/>
        <table:table-column table:style-name="co3" table:number-columns-repeated="243" table:default-cell-style-name="Default"/>
        <table:table-row table:style-name="ro1">
          <table:table-cell table:style-name="ce1" office:value-type="string">
            <text:p>No. of Flight</text:p>
          </table:table-cell>
          <table:table-cell table:style-name="ce6" office:value-type="string">
            <text:p>Date</text:p>
          </table:table-cell>
          <table:table-cell table:style-name="ce11" office:value-type="string">
            <text:p>Glider Type</text:p>
          </table:table-cell>
          <table:table-cell table:style-name="ce11" office:value-type="string">
            <text:p>Glider No.</text:p>
          </table:table-cell>
          <table:table-cell table:style-name="ce11" office:value-type="string">
            <text:p>Type of Launch</text:p>
          </table:table-cell>
          <table:table-cell table:style-name="ce11" office:value-type="string">
            <text:p>Place of Launch</text:p>
          </table:table-cell>
          <table:table-cell table:style-name="ce11" office:value-type="string">
            <text:p>Place of Landing</text:p>
          </table:table-cell>
          <table:table-cell table:style-name="ce11" office:value-type="string">
            <text:p>Crew Cap.</text:p>
          </table:table-cell>
          <table:table-cell table:style-name="ce11" office:value-type="string">
            <text:p>Time (hrs)</text:p>
          </table:table-cell>
          <table:table-cell table:style-name="ce11" office:value-type="string">
            <text:p>Time (mins)</text:p>
          </table:table-cell>
          <table:table-cell table:style-name="ce11" office:value-type="string">
            <text:p>Kms. Flown</text:p>
          </table:table-cell>
          <table:table-cell table:style-name="ce11" office:value-type="string">
            <text:p>IGC File</text:p>
          </table:table-cell>
          <table:table-cell table:style-name="ce11" office:value-type="string">
            <text:p>Details of Flight</text:p>
          </table:table-cell>
          <table:table-cell table:style-name="ce21" table:number-columns-repeated="243"/>
        </table:table-row>
        <table:table-row table:style-name="ro2">
          <table:table-cell table:style-name="ce2" office:value-type="string">
            <text:p>Total</text:p>
          </table:table-cell>
          <table:table-cell table:style-name="ce7"/>
          <table:table-cell table:style-name="ce12" table:number-columns-repeated="6"/>
          <table:table-cell table:style-name="ce2" table:formula="of:=SUM([.I3:.I1008])+FLOOR(SUM([.J3:.J1008])/60;1)" office:value-type="float" office:value="5">
            <text:p>5</text:p>
          </table:table-cell>
          <table:table-cell table:style-name="ce2" table:formula="of:=MOD(SUM([.J3:.J1008]);60)" office:value-type="float" office:value="30">
            <text:p>30</text:p>
          </table:table-cell>
          <table:table-cell table:style-name="ce15" table:formula="of:=SUM([.K3:.K1008])" office:value-type="float" office:value="750">
            <text:p>750</text:p>
          </table:table-cell>
          <table:table-cell table:style-name="ce15"/>
          <table:table-cell table:style-name="ce12"/>
          <table:table-cell table:style-name="ce22" table:number-columns-repeated="243"/>
        </table:table-row>
        <table:table-row table:style-name="ro3">
          <table:table-cell table:style-name="ce3" office:value-type="float" office:value="1">
            <text:p>1</text:p>
          </table:table-cell>
          <table:table-cell table:style-name="ce8" office:value-type="date" office:date-value="2006-01-01">
            <text:p>1 Jan 06</text:p>
          </table:table-cell>
          <table:table-cell table:style-name="ce13" office:value-type="string">
            <text:p>ASG29</text:p>
          </table:table-cell>
          <table:table-cell table:style-name="ce13" office:value-type="string">
            <text:p>123</text:p>
          </table:table-cell>
          <table:table-cell table:style-name="ce13" office:value-type="string">
            <text:p>W</text:p>
          </table:table-cell>
          <table:table-cell table:style-name="ce13" office:value-type="string">
            <text:p>Lasham</text:p>
          </table:table-cell>
          <table:table-cell table:style-name="ce13" office:value-type="string">
            <text:p>Lasham</text:p>
          </table:table-cell>
          <table:table-cell table:style-name="ce13" office:value-type="string">
            <text:p>P1</text:p>
          </table:table-cell>
          <table:table-cell table:style-name="ce3" office:value-type="float" office:value="5">
            <text:p>5</text:p>
          </table:table-cell>
          <table:table-cell table:style-name="ce3" office:value-type="float" office:value="30">
            <text:p>30</text:p>
          </table:table-cell>
          <table:table-cell table:style-name="ce3" office:value-type="float" office:value="750">
            <text:p>750</text:p>
          </table:table-cell>
          <table:table-cell table:style-name="ce3" office:value-type="string">
            <text:p>611XXXX1.IGC</text:p>
          </table:table-cell>
          <table:table-cell table:style-name="ce13" office:value-type="string">
            <text:p>First XC of the year.</text:p>
          </table:table-cell>
          <table:table-cell table:style-name="ce22" table:number-columns-repeated="243"/>
        </table:table-row>
        <table:table-row table:style-name="ro2">
          <table:table-cell table:style-name="ce3" office:value-type="float" office:value="2">
            <text:p>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
            <text:p>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
            <text:p>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
            <text:p>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
            <text:p>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
            <text:p>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
            <text:p>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9">
            <text:p>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
            <text:p>1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1">
            <text:p>1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
            <text:p>1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
            <text:p>1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4">
            <text:p>1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
            <text:p>1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
            <text:p>1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7">
            <text:p>1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
            <text:p>1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
            <text:p>1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0">
            <text:p>2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
            <text:p>2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
            <text:p>2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
            <text:p>23</text:p>
          </table:table-cell>
          <table:table-cell table:style-name="ce8"/>
          <table:table-cell table:style-name="ce13" table:number-columns-repeated="6"/>
          <table:table-cell table:style-name="ce3" table:number-columns-repeated="4"/>
          <table:table-cell table:style-name="ce17"/>
          <table:table-cell table:style-name="ce22" table:number-columns-repeated="243"/>
        </table:table-row>
        <table:table-row table:style-name="ro2">
          <table:table-cell table:style-name="ce3" office:value-type="float" office:value="24">
            <text:p>24</text:p>
          </table:table-cell>
          <table:table-cell table:style-name="ce8"/>
          <table:table-cell table:style-name="ce13" table:number-columns-repeated="6"/>
          <table:table-cell table:style-name="ce3" table:number-columns-repeated="3"/>
          <table:table-cell table:style-name="ce16"/>
          <table:table-cell table:style-name="ce13"/>
          <table:table-cell table:style-name="ce22" table:number-columns-repeated="243"/>
        </table:table-row>
        <table:table-row table:style-name="ro2">
          <table:table-cell table:style-name="ce3" office:value-type="float" office:value="25">
            <text:p>2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
            <text:p>2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
            <text:p>2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8">
            <text:p>2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
            <text:p>2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
            <text:p>3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1">
            <text:p>3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2">
            <text:p>3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
            <text:p>3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4">
            <text:p>3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
            <text:p>3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6">
            <text:p>3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
            <text:p>3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
            <text:p>3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9">
            <text:p>3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0">
            <text:p>4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1">
            <text:p>4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2">
            <text:p>4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
            <text:p>4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
            <text:p>4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5">
            <text:p>4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
            <text:p>4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7">
            <text:p>4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8">
            <text:p>4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
            <text:p>4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0">
            <text:p>5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1">
            <text:p>5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2">
            <text:p>5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3">
            <text:p>5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4">
            <text:p>5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5">
            <text:p>5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6">
            <text:p>5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7">
            <text:p>5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8">
            <text:p>5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9">
            <text:p>5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0">
            <text:p>6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1">
            <text:p>6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2">
            <text:p>6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3">
            <text:p>6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4">
            <text:p>6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5">
            <text:p>6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6">
            <text:p>6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7">
            <text:p>6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8">
            <text:p>6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69">
            <text:p>6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0">
            <text:p>7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1">
            <text:p>7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2">
            <text:p>7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3">
            <text:p>7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4">
            <text:p>7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5">
            <text:p>7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6">
            <text:p>7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7">
            <text:p>7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8">
            <text:p>7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79">
            <text:p>7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0">
            <text:p>8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1">
            <text:p>8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2">
            <text:p>8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3">
            <text:p>8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4">
            <text:p>8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5">
            <text:p>8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6">
            <text:p>8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7">
            <text:p>8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8">
            <text:p>8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89">
            <text:p>8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90">
            <text:p>9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91">
            <text:p>9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92">
            <text:p>9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93">
            <text:p>9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94">
            <text:p>9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95">
            <text:p>9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96">
            <text:p>96</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97">
            <text:p>9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98">
            <text:p>9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99">
            <text:p>9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0">
            <text:p>10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1">
            <text:p>10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2">
            <text:p>10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3">
            <text:p>10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4">
            <text:p>10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5">
            <text:p>10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6">
            <text:p>10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7">
            <text:p>10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8">
            <text:p>10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09">
            <text:p>10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10">
            <text:p>11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11">
            <text:p>111</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112">
            <text:p>112</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113">
            <text:p>11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14">
            <text:p>11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15">
            <text:p>11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16">
            <text:p>11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17">
            <text:p>11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18">
            <text:p>11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19">
            <text:p>11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0">
            <text:p>12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1">
            <text:p>12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2">
            <text:p>12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3">
            <text:p>12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4">
            <text:p>12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5">
            <text:p>12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6">
            <text:p>12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7">
            <text:p>12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8">
            <text:p>12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29">
            <text:p>12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0">
            <text:p>13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1">
            <text:p>13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2">
            <text:p>13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3">
            <text:p>13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4">
            <text:p>13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5">
            <text:p>13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6">
            <text:p>13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7">
            <text:p>13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8">
            <text:p>13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39">
            <text:p>13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40">
            <text:p>14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41">
            <text:p>14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42">
            <text:p>14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43">
            <text:p>14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44">
            <text:p>14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45">
            <text:p>14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46">
            <text:p>14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47">
            <text:p>147</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148">
            <text:p>14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49">
            <text:p>14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0">
            <text:p>15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1">
            <text:p>15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2">
            <text:p>15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3">
            <text:p>15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4">
            <text:p>15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5">
            <text:p>15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6">
            <text:p>15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7">
            <text:p>15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8">
            <text:p>15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59">
            <text:p>15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0">
            <text:p>16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1">
            <text:p>16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2">
            <text:p>16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3">
            <text:p>16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4">
            <text:p>16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5">
            <text:p>16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6">
            <text:p>16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7">
            <text:p>16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8">
            <text:p>16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69">
            <text:p>16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70">
            <text:p>17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71">
            <text:p>17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72">
            <text:p>17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73">
            <text:p>17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74">
            <text:p>17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75">
            <text:p>17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76">
            <text:p>17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77">
            <text:p>17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78">
            <text:p>178</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179">
            <text:p>17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0">
            <text:p>18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1">
            <text:p>18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2">
            <text:p>18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3">
            <text:p>18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4">
            <text:p>18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5">
            <text:p>18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6">
            <text:p>18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7">
            <text:p>18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8">
            <text:p>18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89">
            <text:p>18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0">
            <text:p>19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1">
            <text:p>19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2">
            <text:p>19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3">
            <text:p>19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4">
            <text:p>19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5">
            <text:p>19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6">
            <text:p>19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7">
            <text:p>19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8">
            <text:p>19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199">
            <text:p>199</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200">
            <text:p>20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01">
            <text:p>20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02">
            <text:p>20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03">
            <text:p>20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04">
            <text:p>20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05">
            <text:p>20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06">
            <text:p>20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07">
            <text:p>20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08">
            <text:p>20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09">
            <text:p>20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0">
            <text:p>21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1">
            <text:p>21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2">
            <text:p>21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3">
            <text:p>21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4">
            <text:p>21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5">
            <text:p>21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6">
            <text:p>21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7">
            <text:p>21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8">
            <text:p>21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19">
            <text:p>21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0">
            <text:p>22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1">
            <text:p>22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2">
            <text:p>22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3">
            <text:p>22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4">
            <text:p>22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5">
            <text:p>22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6">
            <text:p>22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7">
            <text:p>22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8">
            <text:p>22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29">
            <text:p>22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0">
            <text:p>23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1">
            <text:p>23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2">
            <text:p>23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3">
            <text:p>23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4">
            <text:p>23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5">
            <text:p>23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6">
            <text:p>23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7">
            <text:p>23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8">
            <text:p>23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39">
            <text:p>23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40">
            <text:p>24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41">
            <text:p>24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42">
            <text:p>24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43">
            <text:p>24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44">
            <text:p>24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45">
            <text:p>24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46">
            <text:p>246</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247">
            <text:p>24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48">
            <text:p>24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49">
            <text:p>24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50">
            <text:p>25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51">
            <text:p>25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52">
            <text:p>25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53">
            <text:p>25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54">
            <text:p>25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55">
            <text:p>25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56">
            <text:p>25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57">
            <text:p>257</text:p>
          </table:table-cell>
          <table:table-cell table:style-name="ce8"/>
          <table:table-cell table:style-name="ce13" table:number-columns-repeated="6"/>
          <table:table-cell table:style-name="ce3" table:number-columns-repeated="4"/>
          <table:table-cell table:style-name="ce13"/>
          <table:table-cell table:style-name="ce23" table:number-columns-repeated="243"/>
        </table:table-row>
        <table:table-row table:style-name="ro2">
          <table:table-cell table:style-name="ce3" office:value-type="float" office:value="258">
            <text:p>25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59">
            <text:p>25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0">
            <text:p>26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1">
            <text:p>26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2">
            <text:p>26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3">
            <text:p>26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4">
            <text:p>26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5">
            <text:p>26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6">
            <text:p>26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7">
            <text:p>26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8">
            <text:p>26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69">
            <text:p>26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0">
            <text:p>27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1">
            <text:p>27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2">
            <text:p>27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3">
            <text:p>27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4">
            <text:p>27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5">
            <text:p>27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6">
            <text:p>27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7">
            <text:p>27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8">
            <text:p>27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79">
            <text:p>27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80">
            <text:p>28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81">
            <text:p>28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82">
            <text:p>282</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283">
            <text:p>283</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284">
            <text:p>28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85">
            <text:p>28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86">
            <text:p>28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87">
            <text:p>28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88">
            <text:p>28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89">
            <text:p>28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0">
            <text:p>29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1">
            <text:p>29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2">
            <text:p>29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3">
            <text:p>29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4">
            <text:p>29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5">
            <text:p>29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6">
            <text:p>29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7">
            <text:p>29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8">
            <text:p>29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299">
            <text:p>29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0">
            <text:p>30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1">
            <text:p>30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2">
            <text:p>30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3">
            <text:p>30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4">
            <text:p>304</text:p>
          </table:table-cell>
          <table:table-cell table:style-name="ce9"/>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5">
            <text:p>30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6">
            <text:p>30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7">
            <text:p>30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8">
            <text:p>30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09">
            <text:p>30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10">
            <text:p>31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11">
            <text:p>31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12">
            <text:p>312</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313">
            <text:p>313</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314">
            <text:p>314</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315">
            <text:p>31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16">
            <text:p>31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17">
            <text:p>31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18">
            <text:p>31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19">
            <text:p>31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20">
            <text:p>32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21">
            <text:p>32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22">
            <text:p>32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23">
            <text:p>323</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324">
            <text:p>32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25">
            <text:p>32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26">
            <text:p>32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27">
            <text:p>32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28">
            <text:p>32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29">
            <text:p>32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0">
            <text:p>33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1">
            <text:p>33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2">
            <text:p>33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3">
            <text:p>33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4">
            <text:p>33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5">
            <text:p>33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6">
            <text:p>33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7">
            <text:p>33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8">
            <text:p>33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39">
            <text:p>33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40">
            <text:p>34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41">
            <text:p>34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42">
            <text:p>34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43">
            <text:p>34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44">
            <text:p>344</text:p>
          </table:table-cell>
          <table:table-cell table:style-name="ce8"/>
          <table:table-cell table:style-name="ce13" table:number-columns-repeated="6"/>
          <table:table-cell table:style-name="ce3" table:number-columns-repeated="4"/>
          <table:table-cell table:style-name="ce19"/>
          <table:table-cell table:style-name="ce22" table:number-columns-repeated="243"/>
        </table:table-row>
        <table:table-row table:style-name="ro2">
          <table:table-cell table:style-name="ce3" office:value-type="float" office:value="345">
            <text:p>345</text:p>
          </table:table-cell>
          <table:table-cell table:style-name="ce8"/>
          <table:table-cell table:style-name="ce13" table:number-columns-repeated="6"/>
          <table:table-cell table:style-name="ce3" table:number-columns-repeated="4"/>
          <table:table-cell table:style-name="ce19"/>
          <table:table-cell table:style-name="ce22" table:number-columns-repeated="243"/>
        </table:table-row>
        <table:table-row table:style-name="ro2">
          <table:table-cell table:style-name="ce3" office:value-type="float" office:value="346">
            <text:p>34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47">
            <text:p>34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48">
            <text:p>34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49">
            <text:p>34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0">
            <text:p>35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1">
            <text:p>35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2">
            <text:p>35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3">
            <text:p>35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4">
            <text:p>35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5">
            <text:p>35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6">
            <text:p>35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7">
            <text:p>35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8">
            <text:p>35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59">
            <text:p>35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60">
            <text:p>36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61">
            <text:p>361</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362">
            <text:p>362</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363">
            <text:p>363</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364">
            <text:p>36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65">
            <text:p>36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66">
            <text:p>36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67">
            <text:p>36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68">
            <text:p>36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69">
            <text:p>36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0">
            <text:p>37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1">
            <text:p>37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2">
            <text:p>37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3">
            <text:p>37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4">
            <text:p>37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5">
            <text:p>37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6">
            <text:p>37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7">
            <text:p>37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8">
            <text:p>37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79">
            <text:p>37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0">
            <text:p>38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1">
            <text:p>38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2">
            <text:p>38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3">
            <text:p>38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4">
            <text:p>38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5">
            <text:p>38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6">
            <text:p>38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7">
            <text:p>38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8">
            <text:p>38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89">
            <text:p>38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90">
            <text:p>39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91">
            <text:p>39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92">
            <text:p>39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93">
            <text:p>39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94">
            <text:p>39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95">
            <text:p>39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96">
            <text:p>39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397">
            <text:p>397</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398">
            <text:p>398</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399">
            <text:p>399</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400">
            <text:p>40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01">
            <text:p>40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02">
            <text:p>40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03">
            <text:p>40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04">
            <text:p>40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05">
            <text:p>40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06">
            <text:p>40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07">
            <text:p>407</text:p>
          </table:table-cell>
          <table:table-cell table:style-name="ce8"/>
          <table:table-cell table:style-name="ce13" table:number-columns-repeated="6"/>
          <table:table-cell table:style-name="ce3" table:number-columns-repeated="3"/>
          <table:table-cell table:style-name="ce16"/>
          <table:table-cell table:style-name="ce13"/>
          <table:table-cell table:style-name="ce22" table:number-columns-repeated="243"/>
        </table:table-row>
        <table:table-row table:style-name="ro2">
          <table:table-cell table:style-name="ce3" office:value-type="float" office:value="408">
            <text:p>40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09">
            <text:p>40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10">
            <text:p>410</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411">
            <text:p>41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12">
            <text:p>41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13">
            <text:p>41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14">
            <text:p>41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15">
            <text:p>41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16">
            <text:p>41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17">
            <text:p>41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18">
            <text:p>41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19">
            <text:p>41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20">
            <text:p>42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21">
            <text:p>42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22">
            <text:p>42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23">
            <text:p>42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24">
            <text:p>424</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425">
            <text:p>42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26">
            <text:p>426</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427">
            <text:p>42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28">
            <text:p>42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29">
            <text:p>42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0">
            <text:p>43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1">
            <text:p>43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2">
            <text:p>43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3">
            <text:p>43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4">
            <text:p>43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5">
            <text:p>43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6">
            <text:p>43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7">
            <text:p>43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8">
            <text:p>43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39">
            <text:p>43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0">
            <text:p>44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1">
            <text:p>44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2">
            <text:p>44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3">
            <text:p>44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4">
            <text:p>44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5">
            <text:p>44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6">
            <text:p>44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7">
            <text:p>44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8">
            <text:p>44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49">
            <text:p>44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50">
            <text:p>45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51">
            <text:p>45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52">
            <text:p>45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53">
            <text:p>45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54">
            <text:p>454</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455">
            <text:p>45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56">
            <text:p>45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57">
            <text:p>45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58">
            <text:p>45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59">
            <text:p>45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0">
            <text:p>46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1">
            <text:p>46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2">
            <text:p>46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3">
            <text:p>46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4">
            <text:p>46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5">
            <text:p>46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6">
            <text:p>46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7">
            <text:p>46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8">
            <text:p>46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69">
            <text:p>46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70">
            <text:p>47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71">
            <text:p>47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72">
            <text:p>472</text:p>
          </table:table-cell>
          <table:table-cell table:style-name="ce8"/>
          <table:table-cell table:style-name="ce13" table:number-columns-repeated="6"/>
          <table:table-cell table:style-name="ce3" table:number-columns-repeated="4"/>
          <table:table-cell table:style-name="ce20"/>
          <table:table-cell table:style-name="ce22" table:number-columns-repeated="243"/>
        </table:table-row>
        <table:table-row table:style-name="ro2">
          <table:table-cell table:style-name="ce3" office:value-type="float" office:value="473">
            <text:p>47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74">
            <text:p>47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75">
            <text:p>47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76">
            <text:p>47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77">
            <text:p>47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78">
            <text:p>47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79">
            <text:p>47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80">
            <text:p>48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81">
            <text:p>48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82">
            <text:p>48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83">
            <text:p>483</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484">
            <text:p>484</text:p>
          </table:table-cell>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table-cell table:style-name="ce3" office:value-type="float" office:value="485">
            <text:p>48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86">
            <text:p>48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87">
            <text:p>48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88">
            <text:p>48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89">
            <text:p>48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0">
            <text:p>49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1">
            <text:p>491</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2">
            <text:p>492</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3">
            <text:p>493</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4">
            <text:p>494</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5">
            <text:p>495</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6">
            <text:p>496</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7">
            <text:p>497</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8">
            <text:p>498</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499">
            <text:p>499</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office:value-type="float" office:value="500">
            <text:p>500</text:p>
          </table:table-cell>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number-rows-repeated="14">
          <table:table-cell table:style-name="ce3"/>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table:table-cell table:style-name="ce8"/>
          <table:table-cell table:style-name="ce13" table:number-columns-repeated="6"/>
          <table:table-cell table:style-name="ce3" table:number-columns-repeated="4"/>
          <table:table-cell table:style-name="ce18"/>
          <table:table-cell table:style-name="ce22" table:number-columns-repeated="243"/>
        </table:table-row>
        <table:table-row table:style-name="ro2" table:number-rows-repeated="84">
          <table:table-cell table:style-name="ce3"/>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table-cell table:style-name="ce3"/>
          <table:table-cell table:style-name="ce8"/>
          <table:table-cell table:style-name="ce13" table:number-columns-repeated="6"/>
          <table:table-cell table:style-name="ce3" table:number-columns-repeated="4"/>
          <table:table-cell table:style-name="ce19"/>
          <table:table-cell table:style-name="ce22" table:number-columns-repeated="243"/>
        </table:table-row>
        <table:table-row table:style-name="ro2" table:number-rows-repeated="8">
          <table:table-cell table:style-name="ce3"/>
          <table:table-cell table:style-name="ce8"/>
          <table:table-cell table:style-name="ce13" table:number-columns-repeated="6"/>
          <table:table-cell table:style-name="ce3" table:number-columns-repeated="4"/>
          <table:table-cell table:style-name="ce13"/>
          <table:table-cell table:style-name="ce22" table:number-columns-repeated="243"/>
        </table:table-row>
        <table:table-row table:style-name="ro2" table:number-rows-repeated="392">
          <table:table-cell table:style-name="ce3"/>
          <table:table-cell table:style-name="ce10"/>
          <table:table-cell table:style-name="ce14" table:number-columns-repeated="6"/>
          <table:table-cell table:style-name="ce4" table:number-columns-repeated="4"/>
          <table:table-cell table:style-name="ce14"/>
          <table:table-cell table:style-name="ce22" table:number-columns-repeated="243"/>
        </table:table-row>
        <table:table-row table:style-name="ro2" table:number-rows-repeated="30998">
          <table:table-cell table:style-name="ce4"/>
          <table:table-cell table:style-name="ce10"/>
          <table:table-cell table:style-name="ce14" table:number-columns-repeated="6"/>
          <table:table-cell table:style-name="ce4" table:number-columns-repeated="4"/>
          <table:table-cell table:style-name="ce14"/>
          <table:table-cell table:style-name="ce22" table:number-columns-repeated="243"/>
        </table:table-row>
        <table:table-row table:style-name="ro2" table:number-rows-repeated="33535">
          <table:table-cell table:number-columns-repeated="256"/>
        </table:table-row>
        <table:table-row table:style-name="ro2">
          <table:table-cell table:number-columns-repeated="256"/>
        </table:table-row>
      </table:table>
      <table:table table:name="Statistics1" table:style-name="ta1" table:protected="true" table:print-ranges="Statistics1.A1:Statistics1.L51">
        <office:forms form:automatic-focus="false" form:apply-design-mode="false"/>
        <table:table-column table:style-name="co9" table:default-cell-style-name="ce22"/>
        <table:table-column table:style-name="co3" table:default-cell-style-name="ce22"/>
        <table:table-column table:style-name="co10" table:number-columns-repeated="2" table:default-cell-style-name="ce22"/>
        <table:table-column table:style-name="co3" table:number-columns-repeated="3" table:default-cell-style-name="ce22"/>
        <table:table-column table:style-name="co9" table:number-columns-repeated="4" table:default-cell-style-name="ce22"/>
        <table:table-column table:style-name="co6" table:default-cell-style-name="ce22"/>
        <table:table-column table:style-name="co2" table:default-cell-style-name="ce30"/>
        <table:table-column table:style-name="co3" table:number-columns-repeated="243" table:default-cell-style-name="ce22"/>
        <table:table-row table:style-name="ro4">
          <table:table-cell table:style-name="ce24" office:value-type="string" table:number-columns-spanned="12" table:number-rows-spanned="1">
            <text:p>Use of statistic tables:</text:p>
          </table:table-cell>
          <table:covered-table-cell table:number-columns-repeated="11" table:style-name="ce25"/>
          <table:table-cell/>
          <table:table-cell table:style-name="ce25" table:number-columns-repeated="243"/>
        </table:table-row>
        <table:table-row table:style-name="ro5">
          <table:table-cell table:style-name="ce25" office:value-type="string" table:number-columns-spanned="12" table:number-rows-spanned="1">
            <text:p>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text:p>
          </table:table-cell>
          <table:covered-table-cell table:number-columns-repeated="11" table:style-name="ce25"/>
          <table:table-cell/>
          <table:table-cell table:style-name="ce25" table:number-columns-repeated="243"/>
        </table:table-row>
        <table:table-row table:style-name="ro2">
          <table:table-cell table:number-columns-repeated="256"/>
        </table:table-row>
        <table:table-row table:style-name="ro6">
          <table:table-cell table:style-name="ce1" office:value-type="string">
            <text:p>No. of Flight</text:p>
          </table:table-cell>
          <table:table-cell table:style-name="ce27" office:value-type="string">
            <text:p>Date</text:p>
          </table:table-cell>
          <table:table-cell table:style-name="ce11" office:value-type="string">
            <text:p>Glider Type</text:p>
          </table:table-cell>
          <table:table-cell table:style-name="ce11" office:value-type="string">
            <text:p>Glider No.</text:p>
          </table:table-cell>
          <table:table-cell table:style-name="ce11" office:value-type="string">
            <text:p>Type of Launch</text:p>
          </table:table-cell>
          <table:table-cell table:style-name="ce11" office:value-type="string">
            <text:p>Place of Launch</text:p>
          </table:table-cell>
          <table:table-cell table:style-name="ce11" office:value-type="string">
            <text:p>Place of Landing</text:p>
          </table:table-cell>
          <table:table-cell table:style-name="ce11" office:value-type="string">
            <text:p>Crew Cap.</text:p>
          </table:table-cell>
          <table:table-cell table:style-name="ce11" office:value-type="string">
            <text:p>No. of Flights</text:p>
          </table:table-cell>
          <table:table-cell table:style-name="ce11" office:value-type="string">
            <text:p>Time (hrs)</text:p>
          </table:table-cell>
          <table:table-cell table:style-name="ce11" office:value-type="string">
            <text:p>Time (mins)</text:p>
          </table:table-cell>
          <table:table-cell table:style-name="ce11" office:value-type="string">
            <text:p>Kms. Flown</text:p>
          </table:table-cell>
          <table:table-cell table:number-columns-repeated="244"/>
        </table:table-row>
        <table:table-row table:style-name="ro2">
          <table:table-cell table:style-name="ce26"/>
          <table:table-cell table:style-name="ce28"/>
          <table:table-cell table:style-name="ce29" table:number-columns-repeated="2"/>
          <table:table-cell table:style-name="ce29" office:value-type="string">
            <text:p>W</text:p>
          </table:table-cell>
          <table:table-cell table:style-name="ce29" table:number-columns-repeated="3"/>
          <table:table-cell table:style-name="ce2" table:formula="of:=DCOUNTA([Flights.$A$1:.$M$1008];0;[.A4:.H8])" office:value-type="float" office:value="1">
            <text:p>1</text:p>
          </table:table-cell>
          <table:table-cell table:style-name="ce2" table:formula="of:=DSUM([Flights.$A$1:.$M$1008];&quot;Time (hrs)&quot;;[.A4:.H8])+FLOOR(DSUM([Flights.$A$1:.$M$1008];&quot;Time (mins)&quot;;[.A4:.H8])/60;1)" office:value-type="float" office:value="5">
            <text:p>5</text:p>
          </table:table-cell>
          <table:table-cell table:style-name="ce15" table:formula="of:=MOD(DSUM([Flights.$A$1:.$M$1008];&quot;Time (mins)&quot;;[.A4:.H8]);60)" office:value-type="float" office:value="30">
            <text:p>30</text:p>
          </table:table-cell>
          <table:table-cell table:style-name="ce2" table:formula="of:=DSUM([Flights.$A$1:.$M$1008];&quot;Kms. Flown&quot;;[.A4:.H8])" office:value-type="float" office:value="750">
            <text:p>750</text:p>
          </table:table-cell>
          <table:table-cell table:number-columns-repeated="244"/>
        </table:table-row>
        <table:table-row table:style-name="ro2">
          <table:table-cell table:style-name="ce26"/>
          <table:table-cell table:style-name="ce28"/>
          <table:table-cell table:style-name="ce29" table:number-columns-repeated="2"/>
          <table:table-cell table:style-name="ce29" office:value-type="string">
            <text:p>A.*</text:p>
          </table:table-cell>
          <table:table-cell table:style-name="ce29" table:number-columns-repeated="3"/>
          <table:table-cell table:number-columns-repeated="248"/>
        </table:table-row>
        <table:table-row table:style-name="ro2" table:number-rows-repeated="2">
          <table:table-cell table:style-name="ce26"/>
          <table:table-cell table:style-name="ce28"/>
          <table:table-cell table:style-name="ce29" table:number-columns-repeated="6"/>
          <table:table-cell table:number-columns-repeated="248"/>
        </table:table-row>
        <table:table-row table:style-name="ro2">
          <table:table-cell table:style-name="ce23" table:number-columns-repeated="8"/>
          <table:table-cell table:number-columns-repeated="248"/>
        </table:table-row>
        <table:table-row table:style-name="ro6">
          <table:table-cell table:style-name="ce1" office:value-type="string">
            <text:p>No. of Flight</text:p>
          </table:table-cell>
          <table:table-cell table:style-name="ce27" office:value-type="string">
            <text:p>Date</text:p>
          </table:table-cell>
          <table:table-cell table:style-name="ce11" office:value-type="string">
            <text:p>Glider Type</text:p>
          </table:table-cell>
          <table:table-cell table:style-name="ce11" office:value-type="string">
            <text:p>Glider No.</text:p>
          </table:table-cell>
          <table:table-cell table:style-name="ce11" office:value-type="string">
            <text:p>Type of Launch</text:p>
          </table:table-cell>
          <table:table-cell table:style-name="ce11" office:value-type="string">
            <text:p>Place of Launch</text:p>
          </table:table-cell>
          <table:table-cell table:style-name="ce11" office:value-type="string">
            <text:p>Place of Landing</text:p>
          </table:table-cell>
          <table:table-cell table:style-name="ce11" office:value-type="string">
            <text:p>Crew Cap.</text:p>
          </table:table-cell>
          <table:table-cell table:style-name="ce11" office:value-type="string">
            <text:p>No. of Flights</text:p>
          </table:table-cell>
          <table:table-cell table:style-name="ce11" office:value-type="string">
            <text:p>Time (hrs)</text:p>
          </table:table-cell>
          <table:table-cell table:style-name="ce11" office:value-type="string">
            <text:p>Time (mins)</text:p>
          </table:table-cell>
          <table:table-cell table:style-name="ce11" office:value-type="string">
            <text:p>Kms. Flown</text:p>
          </table:table-cell>
          <table:table-cell table:number-columns-repeated="244"/>
        </table:table-row>
        <table:table-row table:style-name="ro2">
          <table:table-cell table:style-name="ce26"/>
          <table:table-cell table:style-name="ce28"/>
          <table:table-cell table:style-name="ce29" table:number-columns-repeated="2"/>
          <table:table-cell table:style-name="ce29" office:value-type="string">
            <text:p>W</text:p>
          </table:table-cell>
          <table:table-cell table:style-name="ce29" table:number-columns-repeated="2"/>
          <table:table-cell table:style-name="ce29" office:value-type="string">
            <text:p>P1</text:p>
          </table:table-cell>
          <table:table-cell table:style-name="ce2" table:formula="of:=DCOUNTA([Flights.$A$1:.$M$1008];0;[.A10:.H14])" office:value-type="float" office:value="1">
            <text:p>1</text:p>
          </table:table-cell>
          <table:table-cell table:style-name="ce2" table:formula="of:=DSUM([Flights.$A$1:.$M$1008];&quot;Time (hrs)&quot;;[.A10:.H14])+FLOOR(DSUM([Flights.$A$1:.$M$1008];&quot;Time (mins)&quot;;[.A10:.H14])/60;1)" office:value-type="float" office:value="5">
            <text:p>5</text:p>
          </table:table-cell>
          <table:table-cell table:style-name="ce15" table:formula="of:=MOD(DSUM([Flights.$A$1:.$M$1008];&quot;Time (mins)&quot;;[.A10:.H14]);60)" office:value-type="float" office:value="30">
            <text:p>30</text:p>
          </table:table-cell>
          <table:table-cell table:style-name="ce2" table:formula="of:=DSUM([Flights.$A$1:.$M$1008];&quot;Kms. Flown&quot;;[.A10:.H14])" office:value-type="float" office:value="750">
            <text:p>750</text:p>
          </table:table-cell>
          <table:table-cell table:number-columns-repeated="244"/>
        </table:table-row>
        <table:table-row table:style-name="ro2">
          <table:table-cell table:style-name="ce26"/>
          <table:table-cell table:style-name="ce28"/>
          <table:table-cell table:style-name="ce29" table:number-columns-repeated="2"/>
          <table:table-cell table:style-name="ce29" office:value-type="string">
            <text:p>A.*</text:p>
          </table:table-cell>
          <table:table-cell table:style-name="ce29" table:number-columns-repeated="2"/>
          <table:table-cell table:style-name="ce29" office:value-type="string">
            <text:p>P1</text:p>
          </table:table-cell>
          <table:table-cell table:number-columns-repeated="248"/>
        </table:table-row>
        <table:table-row table:style-name="ro2" table:number-rows-repeated="2">
          <table:table-cell table:style-name="ce26"/>
          <table:table-cell table:style-name="ce28"/>
          <table:table-cell table:style-name="ce29" table:number-columns-repeated="6"/>
          <table:table-cell table:number-columns-repeated="248"/>
        </table:table-row>
        <table:table-row table:style-name="ro2">
          <table:table-cell table:style-name="Default" table:number-columns-repeated="12"/>
          <table:table-cell table:number-columns-repeated="244"/>
        </table:table-row>
        <table:table-row table:style-name="ro6">
          <table:table-cell table:style-name="ce1" office:value-type="string">
            <text:p>No. of Flight</text:p>
          </table:table-cell>
          <table:table-cell table:style-name="ce27" office:value-type="string">
            <text:p>Date</text:p>
          </table:table-cell>
          <table:table-cell table:style-name="ce11" office:value-type="string">
            <text:p>Glider Type</text:p>
          </table:table-cell>
          <table:table-cell table:style-name="ce11" office:value-type="string">
            <text:p>Glider No.</text:p>
          </table:table-cell>
          <table:table-cell table:style-name="ce11" office:value-type="string">
            <text:p>Type of Launch</text:p>
          </table:table-cell>
          <table:table-cell table:style-name="ce11" office:value-type="string">
            <text:p>Place of Launch</text:p>
          </table:table-cell>
          <table:table-cell table:style-name="ce11" office:value-type="string">
            <text:p>Place of Landing</text:p>
          </table:table-cell>
          <table:table-cell table:style-name="ce11" office:value-type="string">
            <text:p>Crew Cap.</text:p>
          </table:table-cell>
          <table:table-cell table:style-name="ce11" office:value-type="string">
            <text:p>No. of Flights</text:p>
          </table:table-cell>
          <table:table-cell table:style-name="ce11" office:value-type="string">
            <text:p>Time (hrs)</text:p>
          </table:table-cell>
          <table:table-cell table:style-name="ce11" office:value-type="string">
            <text:p>Time (mins)</text:p>
          </table:table-cell>
          <table:table-cell table:style-name="ce11" office:value-type="string">
            <text:p>Kms. Flown</text:p>
          </table:table-cell>
          <table:table-cell table:number-columns-repeated="244"/>
        </table:table-row>
        <table:table-row table:style-name="ro2">
          <table:table-cell table:style-name="ce26"/>
          <table:table-cell table:style-name="ce28"/>
          <table:table-cell table:style-name="ce29" table:number-columns-repeated="2"/>
          <table:table-cell table:style-name="ce29" office:value-type="string">
            <text:p>W</text:p>
          </table:table-cell>
          <table:table-cell table:style-name="ce29" table:number-columns-repeated="2"/>
          <table:table-cell table:style-name="ce29" office:value-type="string">
            <text:p>P2</text:p>
          </table:table-cell>
          <table:table-cell table:style-name="ce2" table:formula="of:=DCOUNTA([Flights.$A$1:.$M$1008];0;[.A16:.H20])" office:value-type="float" office:value="0">
            <text:p>0</text:p>
          </table:table-cell>
          <table:table-cell table:style-name="ce2" table:formula="of:=DSUM([Flights.$A$1:.$M$1008];&quot;Time (hrs)&quot;;[.A16:.H20])+FLOOR(DSUM([Flights.$A$1:.$M$1008];&quot;Time (mins)&quot;;[.A16:.H20])/60;1)" office:value-type="float" office:value="0">
            <text:p>0</text:p>
          </table:table-cell>
          <table:table-cell table:style-name="ce15" table:formula="of:=MOD(DSUM([Flights.$A$1:.$M$1008];&quot;Time (mins)&quot;;[.A16:.H20]);60)" office:value-type="float" office:value="0">
            <text:p>0</text:p>
          </table:table-cell>
          <table:table-cell table:style-name="ce2" table:formula="of:=DSUM([Flights.$A$1:.$M$1008];&quot;Kms. Flown&quot;;[.A16:.H20])" office:value-type="float" office:value="0">
            <text:p>0</text:p>
          </table:table-cell>
          <table:table-cell table:number-columns-repeated="244"/>
        </table:table-row>
        <table:table-row table:style-name="ro2">
          <table:table-cell table:style-name="ce26"/>
          <table:table-cell table:style-name="ce28"/>
          <table:table-cell table:style-name="ce29" table:number-columns-repeated="2"/>
          <table:table-cell table:style-name="ce29" office:value-type="string">
            <text:p>A.*</text:p>
          </table:table-cell>
          <table:table-cell table:style-name="ce29" table:number-columns-repeated="2"/>
          <table:table-cell table:style-name="ce29" office:value-type="string">
            <text:p>P2</text:p>
          </table:table-cell>
          <table:table-cell table:number-columns-repeated="248"/>
        </table:table-row>
        <table:table-row table:style-name="ro2" table:number-rows-repeated="2">
          <table:table-cell table:style-name="ce26"/>
          <table:table-cell table:style-name="ce28"/>
          <table:table-cell table:style-name="ce29" table:number-columns-repeated="6"/>
          <table:table-cell table:number-columns-repeated="248"/>
        </table:table-row>
        <table:table-row table:style-name="ro2">
          <table:table-cell table:style-name="Default" table:number-columns-repeated="12"/>
          <table:table-cell table:number-columns-repeated="244"/>
        </table:table-row>
        <table:table-row table:style-name="ro6">
          <table:table-cell table:style-name="ce1" office:value-type="string">
            <text:p>No. of Flight</text:p>
          </table:table-cell>
          <table:table-cell table:style-name="ce27" office:value-type="string">
            <text:p>Date</text:p>
          </table:table-cell>
          <table:table-cell table:style-name="ce11" office:value-type="string">
            <text:p>Glider Type</text:p>
          </table:table-cell>
          <table:table-cell table:style-name="ce11" office:value-type="string">
            <text:p>Glider No.</text:p>
          </table:table-cell>
          <table:table-cell table:style-name="ce11" office:value-type="string">
            <text:p>Type of Launch</text:p>
          </table:table-cell>
          <table:table-cell table:style-name="ce11" office:value-type="string">
            <text:p>Place of Launch</text:p>
          </table:table-cell>
          <table:table-cell table:style-name="ce11" office:value-type="string">
            <text:p>Place of Landing</text:p>
          </table:table-cell>
          <table:table-cell table:style-name="ce11" office:value-type="string">
            <text:p>Crew Cap.</text:p>
          </table:table-cell>
          <table:table-cell table:style-name="ce11" office:value-type="string">
            <text:p>No. of Flights</text:p>
          </table:table-cell>
          <table:table-cell table:style-name="ce11" office:value-type="string">
            <text:p>Time (hrs)</text:p>
          </table:table-cell>
          <table:table-cell table:style-name="ce11" office:value-type="string">
            <text:p>Time (mins)</text:p>
          </table:table-cell>
          <table:table-cell table:style-name="ce11" office:value-type="string">
            <text:p>Kms. Flown</text:p>
          </table:table-cell>
          <table:table-cell table:number-columns-repeated="244"/>
        </table:table-row>
        <table:table-row table:style-name="ro2">
          <table:table-cell table:style-name="ce26"/>
          <table:table-cell table:style-name="ce28"/>
          <table:table-cell table:style-name="ce29" table:number-columns-repeated="6"/>
          <table:table-cell table:style-name="ce2" table:formula="of:=DCOUNTA([Flights.$A$1:.$M$1008];0;[.A22:.H26])" office:value-type="float" office:value="0">
            <text:p>0</text:p>
          </table:table-cell>
          <table:table-cell table:style-name="ce2" table:formula="of:=DSUM([Flights.$A$1:.$M$1008];&quot;Time (hrs)&quot;;[.A22:.H26])+FLOOR(DSUM([Flights.$A$1:.$M$1008];&quot;Time (mins)&quot;;[.A22:.H26])/60;1)" office:value-type="float" office:value="0">
            <text:p>0</text:p>
          </table:table-cell>
          <table:table-cell table:style-name="ce15" table:formula="of:=MOD(DSUM([Flights.$A$1:.$M$1008];&quot;Time (mins)&quot;;[.A22:.H26]);60)" office:value-type="float" office:value="0">
            <text:p>0</text:p>
          </table:table-cell>
          <table:table-cell table:style-name="ce2" table:formula="of:=DSUM([Flights.$A$1:.$M$1008];&quot;Kms. Flown&quot;;[.A22:.H26])" office:value-type="float" office:value="0">
            <text:p>0</text:p>
          </table:table-cell>
          <table:table-cell table:number-columns-repeated="244"/>
        </table:table-row>
        <table:table-row table:style-name="ro2" table:number-rows-repeated="3">
          <table:table-cell table:style-name="ce26"/>
          <table:table-cell table:style-name="ce28"/>
          <table:table-cell table:style-name="ce29" table:number-columns-repeated="6"/>
          <table:table-cell table:number-columns-repeated="248"/>
        </table:table-row>
        <table:table-row table:style-name="ro2">
          <table:table-cell table:style-name="Default" table:number-columns-repeated="12"/>
          <table:table-cell table:number-columns-repeated="244"/>
        </table:table-row>
        <table:table-row table:style-name="ro6">
          <table:table-cell table:style-name="ce1" office:value-type="string">
            <text:p>No. of Flight</text:p>
          </table:table-cell>
          <table:table-cell table:style-name="ce27" office:value-type="string">
            <text:p>Date</text:p>
          </table:table-cell>
          <table:table-cell table:style-name="ce11" office:value-type="string">
            <text:p>Glider Type</text:p>
          </table:table-cell>
          <table:table-cell table:style-name="ce11" office:value-type="string">
            <text:p>Glider No.</text:p>
          </table:table-cell>
          <table:table-cell table:style-name="ce11" office:value-type="string">
            <text:p>Type of Launch</text:p>
          </table:table-cell>
          <table:table-cell table:style-name="ce11" office:value-type="string">
            <text:p>Place of Launch</text:p>
          </table:table-cell>
          <table:table-cell table:style-name="ce11" office:value-type="string">
            <text:p>Place of Landing</text:p>
          </table:table-cell>
          <table:table-cell table:style-name="ce11" office:value-type="string">
            <text:p>Crew Cap.</text:p>
          </table:table-cell>
          <table:table-cell table:style-name="ce11" office:value-type="string">
            <text:p>No. of Flights</text:p>
          </table:table-cell>
          <table:table-cell table:style-name="ce11" office:value-type="string">
            <text:p>Time (hrs)</text:p>
          </table:table-cell>
          <table:table-cell table:style-name="ce11" office:value-type="string">
            <text:p>Time (mins)</text:p>
          </table:table-cell>
          <table:table-cell table:style-name="ce11" office:value-type="string">
            <text:p>Kms. Flown</text:p>
          </table:table-cell>
          <table:table-cell table:number-columns-repeated="244"/>
        </table:table-row>
        <table:table-row table:style-name="ro2">
          <table:table-cell table:style-name="ce26"/>
          <table:table-cell table:style-name="ce28"/>
          <table:table-cell table:style-name="ce29" table:number-columns-repeated="6"/>
          <table:table-cell table:style-name="ce2" table:formula="of:=DCOUNTA([Flights.$A$1:.$M$1008];0;[.A28:.H32])" office:value-type="float" office:value="0">
            <text:p>0</text:p>
          </table:table-cell>
          <table:table-cell table:style-name="ce2" table:formula="of:=DSUM([Flights.$A$1:.$M$1008];&quot;Time (hrs)&quot;;[.A28:.H32])+FLOOR(DSUM([Flights.$A$1:.$M$1008];&quot;Time (mins)&quot;;[.A28:.H32])/60;1)" office:value-type="float" office:value="0">
            <text:p>0</text:p>
          </table:table-cell>
          <table:table-cell table:style-name="ce15" table:formula="of:=MOD(DSUM([Flights.$A$1:.$M$1008];&quot;Time (mins)&quot;;[.A28:.H32]);60)" office:value-type="float" office:value="0">
            <text:p>0</text:p>
          </table:table-cell>
          <table:table-cell table:style-name="ce2" table:formula="of:=DSUM([Flights.$A$1:.$M$1008];&quot;Kms. Flown&quot;;[.A28:.H32])" office:value-type="float" office:value="0">
            <text:p>0</text:p>
          </table:table-cell>
          <table:table-cell table:number-columns-repeated="244"/>
        </table:table-row>
        <table:table-row table:style-name="ro2" table:number-rows-repeated="3">
          <table:table-cell table:style-name="ce26"/>
          <table:table-cell table:style-name="ce28"/>
          <table:table-cell table:style-name="ce29" table:number-columns-repeated="6"/>
          <table:table-cell table:number-columns-repeated="248"/>
        </table:table-row>
        <table:table-row table:style-name="ro2">
          <table:table-cell table:style-name="Default" table:number-columns-repeated="12"/>
          <table:table-cell table:number-columns-repeated="244"/>
        </table:table-row>
        <table:table-row table:style-name="ro6">
          <table:table-cell table:style-name="ce1" office:value-type="string">
            <text:p>No. of Flight</text:p>
          </table:table-cell>
          <table:table-cell table:style-name="ce27" office:value-type="string">
            <text:p>Date</text:p>
          </table:table-cell>
          <table:table-cell table:style-name="ce11" office:value-type="string">
            <text:p>Glider Type</text:p>
          </table:table-cell>
          <table:table-cell table:style-name="ce11" office:value-type="string">
            <text:p>Glider No.</text:p>
          </table:table-cell>
          <table:table-cell table:style-name="ce11" office:value-type="string">
            <text:p>Type of Launch</text:p>
          </table:table-cell>
          <table:table-cell table:style-name="ce11" office:value-type="string">
            <text:p>Place of Launch</text:p>
          </table:table-cell>
          <table:table-cell table:style-name="ce11" office:value-type="string">
            <text:p>Place of Landing</text:p>
          </table:table-cell>
          <table:table-cell table:style-name="ce11" office:value-type="string">
            <text:p>Crew Cap.</text:p>
          </table:table-cell>
          <table:table-cell table:style-name="ce11" office:value-type="string">
            <text:p>No. of Flights</text:p>
          </table:table-cell>
          <table:table-cell table:style-name="ce11" office:value-type="string">
            <text:p>Time (hrs)</text:p>
          </table:table-cell>
          <table:table-cell table:style-name="ce11" office:value-type="string">
            <text:p>Time (mins)</text:p>
          </table:table-cell>
          <table:table-cell table:style-name="ce11" office:value-type="string">
            <text:p>Kms. Flown</text:p>
          </table:table-cell>
          <table:table-cell table:number-columns-repeated="244"/>
        </table:table-row>
        <table:table-row table:style-name="ro2">
          <table:table-cell table:style-name="ce26"/>
          <table:table-cell table:style-name="ce28"/>
          <table:table-cell table:style-name="ce29" table:number-columns-repeated="6"/>
          <table:table-cell table:style-name="ce2" table:formula="of:=DCOUNTA([Flights.$A$1:.$M$1008];0;[.A34:.H38])" office:value-type="float" office:value="0">
            <text:p>0</text:p>
          </table:table-cell>
          <table:table-cell table:style-name="ce2" table:formula="of:=DSUM([Flights.$A$1:.$M$1008];&quot;Time (hrs)&quot;;[.A34:.H38])+FLOOR(DSUM([Flights.$A$1:.$M$1008];&quot;Time (mins)&quot;;[.A34:.H38])/60;1)" office:value-type="float" office:value="0">
            <text:p>0</text:p>
          </table:table-cell>
          <table:table-cell table:style-name="ce15" table:formula="of:=MOD(DSUM([Flights.$A$1:.$M$1008];&quot;Time (mins)&quot;;[.A34:.H38]);60)" office:value-type="float" office:value="0">
            <text:p>0</text:p>
          </table:table-cell>
          <table:table-cell table:style-name="ce2" table:formula="of:=DSUM([Flights.$A$1:.$M$1008];&quot;Kms. Flown&quot;;[.A34:.H38])" office:value-type="float" office:value="0">
            <text:p>0</text:p>
          </table:table-cell>
          <table:table-cell table:number-columns-repeated="244"/>
        </table:table-row>
        <table:table-row table:style-name="ro2" table:number-rows-repeated="3">
          <table:table-cell table:style-name="ce26"/>
          <table:table-cell table:style-name="ce28"/>
          <table:table-cell table:style-name="ce29" table:number-columns-repeated="6"/>
          <table:table-cell table:number-columns-repeated="248"/>
        </table:table-row>
        <table:table-row table:style-name="ro2">
          <table:table-cell table:style-name="Default" table:number-columns-repeated="12"/>
          <table:table-cell table:number-columns-repeated="244"/>
        </table:table-row>
        <table:table-row table:style-name="ro6">
          <table:table-cell table:style-name="ce1" office:value-type="string">
            <text:p>No. of Flight</text:p>
          </table:table-cell>
          <table:table-cell table:style-name="ce27" office:value-type="string">
            <text:p>Date</text:p>
          </table:table-cell>
          <table:table-cell table:style-name="ce11" office:value-type="string">
            <text:p>Glider Type</text:p>
          </table:table-cell>
          <table:table-cell table:style-name="ce11" office:value-type="string">
            <text:p>Glider No.</text:p>
          </table:table-cell>
          <table:table-cell table:style-name="ce11" office:value-type="string">
            <text:p>Type of Launch</text:p>
          </table:table-cell>
          <table:table-cell table:style-name="ce11" office:value-type="string">
            <text:p>Place of Launch</text:p>
          </table:table-cell>
          <table:table-cell table:style-name="ce11" office:value-type="string">
            <text:p>Place of Landing</text:p>
          </table:table-cell>
          <table:table-cell table:style-name="ce11" office:value-type="string">
            <text:p>Crew Cap.</text:p>
          </table:table-cell>
          <table:table-cell table:style-name="ce11" office:value-type="string">
            <text:p>No. of Flights</text:p>
          </table:table-cell>
          <table:table-cell table:style-name="ce11" office:value-type="string">
            <text:p>Time (hrs)</text:p>
          </table:table-cell>
          <table:table-cell table:style-name="ce11" office:value-type="string">
            <text:p>Time (mins)</text:p>
          </table:table-cell>
          <table:table-cell table:style-name="ce11" office:value-type="string">
            <text:p>Kms. Flown</text:p>
          </table:table-cell>
          <table:table-cell table:number-columns-repeated="244"/>
        </table:table-row>
        <table:table-row table:style-name="ro2">
          <table:table-cell table:style-name="ce26"/>
          <table:table-cell table:style-name="ce28"/>
          <table:table-cell table:style-name="ce29" table:number-columns-repeated="6"/>
          <table:table-cell table:style-name="ce2" table:formula="of:=DCOUNTA([Flights.$A$1:.$M$1008];0;[.A40:.H44])" office:value-type="float" office:value="0">
            <text:p>0</text:p>
          </table:table-cell>
          <table:table-cell table:style-name="ce2" table:formula="of:=DSUM([Flights.$A$1:.$M$1008];&quot;Time (hrs)&quot;;[.A40:.H44])+FLOOR(DSUM([Flights.$A$1:.$M$1008];&quot;Time (mins)&quot;;[.A40:.H44])/60;1)" office:value-type="float" office:value="0">
            <text:p>0</text:p>
          </table:table-cell>
          <table:table-cell table:style-name="ce15" table:formula="of:=MOD(DSUM([Flights.$A$1:.$M$1008];&quot;Time (mins)&quot;;[.A40:.H44]);60)" office:value-type="float" office:value="0">
            <text:p>0</text:p>
          </table:table-cell>
          <table:table-cell table:style-name="ce2" table:formula="of:=DSUM([Flights.$A$1:.$M$1008];&quot;Kms. Flown&quot;;[.A40:.H44])" office:value-type="float" office:value="0">
            <text:p>0</text:p>
          </table:table-cell>
          <table:table-cell table:number-columns-repeated="244"/>
        </table:table-row>
        <table:table-row table:style-name="ro2" table:number-rows-repeated="3">
          <table:table-cell table:style-name="ce26"/>
          <table:table-cell table:style-name="ce28"/>
          <table:table-cell table:style-name="ce29" table:number-columns-repeated="6"/>
          <table:table-cell table:number-columns-repeated="248"/>
        </table:table-row>
        <table:table-row table:style-name="ro2">
          <table:table-cell table:style-name="Default" table:number-columns-repeated="12"/>
          <table:table-cell table:number-columns-repeated="244"/>
        </table:table-row>
        <table:table-row table:style-name="ro6">
          <table:table-cell table:style-name="ce1" office:value-type="string">
            <text:p>No. of Flight</text:p>
          </table:table-cell>
          <table:table-cell table:style-name="ce27" office:value-type="string">
            <text:p>Date</text:p>
          </table:table-cell>
          <table:table-cell table:style-name="ce11" office:value-type="string">
            <text:p>Glider Type</text:p>
          </table:table-cell>
          <table:table-cell table:style-name="ce11" office:value-type="string">
            <text:p>Glider No.</text:p>
          </table:table-cell>
          <table:table-cell table:style-name="ce11" office:value-type="string">
            <text:p>Type of Launch</text:p>
          </table:table-cell>
          <table:table-cell table:style-name="ce11" office:value-type="string">
            <text:p>Place of Launch</text:p>
          </table:table-cell>
          <table:table-cell table:style-name="ce11" office:value-type="string">
            <text:p>Place of Landing</text:p>
          </table:table-cell>
          <table:table-cell table:style-name="ce11" office:value-type="string">
            <text:p>Crew Cap.</text:p>
          </table:table-cell>
          <table:table-cell table:style-name="ce11" office:value-type="string">
            <text:p>No. of Flights</text:p>
          </table:table-cell>
          <table:table-cell table:style-name="ce11" office:value-type="string">
            <text:p>Time (hrs)</text:p>
          </table:table-cell>
          <table:table-cell table:style-name="ce11" office:value-type="string">
            <text:p>Time (mins)</text:p>
          </table:table-cell>
          <table:table-cell table:style-name="ce11" office:value-type="string">
            <text:p>Kms. Flown</text:p>
          </table:table-cell>
          <table:table-cell table:number-columns-repeated="244"/>
        </table:table-row>
        <table:table-row table:style-name="ro2">
          <table:table-cell table:style-name="ce26"/>
          <table:table-cell table:style-name="ce28"/>
          <table:table-cell table:style-name="ce29" table:number-columns-repeated="6"/>
          <table:table-cell table:style-name="ce2" table:formula="of:=DCOUNTA([Flights.$A$1:.$M$1008];0;[.A46:.H50])" office:value-type="float" office:value="0">
            <text:p>0</text:p>
          </table:table-cell>
          <table:table-cell table:style-name="ce2" table:formula="of:=DSUM([Flights.$A$1:.$M$1008];&quot;Time (hrs)&quot;;[.A46:.H50])+FLOOR(DSUM([Flights.$A$1:.$M$1008];&quot;Time (mins)&quot;;[.A46:.H50])/60;1)" office:value-type="float" office:value="0">
            <text:p>0</text:p>
          </table:table-cell>
          <table:table-cell table:style-name="ce15" table:formula="of:=MOD(DSUM([Flights.$A$1:.$M$1008];&quot;Time (mins)&quot;;[.A46:.H50]);60)" office:value-type="float" office:value="0">
            <text:p>0</text:p>
          </table:table-cell>
          <table:table-cell table:style-name="ce2" table:formula="of:=DSUM([Flights.$A$1:.$M$1008];&quot;Kms. Flown&quot;;[.A46:.H50])" office:value-type="float" office:value="0">
            <text:p>0</text:p>
          </table:table-cell>
          <table:table-cell table:number-columns-repeated="244"/>
        </table:table-row>
        <table:table-row table:style-name="ro2" table:number-rows-repeated="3">
          <table:table-cell table:style-name="ce26"/>
          <table:table-cell table:style-name="ce28"/>
          <table:table-cell table:style-name="ce29" table:number-columns-repeated="6"/>
          <table:table-cell table:number-columns-repeated="248"/>
        </table:table-row>
        <table:table-row table:style-name="ro2" table:number-rows-repeated="2">
          <table:table-cell table:style-name="Default" table:number-columns-repeated="12"/>
          <table:table-cell table:number-columns-repeated="244"/>
        </table:table-row>
        <table:table-row table:style-name="ro2" table:number-rows-repeated="31947">
          <table:table-cell table:number-columns-repeated="256"/>
        </table:table-row>
        <table:table-row table:style-name="ro2">
          <table:table-cell table:number-columns-repeated="256"/>
        </table:table-row>
      </table:table>
      <table:table table:name="Statistics2" table:style-name="ta1" table:protected="true" table:print-ranges="Statistics2.A1:Statistics2.O37">
        <office:forms form:automatic-focus="false" form:apply-design-mode="false"/>
        <table:table-column table:style-name="co11" table:default-cell-style-name="ce35"/>
        <table:table-column table:style-name="co12" table:default-cell-style-name="ce35"/>
        <table:table-column table:style-name="co13" table:number-columns-repeated="12" table:default-cell-style-name="ce41"/>
        <table:table-column table:style-name="co11" table:default-cell-style-name="ce46"/>
        <table:table-column table:style-name="co3" table:number-columns-repeated="240" table:default-cell-style-name="ce41"/>
        <table:table-row table:style-name="ro2">
          <table:table-cell table:style-name="ce31" office:value-type="string">
            <text:p>Year:</text:p>
          </table:table-cell>
          <table:table-cell table:style-name="ce36" office:value-type="float" office:value="2006">
            <text:p>2006</text:p>
          </table:table-cell>
          <table:table-cell table:style-name="ce38" table:formula="of:=DATE([.$B$1];1;1)" office:value-type="date" office:date-value="2006-01-01">
            <text:p>Jan</text:p>
          </table:table-cell>
          <table:table-cell table:style-name="ce38" table:formula="of:=DATE([.$B$1];2;1)" office:value-type="date" office:date-value="2006-02-01">
            <text:p>Feb</text:p>
          </table:table-cell>
          <table:table-cell table:style-name="ce38" table:formula="of:=DATE([.$B$1];3;1)" office:value-type="date" office:date-value="2006-03-01">
            <text:p>Mar</text:p>
          </table:table-cell>
          <table:table-cell table:style-name="ce38" table:formula="of:=DATE([.$B$1];4;1)" office:value-type="date" office:date-value="2006-04-01">
            <text:p>Apr</text:p>
          </table:table-cell>
          <table:table-cell table:style-name="ce38" table:formula="of:=DATE([.$B$1];5;1)" office:value-type="date" office:date-value="2006-05-01">
            <text:p>May</text:p>
          </table:table-cell>
          <table:table-cell table:style-name="ce38" table:formula="of:=DATE([.$B$1];6;1)" office:value-type="date" office:date-value="2006-06-01">
            <text:p>Jun</text:p>
          </table:table-cell>
          <table:table-cell table:style-name="ce38" table:formula="of:=DATE([.$B$1];7;1)" office:value-type="date" office:date-value="2006-07-01">
            <text:p>Jul</text:p>
          </table:table-cell>
          <table:table-cell table:style-name="ce38" table:formula="of:=DATE([.$B$1];8;1)" office:value-type="date" office:date-value="2006-08-01">
            <text:p>Aug</text:p>
          </table:table-cell>
          <table:table-cell table:style-name="ce38" table:formula="of:=DATE([.$B$1];9;1)" office:value-type="date" office:date-value="2006-09-01">
            <text:p>Sep</text:p>
          </table:table-cell>
          <table:table-cell table:style-name="ce38" table:formula="of:=DATE([.$B$1];10;1)" office:value-type="date" office:date-value="2006-10-01">
            <text:p>Oct</text:p>
          </table:table-cell>
          <table:table-cell table:style-name="ce38" table:formula="of:=DATE([.$B$1];11;1)" office:value-type="date" office:date-value="2006-11-01">
            <text:p>Nov</text:p>
          </table:table-cell>
          <table:table-cell table:style-name="ce38" table:formula="of:=DATE([.$B$1];12;1)" office:value-type="date" office:date-value="2006-12-01">
            <text:p>Dec</text:p>
          </table:table-cell>
          <table:table-cell table:style-name="ce42" office:value-type="string">
            <text:p>Total</text:p>
          </table:table-cell>
          <table:table-cell table:number-columns-repeated="240"/>
        </table:table-row>
        <table:table-row table:style-name="ro4">
          <table:table-cell table:style-name="ce32" office:value-type="string" table:number-columns-spanned="1" table:number-rows-spanned="4">
            <text:p>Total</text:p>
          </table:table-cell>
          <table:table-cell table:style-name="ce37" office:value-type="string">
            <text:p>No. of Flights</text:p>
          </table:table-cell>
          <table:table-cell table:style-name="ce39" table:number-matrix-columns-spanned="1" table:number-matrix-rows-spanned="1" table:formula="of:=SUM(([Flights.$B$3:.$B$1008]&gt;=[.C$1])*([Flights.$B$3:.$B$1008]&lt;[.D$1]))" office:value-type="float" office:value="1">
            <text:p>1</text:p>
          </table:table-cell>
          <table:table-cell table:style-name="ce39" table:number-matrix-columns-spanned="1" table:number-matrix-rows-spanned="1" table:formula="of:=SUM(([Flights.$B$3:.$B$1008]&gt;=[.D$1])*([Flights.$B$3:.$B$1008]&lt;[.E$1]))" office:value-type="float" office:value="0">
            <text:p>0</text:p>
          </table:table-cell>
          <table:table-cell table:style-name="ce39" table:number-matrix-columns-spanned="1" table:number-matrix-rows-spanned="1" table:formula="of:=SUM(([Flights.$B$3:.$B$1008]&gt;=[.E$1])*([Flights.$B$3:.$B$1008]&lt;[.F$1]))" office:value-type="float" office:value="0">
            <text:p>0</text:p>
          </table:table-cell>
          <table:table-cell table:style-name="ce39" table:number-matrix-columns-spanned="1" table:number-matrix-rows-spanned="1" table:formula="of:=SUM(([Flights.$B$3:.$B$1008]&gt;=[.F$1])*([Flights.$B$3:.$B$1008]&lt;[.G$1]))" office:value-type="float" office:value="0">
            <text:p>0</text:p>
          </table:table-cell>
          <table:table-cell table:style-name="ce39" table:number-matrix-columns-spanned="1" table:number-matrix-rows-spanned="1" table:formula="of:=SUM(([Flights.$B$3:.$B$1008]&gt;=[.G$1])*([Flights.$B$3:.$B$1008]&lt;[.H$1]))" office:value-type="float" office:value="0">
            <text:p>0</text:p>
          </table:table-cell>
          <table:table-cell table:style-name="ce39" table:number-matrix-columns-spanned="1" table:number-matrix-rows-spanned="1" table:formula="of:=SUM(([Flights.$B$3:.$B$1008]&gt;=[.H$1])*([Flights.$B$3:.$B$1008]&lt;[.I$1]))" office:value-type="float" office:value="0">
            <text:p>0</text:p>
          </table:table-cell>
          <table:table-cell table:style-name="ce39" table:number-matrix-columns-spanned="1" table:number-matrix-rows-spanned="1" table:formula="of:=SUM(([Flights.$B$3:.$B$1008]&gt;=[.I$1])*([Flights.$B$3:.$B$1008]&lt;[.J$1]))" office:value-type="float" office:value="0">
            <text:p>0</text:p>
          </table:table-cell>
          <table:table-cell table:style-name="ce39" table:number-matrix-columns-spanned="1" table:number-matrix-rows-spanned="1" table:formula="of:=SUM(([Flights.$B$3:.$B$1008]&gt;=[.J$1])*([Flights.$B$3:.$B$1008]&lt;[.K$1]))" office:value-type="float" office:value="0">
            <text:p>0</text:p>
          </table:table-cell>
          <table:table-cell table:style-name="ce39" table:number-matrix-columns-spanned="1" table:number-matrix-rows-spanned="1" table:formula="of:=SUM(([Flights.$B$3:.$B$1008]&gt;=[.K$1])*([Flights.$B$3:.$B$1008]&lt;[.L$1]))" office:value-type="float" office:value="0">
            <text:p>0</text:p>
          </table:table-cell>
          <table:table-cell table:style-name="ce39" table:number-matrix-columns-spanned="1" table:number-matrix-rows-spanned="1" table:formula="of:=SUM(([Flights.$B$3:.$B$1008]&gt;=[.L$1])*([Flights.$B$3:.$B$1008]&lt;[.M$1]))" office:value-type="float" office:value="0">
            <text:p>0</text:p>
          </table:table-cell>
          <table:table-cell table:style-name="ce39" table:number-matrix-columns-spanned="1" table:number-matrix-rows-spanned="1" table:formula="of:=SUM(([Flights.$B$3:.$B$1008]&gt;=[.M$1])*([Flights.$B$3:.$B$1008]&lt;[.N$1]))" office:value-type="float" office:value="0">
            <text:p>0</text:p>
          </table:table-cell>
          <table:table-cell table:style-name="ce39" table:number-matrix-columns-spanned="1" table:number-matrix-rows-spanned="1" table:formula="of:=SUM(([Flights.$B$3:.$B$1008]&gt;=[.N$1])*([Flights.$B$3:.$B$1008]&lt;DATE([.$B$1]+1;1;1)))" office:value-type="float" office:value="0">
            <text:p>0</text:p>
          </table:table-cell>
          <table:table-cell table:style-name="ce43" table:number-matrix-columns-spanned="1" table:number-matrix-rows-spanned="1" table:formula="of:=SUM(([Flights.$B$3:.$B$1008]&gt;=DATE([.$B$1];1;1))*([Flights.$B$3:.$B$1008]&lt;DATE([.$B$1]+1;1;1)))" office:value-type="float" office:value="1">
            <text:p>1</text:p>
          </table:table-cell>
          <table:table-cell table:number-columns-repeated="240"/>
        </table:table-row>
        <table:table-row table:style-name="ro4">
          <table:covered-table-cell table:style-name="Default"/>
          <table:table-cell table:style-name="ce32" office:value-type="string">
            <text:p>Time (hrs)</text:p>
          </table:table-cell>
          <table:table-cell table:style-name="ce40" table:number-matrix-columns-spanned="1" table:number-matrix-rows-spanned="1" table:formula="of:=SUM(([Flights.$B$3:.$B$1008]&gt;=[.C$1])*([Flights.$B$3:.$B$1008]&lt;[.D$1])*[Flights.$I$3:.$I$1008])+FLOOR(SUM(([Flights.$B$3:.$B$1008]&gt;=[.C$1])*([Flights.$B$3:.$B$1008]&lt;[.D$1])*[Flights.$J$3:.$J$1008])/60;1)" office:value-type="float" office:value="5">
            <text:p>5</text:p>
          </table:table-cell>
          <table:table-cell table:style-name="ce40" table:number-matrix-columns-spanned="1" table:number-matrix-rows-spanned="1" table:formula="of:=SUM(([Flights.$B$3:.$B$1008]&gt;=[.D$1])*([Flights.$B$3:.$B$1008]&lt;[.E$1])*[Flights.$I$3:.$I$1008])+FLOOR(SUM(([Flights.$B$3:.$B$1008]&gt;=[.D$1])*([Flights.$B$3:.$B$1008]&lt;[.E$1])*[Flights.$J$3:.$J$1008])/60;1)" office:value-type="float" office:value="0">
            <text:p>0</text:p>
          </table:table-cell>
          <table:table-cell table:style-name="ce40" table:number-matrix-columns-spanned="1" table:number-matrix-rows-spanned="1" table:formula="of:=SUM(([Flights.$B$3:.$B$1008]&gt;=[.E$1])*([Flights.$B$3:.$B$1008]&lt;[.F$1])*[Flights.$I$3:.$I$1008])+FLOOR(SUM(([Flights.$B$3:.$B$1008]&gt;=[.E$1])*([Flights.$B$3:.$B$1008]&lt;[.F$1])*[Flights.$J$3:.$J$1008])/60;1)" office:value-type="float" office:value="0">
            <text:p>0</text:p>
          </table:table-cell>
          <table:table-cell table:style-name="ce40" table:number-matrix-columns-spanned="1" table:number-matrix-rows-spanned="1" table:formula="of:=SUM(([Flights.$B$3:.$B$1008]&gt;=[.F$1])*([Flights.$B$3:.$B$1008]&lt;[.G$1])*[Flights.$I$3:.$I$1008])+FLOOR(SUM(([Flights.$B$3:.$B$1008]&gt;=[.F$1])*([Flights.$B$3:.$B$1008]&lt;[.G$1])*[Flights.$J$3:.$J$1008])/60;1)" office:value-type="float" office:value="0">
            <text:p>0</text:p>
          </table:table-cell>
          <table:table-cell table:style-name="ce40" table:number-matrix-columns-spanned="1" table:number-matrix-rows-spanned="1" table:formula="of:=SUM(([Flights.$B$3:.$B$1008]&gt;=[.G$1])*([Flights.$B$3:.$B$1008]&lt;[.H$1])*[Flights.$I$3:.$I$1008])+FLOOR(SUM(([Flights.$B$3:.$B$1008]&gt;=[.G$1])*([Flights.$B$3:.$B$1008]&lt;[.H$1])*[Flights.$J$3:.$J$1008])/60;1)" office:value-type="float" office:value="0">
            <text:p>0</text:p>
          </table:table-cell>
          <table:table-cell table:style-name="ce40" table:number-matrix-columns-spanned="1" table:number-matrix-rows-spanned="1" table:formula="of:=SUM(([Flights.$B$3:.$B$1008]&gt;=[.H$1])*([Flights.$B$3:.$B$1008]&lt;[.I$1])*[Flights.$I$3:.$I$1008])+FLOOR(SUM(([Flights.$B$3:.$B$1008]&gt;=[.H$1])*([Flights.$B$3:.$B$1008]&lt;[.I$1])*[Flights.$J$3:.$J$1008])/60;1)" office:value-type="float" office:value="0">
            <text:p>0</text:p>
          </table:table-cell>
          <table:table-cell table:style-name="ce40" table:number-matrix-columns-spanned="1" table:number-matrix-rows-spanned="1" table:formula="of:=SUM(([Flights.$B$3:.$B$1008]&gt;=[.I$1])*([Flights.$B$3:.$B$1008]&lt;[.J$1])*[Flights.$I$3:.$I$1008])+FLOOR(SUM(([Flights.$B$3:.$B$1008]&gt;=[.I$1])*([Flights.$B$3:.$B$1008]&lt;[.J$1])*[Flights.$J$3:.$J$1008])/60;1)" office:value-type="float" office:value="0">
            <text:p>0</text:p>
          </table:table-cell>
          <table:table-cell table:style-name="ce40" table:number-matrix-columns-spanned="1" table:number-matrix-rows-spanned="1" table:formula="of:=SUM(([Flights.$B$3:.$B$1008]&gt;=[.J$1])*([Flights.$B$3:.$B$1008]&lt;[.K$1])*[Flights.$I$3:.$I$1008])+FLOOR(SUM(([Flights.$B$3:.$B$1008]&gt;=[.J$1])*([Flights.$B$3:.$B$1008]&lt;[.K$1])*[Flights.$J$3:.$J$1008])/60;1)" office:value-type="float" office:value="0">
            <text:p>0</text:p>
          </table:table-cell>
          <table:table-cell table:style-name="ce39" table:number-matrix-columns-spanned="1" table:number-matrix-rows-spanned="1" table:formula="of:=SUM(([Flights.$B$3:.$B$1008]&gt;=[.K$1])*([Flights.$B$3:.$B$1008]&lt;[.L$1])*[Flights.$I$3:.$I$1008])+FLOOR(SUM(([Flights.$B$3:.$B$1008]&gt;=[.K$1])*([Flights.$B$3:.$B$1008]&lt;[.L$1])*[Flights.$J$3:.$J$1008])/60;1)" office:value-type="float" office:value="0">
            <text:p>0</text:p>
          </table:table-cell>
          <table:table-cell table:style-name="ce39" table:number-matrix-columns-spanned="1" table:number-matrix-rows-spanned="1" table:formula="of:=SUM(([Flights.$B$3:.$B$1008]&gt;=[.L$1])*([Flights.$B$3:.$B$1008]&lt;[.M$1])*[Flights.$I$3:.$I$1008])+FLOOR(SUM(([Flights.$B$3:.$B$1008]&gt;=[.L$1])*([Flights.$B$3:.$B$1008]&lt;[.M$1])*[Flights.$J$3:.$J$1008])/60;1)" office:value-type="float" office:value="0">
            <text:p>0</text:p>
          </table:table-cell>
          <table:table-cell table:style-name="ce39" table:number-matrix-columns-spanned="1" table:number-matrix-rows-spanned="1" table:formula="of:=SUM(([Flights.$B$3:.$B$1008]&gt;=[.M$1])*([Flights.$B$3:.$B$1008]&lt;[.N$1])*[Flights.$I$3:.$I$1008])+FLOOR(SUM(([Flights.$B$3:.$B$1008]&gt;=[.M$1])*([Flights.$B$3:.$B$1008]&lt;[.N$1])*[Flights.$J$3:.$J$1008])/60;1)" office:value-type="float" office:value="0">
            <text:p>0</text:p>
          </table:table-cell>
          <table:table-cell table:style-name="ce39" table:number-matrix-columns-spanned="1" table:number-matrix-rows-spanned="1" table:formula="of:=SUM(([Flights.$B$3:.$B$1008]&gt;=[.N$1])*([Flights.$B$3:.$B$1008]&lt;DATE([.$B$1]+1;1;1))*[Flights.$I$3:.$I$1008])+FLOOR(SUM(([Flights.$B$3:.$B$1008]&gt;=[.N$1])*([Flights.$B$3:.$B$1008]&lt;DATE([.$B$1]+1;1;1))*[Flights.$J$3:.$J$1008])/60;1)" office:value-type="float" office:value="0">
            <text:p>0</text:p>
          </table:table-cell>
          <table:table-cell table:style-name="ce44" table:number-matrix-columns-spanned="1" table:number-matrix-rows-spanned="1" table:formula="of:=SUM(([Flights.$B$3:.$B$1008]&gt;=DATE([.$B$1];1;1))*([Flights.$B$3:.$B$1008]&lt;DATE([.$B$1]+1;1;1))*[Flights.$I$3:.$I$1008])+FLOOR(SUM(([Flights.$B$3:.$B$1008]&gt;=DATE([.$B$1];1;1))*([Flights.$B$3:.$B$1008]&lt;DATE([.$B$1]+1;1;1))*[Flights.$J$3:.$J$1008])/60;1)" office:value-type="float" office:value="5">
            <text:p>5</text:p>
          </table:table-cell>
          <table:table-cell table:number-columns-repeated="240"/>
        </table:table-row>
        <table:table-row table:style-name="ro4">
          <table:covered-table-cell table:style-name="ce33"/>
          <table:table-cell table:style-name="ce32" office:value-type="string">
            <text:p>Time (mins)</text:p>
          </table:table-cell>
          <table:table-cell table:style-name="ce39" table:number-matrix-columns-spanned="1" table:number-matrix-rows-spanned="1" table:formula="of:=MOD(SUM(([Flights.$B$3:.$B$1008]&gt;=[.C$1])*([Flights.$B$3:.$B$1008]&lt;[.D$1])*[Flights.$J$3:.$J$1008]);60)" office:value-type="float" office:value="30">
            <text:p>30</text:p>
          </table:table-cell>
          <table:table-cell table:style-name="ce39" table:number-matrix-columns-spanned="1" table:number-matrix-rows-spanned="1" table:formula="of:=MOD(SUM(([Flights.$B$3:.$B$1008]&gt;=[.D$1])*([Flights.$B$3:.$B$1008]&lt;[.E$1])*[Flights.$J$3:.$J$1008]);60)" office:value-type="float" office:value="0">
            <text:p>0</text:p>
          </table:table-cell>
          <table:table-cell table:style-name="ce39" table:number-matrix-columns-spanned="1" table:number-matrix-rows-spanned="1" table:formula="of:=MOD(SUM(([Flights.$B$3:.$B$1008]&gt;=[.E$1])*([Flights.$B$3:.$B$1008]&lt;[.F$1])*[Flights.$J$3:.$J$1008]);60)" office:value-type="float" office:value="0">
            <text:p>0</text:p>
          </table:table-cell>
          <table:table-cell table:style-name="ce39" table:number-matrix-columns-spanned="1" table:number-matrix-rows-spanned="1" table:formula="of:=MOD(SUM(([Flights.$B$3:.$B$1008]&gt;=[.F$1])*([Flights.$B$3:.$B$1008]&lt;[.G$1])*[Flights.$J$3:.$J$1008]);60)" office:value-type="float" office:value="0">
            <text:p>0</text:p>
          </table:table-cell>
          <table:table-cell table:style-name="ce39" table:number-matrix-columns-spanned="1" table:number-matrix-rows-spanned="1" table:formula="of:=MOD(SUM(([Flights.$B$3:.$B$1008]&gt;=[.G$1])*([Flights.$B$3:.$B$1008]&lt;[.H$1])*[Flights.$J$3:.$J$1008]);60)" office:value-type="float" office:value="0">
            <text:p>0</text:p>
          </table:table-cell>
          <table:table-cell table:style-name="ce39" table:number-matrix-columns-spanned="1" table:number-matrix-rows-spanned="1" table:formula="of:=MOD(SUM(([Flights.$B$3:.$B$1008]&gt;=[.H$1])*([Flights.$B$3:.$B$1008]&lt;[.I$1])*[Flights.$J$3:.$J$1008]);60)" office:value-type="float" office:value="0">
            <text:p>0</text:p>
          </table:table-cell>
          <table:table-cell table:style-name="ce39" table:number-matrix-columns-spanned="1" table:number-matrix-rows-spanned="1" table:formula="of:=MOD(SUM(([Flights.$B$3:.$B$1008]&gt;=[.I$1])*([Flights.$B$3:.$B$1008]&lt;[.J$1])*[Flights.$J$3:.$J$1008]);60)" office:value-type="float" office:value="0">
            <text:p>0</text:p>
          </table:table-cell>
          <table:table-cell table:style-name="ce39" table:number-matrix-columns-spanned="1" table:number-matrix-rows-spanned="1" table:formula="of:=MOD(SUM(([Flights.$B$3:.$B$1008]&gt;=[.J$1])*([Flights.$B$3:.$B$1008]&lt;[.K$1])*[Flights.$J$3:.$J$1008]);60)" office:value-type="float" office:value="0">
            <text:p>0</text:p>
          </table:table-cell>
          <table:table-cell table:style-name="ce39" table:number-matrix-columns-spanned="1" table:number-matrix-rows-spanned="1" table:formula="of:=MOD(SUM(([Flights.$B$3:.$B$1008]&gt;=[.K$1])*([Flights.$B$3:.$B$1008]&lt;[.L$1])*[Flights.$J$3:.$J$1008]);60)" office:value-type="float" office:value="0">
            <text:p>0</text:p>
          </table:table-cell>
          <table:table-cell table:style-name="ce39" table:number-matrix-columns-spanned="1" table:number-matrix-rows-spanned="1" table:formula="of:=MOD(SUM(([Flights.$B$3:.$B$1008]&gt;=[.L$1])*([Flights.$B$3:.$B$1008]&lt;[.M$1])*[Flights.$J$3:.$J$1008]);60)" office:value-type="float" office:value="0">
            <text:p>0</text:p>
          </table:table-cell>
          <table:table-cell table:style-name="ce39" table:number-matrix-columns-spanned="1" table:number-matrix-rows-spanned="1" table:formula="of:=MOD(SUM(([Flights.$B$3:.$B$1008]&gt;=[.M$1])*([Flights.$B$3:.$B$1008]&lt;[.N$1])*[Flights.$J$3:.$J$1008]);60)" office:value-type="float" office:value="0">
            <text:p>0</text:p>
          </table:table-cell>
          <table:table-cell table:style-name="ce39" table:number-matrix-columns-spanned="1" table:number-matrix-rows-spanned="1" table:formula="of:=MOD(SUM(([Flights.$B$3:.$B$1008]&gt;=[.N$1])*([Flights.$B$3:.$B$1008]&lt;DATE([.$B$1]+1;1;1))*[Flights.$J$3:.$J$1008]);60)" office:value-type="float" office:value="0">
            <text:p>0</text:p>
          </table:table-cell>
          <table:table-cell table:style-name="ce45" table:number-matrix-columns-spanned="1" table:number-matrix-rows-spanned="1" table:formula="of:=MOD(SUM(([Flights.$B$3:.$B$1008]&gt;=DATE([.$B$1];1;1))*([Flights.$B$3:.$B$1008]&lt;DATE([.$B$1]+1;1;1))*[Flights.$J$3:.$J$1008]);60)" office:value-type="float" office:value="30">
            <text:p>30</text:p>
          </table:table-cell>
          <table:table-cell table:number-columns-repeated="240"/>
        </table:table-row>
        <table:table-row table:style-name="ro4">
          <table:covered-table-cell table:style-name="ce33"/>
          <table:table-cell table:style-name="ce32" office:value-type="string">
            <text:p>Kms. Flown</text:p>
          </table:table-cell>
          <table:table-cell table:style-name="ce39" table:number-matrix-columns-spanned="1" table:number-matrix-rows-spanned="1" table:formula="of:=SUM(([Flights.$B$3:.$B$1008]&gt;=[.C$1])*([Flights.$B$3:.$B$1008]&lt;[.D$1])*[Flights.$K$3:.$K$1008])" office:value-type="float" office:value="750">
            <text:p>750</text:p>
          </table:table-cell>
          <table:table-cell table:style-name="ce39" table:number-matrix-columns-spanned="1" table:number-matrix-rows-spanned="1" table:formula="of:=SUM(([Flights.$B$3:.$B$1008]&gt;=[.D$1])*([Flights.$B$3:.$B$1008]&lt;[.E$1])*[Flights.$K$3:.$K$1008])" office:value-type="float" office:value="0">
            <text:p>0</text:p>
          </table:table-cell>
          <table:table-cell table:style-name="ce39" table:number-matrix-columns-spanned="1" table:number-matrix-rows-spanned="1" table:formula="of:=SUM(([Flights.$B$3:.$B$1008]&gt;=[.E$1])*([Flights.$B$3:.$B$1008]&lt;[.F$1])*[Flights.$K$3:.$K$1008])" office:value-type="float" office:value="0">
            <text:p>0</text:p>
          </table:table-cell>
          <table:table-cell table:style-name="ce39" table:number-matrix-columns-spanned="1" table:number-matrix-rows-spanned="1" table:formula="of:=SUM(([Flights.$B$3:.$B$1008]&gt;=[.F$1])*([Flights.$B$3:.$B$1008]&lt;[.G$1])*[Flights.$K$3:.$K$1008])" office:value-type="float" office:value="0">
            <text:p>0</text:p>
          </table:table-cell>
          <table:table-cell table:style-name="ce39" table:number-matrix-columns-spanned="1" table:number-matrix-rows-spanned="1" table:formula="of:=SUM(([Flights.$B$3:.$B$1008]&gt;=[.G$1])*([Flights.$B$3:.$B$1008]&lt;[.H$1])*[Flights.$K$3:.$K$1008])" office:value-type="float" office:value="0">
            <text:p>0</text:p>
          </table:table-cell>
          <table:table-cell table:style-name="ce39" table:number-matrix-columns-spanned="1" table:number-matrix-rows-spanned="1" table:formula="of:=SUM(([Flights.$B$3:.$B$1008]&gt;=[.H$1])*([Flights.$B$3:.$B$1008]&lt;[.I$1])*[Flights.$K$3:.$K$1008])" office:value-type="float" office:value="0">
            <text:p>0</text:p>
          </table:table-cell>
          <table:table-cell table:style-name="ce39" table:number-matrix-columns-spanned="1" table:number-matrix-rows-spanned="1" table:formula="of:=SUM(([Flights.$B$3:.$B$1008]&gt;=[.I$1])*([Flights.$B$3:.$B$1008]&lt;[.J$1])*[Flights.$K$3:.$K$1008])" office:value-type="float" office:value="0">
            <text:p>0</text:p>
          </table:table-cell>
          <table:table-cell table:style-name="ce39" table:number-matrix-columns-spanned="1" table:number-matrix-rows-spanned="1" table:formula="of:=SUM(([Flights.$B$3:.$B$1008]&gt;=[.J$1])*([Flights.$B$3:.$B$1008]&lt;[.K$1])*[Flights.$K$3:.$K$1008])" office:value-type="float" office:value="0">
            <text:p>0</text:p>
          </table:table-cell>
          <table:table-cell table:style-name="ce39" table:number-matrix-columns-spanned="1" table:number-matrix-rows-spanned="1" table:formula="of:=SUM(([Flights.$B$3:.$B$1008]&gt;=[.K$1])*([Flights.$B$3:.$B$1008]&lt;[.L$1])*[Flights.$K$3:.$K$1008])" office:value-type="float" office:value="0">
            <text:p>0</text:p>
          </table:table-cell>
          <table:table-cell table:style-name="ce39" table:number-matrix-columns-spanned="1" table:number-matrix-rows-spanned="1" table:formula="of:=SUM(([Flights.$B$3:.$B$1008]&gt;=[.L$1])*([Flights.$B$3:.$B$1008]&lt;[.M$1])*[Flights.$K$3:.$K$1008])" office:value-type="float" office:value="0">
            <text:p>0</text:p>
          </table:table-cell>
          <table:table-cell table:style-name="ce39" table:number-matrix-columns-spanned="1" table:number-matrix-rows-spanned="1" table:formula="of:=SUM(([Flights.$B$3:.$B$1008]&gt;=[.M$1])*([Flights.$B$3:.$B$1008]&lt;[.N$1])*[Flights.$K$3:.$K$1008])" office:value-type="float" office:value="0">
            <text:p>0</text:p>
          </table:table-cell>
          <table:table-cell table:style-name="ce39" table:number-matrix-columns-spanned="1" table:number-matrix-rows-spanned="1" table:formula="of:=SUM(([Flights.$B$3:.$B$1008]&gt;=[.N$1])*([Flights.$B$3:.$B$1008]&lt;DATE([.$B$1]+1;1;1))*[Flights.$K$3:.$K$1008])" office:value-type="float" office:value="0">
            <text:p>0</text:p>
          </table:table-cell>
          <table:table-cell table:style-name="ce45" table:number-matrix-columns-spanned="1" table:number-matrix-rows-spanned="1" table:formula="of:=SUM(([Flights.$B$3:.$B$1008]&gt;=DATE([.$B$1];1;1))*([Flights.$B$3:.$B$1008]&lt;DATE([.$B$1]+1;1;1))*[Flights.$K$3:.$K$1008])" office:value-type="float" office:value="750">
            <text:p>750</text:p>
          </table:table-cell>
          <table:table-cell table:number-columns-repeated="240"/>
        </table:table-row>
        <table:table-row table:style-name="ro4">
          <table:table-cell table:style-name="ce32" office:value-type="string" table:number-columns-spanned="1" table:number-rows-spanned="4">
            <text:p>P1</text:p>
          </table:table-cell>
          <table:table-cell table:style-name="ce32" office:value-type="string">
            <text:p>No. of Flights</text:p>
          </table:table-cell>
          <table:table-cell table:style-name="ce39" table:number-matrix-columns-spanned="1" table:number-matrix-rows-spanned="1" table:formula="of:=SUM(([Flights.$H$3:.$H$1008]=&quot;P1&quot;)*([Flights.$B$3:.$B$1008]&gt;=[.C$1])*([Flights.$B$3:.$B$1008]&lt;[.D$1]))" office:value-type="float" office:value="1">
            <text:p>1</text:p>
          </table:table-cell>
          <table:table-cell table:style-name="ce39" table:number-matrix-columns-spanned="1" table:number-matrix-rows-spanned="1" table:formula="of:=SUM(([Flights.$H$3:.$H$1008]=&quot;P1&quot;)*([Flights.$B$3:.$B$1008]&gt;=[.D$1])*([Flights.$B$3:.$B$1008]&lt;[.E$1]))" office:value-type="float" office:value="0">
            <text:p>0</text:p>
          </table:table-cell>
          <table:table-cell table:style-name="ce39" table:number-matrix-columns-spanned="1" table:number-matrix-rows-spanned="1" table:formula="of:=SUM(([Flights.$H$3:.$H$1008]=&quot;P1&quot;)*([Flights.$B$3:.$B$1008]&gt;=[.E$1])*([Flights.$B$3:.$B$1008]&lt;[.F$1]))" office:value-type="float" office:value="0">
            <text:p>0</text:p>
          </table:table-cell>
          <table:table-cell table:style-name="ce39" table:number-matrix-columns-spanned="1" table:number-matrix-rows-spanned="1" table:formula="of:=SUM(([Flights.$H$3:.$H$1008]=&quot;P1&quot;)*([Flights.$B$3:.$B$1008]&gt;=[.F$1])*([Flights.$B$3:.$B$1008]&lt;[.G$1]))" office:value-type="float" office:value="0">
            <text:p>0</text:p>
          </table:table-cell>
          <table:table-cell table:style-name="ce39" table:number-matrix-columns-spanned="1" table:number-matrix-rows-spanned="1" table:formula="of:=SUM(([Flights.$H$3:.$H$1008]=&quot;P1&quot;)*([Flights.$B$3:.$B$1008]&gt;=[.G$1])*([Flights.$B$3:.$B$1008]&lt;[.H$1]))" office:value-type="float" office:value="0">
            <text:p>0</text:p>
          </table:table-cell>
          <table:table-cell table:style-name="ce39" table:number-matrix-columns-spanned="1" table:number-matrix-rows-spanned="1" table:formula="of:=SUM(([Flights.$H$3:.$H$1008]=&quot;P1&quot;)*([Flights.$B$3:.$B$1008]&gt;=[.H$1])*([Flights.$B$3:.$B$1008]&lt;[.I$1]))" office:value-type="float" office:value="0">
            <text:p>0</text:p>
          </table:table-cell>
          <table:table-cell table:style-name="ce39" table:number-matrix-columns-spanned="1" table:number-matrix-rows-spanned="1" table:formula="of:=SUM(([Flights.$H$3:.$H$1008]=&quot;P1&quot;)*([Flights.$B$3:.$B$1008]&gt;=[.I$1])*([Flights.$B$3:.$B$1008]&lt;[.J$1]))" office:value-type="float" office:value="0">
            <text:p>0</text:p>
          </table:table-cell>
          <table:table-cell table:style-name="ce39" table:number-matrix-columns-spanned="1" table:number-matrix-rows-spanned="1" table:formula="of:=SUM(([Flights.$H$3:.$H$1008]=&quot;P1&quot;)*([Flights.$B$3:.$B$1008]&gt;=[.J$1])*([Flights.$B$3:.$B$1008]&lt;[.K$1]))" office:value-type="float" office:value="0">
            <text:p>0</text:p>
          </table:table-cell>
          <table:table-cell table:style-name="ce39" table:number-matrix-columns-spanned="1" table:number-matrix-rows-spanned="1" table:formula="of:=SUM(([Flights.$H$3:.$H$1008]=&quot;P1&quot;)*([Flights.$B$3:.$B$1008]&gt;=[.K$1])*([Flights.$B$3:.$B$1008]&lt;[.L$1]))" office:value-type="float" office:value="0">
            <text:p>0</text:p>
          </table:table-cell>
          <table:table-cell table:style-name="ce39" table:number-matrix-columns-spanned="1" table:number-matrix-rows-spanned="1" table:formula="of:=SUM(([Flights.$H$3:.$H$1008]=&quot;P1&quot;)*([Flights.$B$3:.$B$1008]&gt;=[.L$1])*([Flights.$B$3:.$B$1008]&lt;[.M$1]))" office:value-type="float" office:value="0">
            <text:p>0</text:p>
          </table:table-cell>
          <table:table-cell table:style-name="ce39" table:number-matrix-columns-spanned="1" table:number-matrix-rows-spanned="1" table:formula="of:=SUM(([Flights.$H$3:.$H$1008]=&quot;P1&quot;)*([Flights.$B$3:.$B$1008]&gt;=[.M$1])*([Flights.$B$3:.$B$1008]&lt;[.N$1]))" office:value-type="float" office:value="0">
            <text:p>0</text:p>
          </table:table-cell>
          <table:table-cell table:style-name="ce39" table:number-matrix-columns-spanned="1" table:number-matrix-rows-spanned="1" table:formula="of:=SUM(([Flights.$H$3:.$H$1008]=&quot;P1&quot;)*([Flights.$B$3:.$B$1008]&gt;=[.N$1])*([Flights.$B$3:.$B$1008]&lt;DATE([.$B$1]+1;1;1)))" office:value-type="float" office:value="0">
            <text:p>0</text:p>
          </table:table-cell>
          <table:table-cell table:style-name="ce43" table:number-matrix-columns-spanned="1" table:number-matrix-rows-spanned="1" table:formula="of:=SUM(([Flights.$H$3:.$H$1008]=&quot;P1&quot;)*([Flights.$B$3:.$B$1008]&gt;=DATE([.$B$1];1;1))*([Flights.$B$3:.$B$1008]&lt;DATE([.$B$1]+1;1;1)))" office:value-type="float" office:value="1">
            <text:p>1</text:p>
          </table:table-cell>
          <table:table-cell table:number-columns-repeated="240"/>
        </table:table-row>
        <table:table-row table:style-name="ro4">
          <table:covered-table-cell table:style-name="Default"/>
          <table:table-cell table:style-name="ce32" office:value-type="string">
            <text:p>Time (hrs)</text:p>
          </table:table-cell>
          <table:table-cell table:style-name="ce40" table:number-matrix-columns-spanned="1" table:number-matrix-rows-spanned="1" table:formula="of:=SUM(([Flights.$H$3:.$H$1008]=&quot;P1&quot;)*([Flights.$B$3:.$B$1008]&gt;=[.C$1])*([Flights.$B$3:.$B$1008]&lt;[.D$1])*[Flights.$I$3:.$I$1008])+FLOOR(SUM(([Flights.$H$3:.$H$1008]=&quot;P1&quot;)*([Flights.$B$3:.$B$1008]&gt;=[.C$1])*([Flights.$B$3:.$B$1008]&lt;[.D$1])*[Flights.$J$3:.$J$1008])/60;1)" office:value-type="float" office:value="5">
            <text:p>5</text:p>
          </table:table-cell>
          <table:table-cell table:style-name="ce40" table:number-matrix-columns-spanned="1" table:number-matrix-rows-spanned="1" table:formula="of:=SUM(([Flights.$H$3:.$H$1008]=&quot;P1&quot;)*([Flights.$B$3:.$B$1008]&gt;=[.D$1])*([Flights.$B$3:.$B$1008]&lt;[.E$1])*[Flights.$I$3:.$I$1008])+FLOOR(SUM(([Flights.$H$3:.$H$1008]=&quot;P1&quot;)*([Flights.$B$3:.$B$1008]&gt;=[.D$1])*([Flights.$B$3:.$B$1008]&lt;[.E$1])*[Flights.$J$3:.$J$1008])/60;1)" office:value-type="float" office:value="0">
            <text:p>0</text:p>
          </table:table-cell>
          <table:table-cell table:style-name="ce40" table:number-matrix-columns-spanned="1" table:number-matrix-rows-spanned="1" table:formula="of:=SUM(([Flights.$H$3:.$H$1008]=&quot;P1&quot;)*([Flights.$B$3:.$B$1008]&gt;=[.E$1])*([Flights.$B$3:.$B$1008]&lt;[.F$1])*[Flights.$I$3:.$I$1008])+FLOOR(SUM(([Flights.$H$3:.$H$1008]=&quot;P1&quot;)*([Flights.$B$3:.$B$1008]&gt;=[.E$1])*([Flights.$B$3:.$B$1008]&lt;[.F$1])*[Flights.$J$3:.$J$1008])/60;1)" office:value-type="float" office:value="0">
            <text:p>0</text:p>
          </table:table-cell>
          <table:table-cell table:style-name="ce40" table:number-matrix-columns-spanned="1" table:number-matrix-rows-spanned="1" table:formula="of:=SUM(([Flights.$H$3:.$H$1008]=&quot;P1&quot;)*([Flights.$B$3:.$B$1008]&gt;=[.F$1])*([Flights.$B$3:.$B$1008]&lt;[.G$1])*[Flights.$I$3:.$I$1008])+FLOOR(SUM(([Flights.$H$3:.$H$1008]=&quot;P1&quot;)*([Flights.$B$3:.$B$1008]&gt;=[.F$1])*([Flights.$B$3:.$B$1008]&lt;[.G$1])*[Flights.$J$3:.$J$1008])/60;1)" office:value-type="float" office:value="0">
            <text:p>0</text:p>
          </table:table-cell>
          <table:table-cell table:style-name="ce40" table:number-matrix-columns-spanned="1" table:number-matrix-rows-spanned="1" table:formula="of:=SUM(([Flights.$H$3:.$H$1008]=&quot;P1&quot;)*([Flights.$B$3:.$B$1008]&gt;=[.G$1])*([Flights.$B$3:.$B$1008]&lt;[.H$1])*[Flights.$I$3:.$I$1008])+FLOOR(SUM(([Flights.$H$3:.$H$1008]=&quot;P1&quot;)*([Flights.$B$3:.$B$1008]&gt;=[.G$1])*([Flights.$B$3:.$B$1008]&lt;[.H$1])*[Flights.$J$3:.$J$1008])/60;1)" office:value-type="float" office:value="0">
            <text:p>0</text:p>
          </table:table-cell>
          <table:table-cell table:style-name="ce40" table:number-matrix-columns-spanned="1" table:number-matrix-rows-spanned="1" table:formula="of:=SUM(([Flights.$H$3:.$H$1008]=&quot;P1&quot;)*([Flights.$B$3:.$B$1008]&gt;=[.H$1])*([Flights.$B$3:.$B$1008]&lt;[.I$1])*[Flights.$I$3:.$I$1008])+FLOOR(SUM(([Flights.$H$3:.$H$1008]=&quot;P1&quot;)*([Flights.$B$3:.$B$1008]&gt;=[.H$1])*([Flights.$B$3:.$B$1008]&lt;[.I$1])*[Flights.$J$3:.$J$1008])/60;1)" office:value-type="float" office:value="0">
            <text:p>0</text:p>
          </table:table-cell>
          <table:table-cell table:style-name="ce40" table:number-matrix-columns-spanned="1" table:number-matrix-rows-spanned="1" table:formula="of:=SUM(([Flights.$H$3:.$H$1008]=&quot;P1&quot;)*([Flights.$B$3:.$B$1008]&gt;=[.I$1])*([Flights.$B$3:.$B$1008]&lt;[.J$1])*[Flights.$I$3:.$I$1008])+FLOOR(SUM(([Flights.$H$3:.$H$1008]=&quot;P1&quot;)*([Flights.$B$3:.$B$1008]&gt;=[.I$1])*([Flights.$B$3:.$B$1008]&lt;[.J$1])*[Flights.$J$3:.$J$1008])/60;1)" office:value-type="float" office:value="0">
            <text:p>0</text:p>
          </table:table-cell>
          <table:table-cell table:style-name="ce40" table:number-matrix-columns-spanned="1" table:number-matrix-rows-spanned="1" table:formula="of:=SUM(([Flights.$H$3:.$H$1008]=&quot;P1&quot;)*([Flights.$B$3:.$B$1008]&gt;=[.J$1])*([Flights.$B$3:.$B$1008]&lt;[.K$1])*[Flights.$I$3:.$I$1008])+FLOOR(SUM(([Flights.$H$3:.$H$1008]=&quot;P1&quot;)*([Flights.$B$3:.$B$1008]&gt;=[.J$1])*([Flights.$B$3:.$B$1008]&lt;[.K$1])*[Flights.$J$3:.$J$1008])/60;1)" office:value-type="float" office:value="0">
            <text:p>0</text:p>
          </table:table-cell>
          <table:table-cell table:style-name="ce39" table:number-matrix-columns-spanned="1" table:number-matrix-rows-spanned="1" table:formula="of:=SUM(([Flights.$H$3:.$H$1008]=&quot;P1&quot;)*([Flights.$B$3:.$B$1008]&gt;=[.K$1])*([Flights.$B$3:.$B$1008]&lt;[.L$1])*[Flights.$I$3:.$I$1008])+FLOOR(SUM(([Flights.$H$3:.$H$1008]=&quot;P1&quot;)*([Flights.$B$3:.$B$1008]&gt;=[.K$1])*([Flights.$B$3:.$B$1008]&lt;[.L$1])*[Flights.$J$3:.$J$1008])/60;1)" office:value-type="float" office:value="0">
            <text:p>0</text:p>
          </table:table-cell>
          <table:table-cell table:style-name="ce39" table:number-matrix-columns-spanned="1" table:number-matrix-rows-spanned="1" table:formula="of:=SUM(([Flights.$H$3:.$H$1008]=&quot;P1&quot;)*([Flights.$B$3:.$B$1008]&gt;=[.L$1])*([Flights.$B$3:.$B$1008]&lt;[.M$1])*[Flights.$I$3:.$I$1008])+FLOOR(SUM(([Flights.$H$3:.$H$1008]=&quot;P1&quot;)*([Flights.$B$3:.$B$1008]&gt;=[.L$1])*([Flights.$B$3:.$B$1008]&lt;[.M$1])*[Flights.$J$3:.$J$1008])/60;1)" office:value-type="float" office:value="0">
            <text:p>0</text:p>
          </table:table-cell>
          <table:table-cell table:style-name="ce39" table:number-matrix-columns-spanned="1" table:number-matrix-rows-spanned="1" table:formula="of:=SUM(([Flights.$H$3:.$H$1008]=&quot;P1&quot;)*([Flights.$B$3:.$B$1008]&gt;=[.M$1])*([Flights.$B$3:.$B$1008]&lt;[.N$1])*[Flights.$I$3:.$I$1008])+FLOOR(SUM(([Flights.$H$3:.$H$1008]=&quot;P1&quot;)*([Flights.$B$3:.$B$1008]&gt;=[.M$1])*([Flights.$B$3:.$B$1008]&lt;[.N$1])*[Flights.$J$3:.$J$1008])/60;1)" office:value-type="float" office:value="0">
            <text:p>0</text:p>
          </table:table-cell>
          <table:table-cell table:style-name="ce39" table:number-matrix-columns-spanned="1" table:number-matrix-rows-spanned="1" table:formula="of:=SUM(([Flights.$H$3:.$H$1008]=&quot;P1&quot;)*([Flights.$B$3:.$B$1008]&gt;=[.N$1])*([Flights.$B$3:.$B$1008]&lt;DATE([.$B$1]+1;1;1))*[Flights.$I$3:.$I$1008])+FLOOR(SUM(([Flights.$H$3:.$H$1008]=&quot;P1&quot;)*([Flights.$B$3:.$B$1008]&gt;=[.N$1])*([Flights.$B$3:.$B$1008]&lt;DATE([.$B$1]+1;1;1))*[Flights.$J$3:.$J$1008])/60;1)" office:value-type="float" office:value="0">
            <text:p>0</text:p>
          </table:table-cell>
          <table:table-cell table:style-name="ce44" table:number-matrix-columns-spanned="1" table:number-matrix-rows-spanned="1" table:formula="of:=SUM(([Flights.$H$3:.$H$1008]=&quot;P1&quot;)*([Flights.$B$3:.$B$1008]&gt;=DATE([.$B$1];1;1))*([Flights.$B$3:.$B$1008]&lt;DATE([.$B$1]+1;1;1))*[Flights.$I$3:.$I$1008])+FLOOR(SUM(([Flights.$H$3:.$H$1008]=&quot;P1&quot;)*([Flights.$B$3:.$B$1008]&gt;=DATE([.$B$1];1;1))*([Flights.$B$3:.$B$1008]&lt;DATE([.$B$1]+1;1;1))*[Flights.$J$3:.$J$1008])/60;1)" office:value-type="float" office:value="5">
            <text:p>5</text:p>
          </table:table-cell>
          <table:table-cell table:number-columns-repeated="240"/>
        </table:table-row>
        <table:table-row table:style-name="ro4">
          <table:covered-table-cell table:style-name="ce33"/>
          <table:table-cell table:style-name="ce32" office:value-type="string">
            <text:p>Time (mins)</text:p>
          </table:table-cell>
          <table:table-cell table:style-name="ce39" table:number-matrix-columns-spanned="1" table:number-matrix-rows-spanned="1" table:formula="of:=MOD(SUM(([Flights.$H$3:.$H$1008]=&quot;P1&quot;)*([Flights.$B$3:.$B$1008]&gt;=[.C$1])*([Flights.$B$3:.$B$1008]&lt;[.D$1])*[Flights.$J$3:.$J$1008]);60)" office:value-type="float" office:value="30">
            <text:p>30</text:p>
          </table:table-cell>
          <table:table-cell table:style-name="ce39" table:number-matrix-columns-spanned="1" table:number-matrix-rows-spanned="1" table:formula="of:=MOD(SUM(([Flights.$H$3:.$H$1008]=&quot;P1&quot;)*([Flights.$B$3:.$B$1008]&gt;=[.D$1])*([Flights.$B$3:.$B$1008]&lt;[.E$1])*[Flights.$J$3:.$J$1008]);60)" office:value-type="float" office:value="0">
            <text:p>0</text:p>
          </table:table-cell>
          <table:table-cell table:style-name="ce39" table:number-matrix-columns-spanned="1" table:number-matrix-rows-spanned="1" table:formula="of:=MOD(SUM(([Flights.$H$3:.$H$1008]=&quot;P1&quot;)*([Flights.$B$3:.$B$1008]&gt;=[.E$1])*([Flights.$B$3:.$B$1008]&lt;[.F$1])*[Flights.$J$3:.$J$1008]);60)" office:value-type="float" office:value="0">
            <text:p>0</text:p>
          </table:table-cell>
          <table:table-cell table:style-name="ce39" table:number-matrix-columns-spanned="1" table:number-matrix-rows-spanned="1" table:formula="of:=MOD(SUM(([Flights.$H$3:.$H$1008]=&quot;P1&quot;)*([Flights.$B$3:.$B$1008]&gt;=[.F$1])*([Flights.$B$3:.$B$1008]&lt;[.G$1])*[Flights.$J$3:.$J$1008]);60)" office:value-type="float" office:value="0">
            <text:p>0</text:p>
          </table:table-cell>
          <table:table-cell table:style-name="ce39" table:number-matrix-columns-spanned="1" table:number-matrix-rows-spanned="1" table:formula="of:=MOD(SUM(([Flights.$H$3:.$H$1008]=&quot;P1&quot;)*([Flights.$B$3:.$B$1008]&gt;=[.G$1])*([Flights.$B$3:.$B$1008]&lt;[.H$1])*[Flights.$J$3:.$J$1008]);60)" office:value-type="float" office:value="0">
            <text:p>0</text:p>
          </table:table-cell>
          <table:table-cell table:style-name="ce39" table:number-matrix-columns-spanned="1" table:number-matrix-rows-spanned="1" table:formula="of:=MOD(SUM(([Flights.$H$3:.$H$1008]=&quot;P1&quot;)*([Flights.$B$3:.$B$1008]&gt;=[.H$1])*([Flights.$B$3:.$B$1008]&lt;[.I$1])*[Flights.$J$3:.$J$1008]);60)" office:value-type="float" office:value="0">
            <text:p>0</text:p>
          </table:table-cell>
          <table:table-cell table:style-name="ce39" table:number-matrix-columns-spanned="1" table:number-matrix-rows-spanned="1" table:formula="of:=MOD(SUM(([Flights.$H$3:.$H$1008]=&quot;P1&quot;)*([Flights.$B$3:.$B$1008]&gt;=[.I$1])*([Flights.$B$3:.$B$1008]&lt;[.J$1])*[Flights.$J$3:.$J$1008]);60)" office:value-type="float" office:value="0">
            <text:p>0</text:p>
          </table:table-cell>
          <table:table-cell table:style-name="ce39" table:number-matrix-columns-spanned="1" table:number-matrix-rows-spanned="1" table:formula="of:=MOD(SUM(([Flights.$H$3:.$H$1008]=&quot;P1&quot;)*([Flights.$B$3:.$B$1008]&gt;=[.J$1])*([Flights.$B$3:.$B$1008]&lt;[.K$1])*[Flights.$J$3:.$J$1008]);60)" office:value-type="float" office:value="0">
            <text:p>0</text:p>
          </table:table-cell>
          <table:table-cell table:style-name="ce39" table:number-matrix-columns-spanned="1" table:number-matrix-rows-spanned="1" table:formula="of:=MOD(SUM(([Flights.$H$3:.$H$1008]=&quot;P1&quot;)*([Flights.$B$3:.$B$1008]&gt;=[.K$1])*([Flights.$B$3:.$B$1008]&lt;[.L$1])*[Flights.$J$3:.$J$1008]);60)" office:value-type="float" office:value="0">
            <text:p>0</text:p>
          </table:table-cell>
          <table:table-cell table:style-name="ce39" table:number-matrix-columns-spanned="1" table:number-matrix-rows-spanned="1" table:formula="of:=MOD(SUM(([Flights.$H$3:.$H$1008]=&quot;P1&quot;)*([Flights.$B$3:.$B$1008]&gt;=[.L$1])*([Flights.$B$3:.$B$1008]&lt;[.M$1])*[Flights.$J$3:.$J$1008]);60)" office:value-type="float" office:value="0">
            <text:p>0</text:p>
          </table:table-cell>
          <table:table-cell table:style-name="ce39" table:number-matrix-columns-spanned="1" table:number-matrix-rows-spanned="1" table:formula="of:=MOD(SUM(([Flights.$H$3:.$H$1008]=&quot;P1&quot;)*([Flights.$B$3:.$B$1008]&gt;=[.M$1])*([Flights.$B$3:.$B$1008]&lt;[.N$1])*[Flights.$J$3:.$J$1008]);60)" office:value-type="float" office:value="0">
            <text:p>0</text:p>
          </table:table-cell>
          <table:table-cell table:style-name="ce39" table:number-matrix-columns-spanned="1" table:number-matrix-rows-spanned="1" table:formula="of:=MOD(SUM(([Flights.$H$3:.$H$1008]=&quot;P1&quot;)*([Flights.$B$3:.$B$1008]&gt;=[.N$1])*([Flights.$B$3:.$B$1008]&lt;DATE([.$B$1]+1;1;1))*[Flights.$J$3:.$J$1008]);60)" office:value-type="float" office:value="0">
            <text:p>0</text:p>
          </table:table-cell>
          <table:table-cell table:style-name="ce45" table:number-matrix-columns-spanned="1" table:number-matrix-rows-spanned="1" table:formula="of:=MOD(SUM(([Flights.$H$3:.$H$1008]=&quot;P1&quot;)*([Flights.$B$3:.$B$1008]&gt;=DATE([.$B$1];1;1))*([Flights.$B$3:.$B$1008]&lt;DATE([.$B$1]+1;1;1))*[Flights.$J$3:.$J$1008]);60)" office:value-type="float" office:value="30">
            <text:p>30</text:p>
          </table:table-cell>
          <table:table-cell table:number-columns-repeated="240"/>
        </table:table-row>
        <table:table-row table:style-name="ro4">
          <table:covered-table-cell table:style-name="ce33"/>
          <table:table-cell table:style-name="ce32" office:value-type="string">
            <text:p>Kms. Flown</text:p>
          </table:table-cell>
          <table:table-cell table:style-name="ce39" table:number-matrix-columns-spanned="1" table:number-matrix-rows-spanned="1" table:formula="of:=SUM(([Flights.$H$3:.$H$1008]=&quot;P1&quot;)*([Flights.$B$3:.$B$1008]&gt;=[.C$1])*([Flights.$B$3:.$B$1008]&lt;[.D$1])*[Flights.$K$3:.$K$1008])" office:value-type="float" office:value="750">
            <text:p>750</text:p>
          </table:table-cell>
          <table:table-cell table:style-name="ce39" table:number-matrix-columns-spanned="1" table:number-matrix-rows-spanned="1" table:formula="of:=SUM(([Flights.$H$3:.$H$1008]=&quot;P1&quot;)*([Flights.$B$3:.$B$1008]&gt;=[.D$1])*([Flights.$B$3:.$B$1008]&lt;[.E$1])*[Flights.$K$3:.$K$1008])" office:value-type="float" office:value="0">
            <text:p>0</text:p>
          </table:table-cell>
          <table:table-cell table:style-name="ce39" table:number-matrix-columns-spanned="1" table:number-matrix-rows-spanned="1" table:formula="of:=SUM(([Flights.$H$3:.$H$1008]=&quot;P1&quot;)*([Flights.$B$3:.$B$1008]&gt;=[.E$1])*([Flights.$B$3:.$B$1008]&lt;[.F$1])*[Flights.$K$3:.$K$1008])" office:value-type="float" office:value="0">
            <text:p>0</text:p>
          </table:table-cell>
          <table:table-cell table:style-name="ce39" table:number-matrix-columns-spanned="1" table:number-matrix-rows-spanned="1" table:formula="of:=SUM(([Flights.$H$3:.$H$1008]=&quot;P1&quot;)*([Flights.$B$3:.$B$1008]&gt;=[.F$1])*([Flights.$B$3:.$B$1008]&lt;[.G$1])*[Flights.$K$3:.$K$1008])" office:value-type="float" office:value="0">
            <text:p>0</text:p>
          </table:table-cell>
          <table:table-cell table:style-name="ce39" table:number-matrix-columns-spanned="1" table:number-matrix-rows-spanned="1" table:formula="of:=SUM(([Flights.$H$3:.$H$1008]=&quot;P1&quot;)*([Flights.$B$3:.$B$1008]&gt;=[.G$1])*([Flights.$B$3:.$B$1008]&lt;[.H$1])*[Flights.$K$3:.$K$1008])" office:value-type="float" office:value="0">
            <text:p>0</text:p>
          </table:table-cell>
          <table:table-cell table:style-name="ce39" table:number-matrix-columns-spanned="1" table:number-matrix-rows-spanned="1" table:formula="of:=SUM(([Flights.$H$3:.$H$1008]=&quot;P1&quot;)*([Flights.$B$3:.$B$1008]&gt;=[.H$1])*([Flights.$B$3:.$B$1008]&lt;[.I$1])*[Flights.$K$3:.$K$1008])" office:value-type="float" office:value="0">
            <text:p>0</text:p>
          </table:table-cell>
          <table:table-cell table:style-name="ce39" table:number-matrix-columns-spanned="1" table:number-matrix-rows-spanned="1" table:formula="of:=SUM(([Flights.$H$3:.$H$1008]=&quot;P1&quot;)*([Flights.$B$3:.$B$1008]&gt;=[.I$1])*([Flights.$B$3:.$B$1008]&lt;[.J$1])*[Flights.$K$3:.$K$1008])" office:value-type="float" office:value="0">
            <text:p>0</text:p>
          </table:table-cell>
          <table:table-cell table:style-name="ce39" table:number-matrix-columns-spanned="1" table:number-matrix-rows-spanned="1" table:formula="of:=SUM(([Flights.$H$3:.$H$1008]=&quot;P1&quot;)*([Flights.$B$3:.$B$1008]&gt;=[.J$1])*([Flights.$B$3:.$B$1008]&lt;[.K$1])*[Flights.$K$3:.$K$1008])" office:value-type="float" office:value="0">
            <text:p>0</text:p>
          </table:table-cell>
          <table:table-cell table:style-name="ce39" table:number-matrix-columns-spanned="1" table:number-matrix-rows-spanned="1" table:formula="of:=SUM(([Flights.$H$3:.$H$1008]=&quot;P1&quot;)*([Flights.$B$3:.$B$1008]&gt;=[.K$1])*([Flights.$B$3:.$B$1008]&lt;[.L$1])*[Flights.$K$3:.$K$1008])" office:value-type="float" office:value="0">
            <text:p>0</text:p>
          </table:table-cell>
          <table:table-cell table:style-name="ce39" table:number-matrix-columns-spanned="1" table:number-matrix-rows-spanned="1" table:formula="of:=SUM(([Flights.$H$3:.$H$1008]=&quot;P1&quot;)*([Flights.$B$3:.$B$1008]&gt;=[.L$1])*([Flights.$B$3:.$B$1008]&lt;[.M$1])*[Flights.$K$3:.$K$1008])" office:value-type="float" office:value="0">
            <text:p>0</text:p>
          </table:table-cell>
          <table:table-cell table:style-name="ce39" table:number-matrix-columns-spanned="1" table:number-matrix-rows-spanned="1" table:formula="of:=SUM(([Flights.$H$3:.$H$1008]=&quot;P1&quot;)*([Flights.$B$3:.$B$1008]&gt;=[.M$1])*([Flights.$B$3:.$B$1008]&lt;[.N$1])*[Flights.$K$3:.$K$1008])" office:value-type="float" office:value="0">
            <text:p>0</text:p>
          </table:table-cell>
          <table:table-cell table:style-name="ce39" table:number-matrix-columns-spanned="1" table:number-matrix-rows-spanned="1" table:formula="of:=SUM(([Flights.$H$3:.$H$1008]=&quot;P1&quot;)*([Flights.$B$3:.$B$1008]&gt;=[.N$1])*([Flights.$B$3:.$B$1008]&lt;DATE([.$B$1]+1;1;1))*[Flights.$K$3:.$K$1008])" office:value-type="float" office:value="0">
            <text:p>0</text:p>
          </table:table-cell>
          <table:table-cell table:style-name="ce45" table:number-matrix-columns-spanned="1" table:number-matrix-rows-spanned="1" table:formula="of:=SUM(([Flights.$H$3:.$H$1008]=&quot;P1&quot;)*([Flights.$B$3:.$B$1008]&gt;=DATE([.$B$1];1;1))*([Flights.$B$3:.$B$1008]&lt;DATE([.$B$1]+1;1;1))*[Flights.$K$3:.$K$1008])" office:value-type="float" office:value="750">
            <text:p>750</text:p>
          </table:table-cell>
          <table:table-cell table:number-columns-repeated="240"/>
        </table:table-row>
        <table:table-row table:style-name="ro4">
          <table:table-cell table:style-name="ce32" office:value-type="string" table:number-columns-spanned="1" table:number-rows-spanned="4">
            <text:p>P2</text:p>
          </table:table-cell>
          <table:table-cell table:style-name="ce32" office:value-type="string">
            <text:p>No. of Flights</text:p>
          </table:table-cell>
          <table:table-cell table:style-name="ce39" table:number-matrix-columns-spanned="1" table:number-matrix-rows-spanned="1" table:formula="of:=SUM(([Flights.$H$3:.$H$1008]=&quot;P2&quot;)*([Flights.$B$3:.$B$1008]&gt;=[.C$1])*([Flights.$B$3:.$B$1008]&lt;[.D$1]))" office:value-type="float" office:value="0">
            <text:p>0</text:p>
          </table:table-cell>
          <table:table-cell table:style-name="ce39" table:number-matrix-columns-spanned="1" table:number-matrix-rows-spanned="1" table:formula="of:=SUM(([Flights.$H$3:.$H$1008]=&quot;P2&quot;)*([Flights.$B$3:.$B$1008]&gt;=[.D$1])*([Flights.$B$3:.$B$1008]&lt;[.E$1]))" office:value-type="float" office:value="0">
            <text:p>0</text:p>
          </table:table-cell>
          <table:table-cell table:style-name="ce39" table:number-matrix-columns-spanned="1" table:number-matrix-rows-spanned="1" table:formula="of:=SUM(([Flights.$H$3:.$H$1008]=&quot;P2&quot;)*([Flights.$B$3:.$B$1008]&gt;=[.E$1])*([Flights.$B$3:.$B$1008]&lt;[.F$1]))" office:value-type="float" office:value="0">
            <text:p>0</text:p>
          </table:table-cell>
          <table:table-cell table:style-name="ce39" table:number-matrix-columns-spanned="1" table:number-matrix-rows-spanned="1" table:formula="of:=SUM(([Flights.$H$3:.$H$1008]=&quot;P2&quot;)*([Flights.$B$3:.$B$1008]&gt;=[.F$1])*([Flights.$B$3:.$B$1008]&lt;[.G$1]))" office:value-type="float" office:value="0">
            <text:p>0</text:p>
          </table:table-cell>
          <table:table-cell table:style-name="ce39" table:number-matrix-columns-spanned="1" table:number-matrix-rows-spanned="1" table:formula="of:=SUM(([Flights.$H$3:.$H$1008]=&quot;P2&quot;)*([Flights.$B$3:.$B$1008]&gt;=[.G$1])*([Flights.$B$3:.$B$1008]&lt;[.H$1]))" office:value-type="float" office:value="0">
            <text:p>0</text:p>
          </table:table-cell>
          <table:table-cell table:style-name="ce39" table:number-matrix-columns-spanned="1" table:number-matrix-rows-spanned="1" table:formula="of:=SUM(([Flights.$H$3:.$H$1008]=&quot;P2&quot;)*([Flights.$B$3:.$B$1008]&gt;=[.H$1])*([Flights.$B$3:.$B$1008]&lt;[.I$1]))" office:value-type="float" office:value="0">
            <text:p>0</text:p>
          </table:table-cell>
          <table:table-cell table:style-name="ce39" table:number-matrix-columns-spanned="1" table:number-matrix-rows-spanned="1" table:formula="of:=SUM(([Flights.$H$3:.$H$1008]=&quot;P2&quot;)*([Flights.$B$3:.$B$1008]&gt;=[.I$1])*([Flights.$B$3:.$B$1008]&lt;[.J$1]))" office:value-type="float" office:value="0">
            <text:p>0</text:p>
          </table:table-cell>
          <table:table-cell table:style-name="ce39" table:number-matrix-columns-spanned="1" table:number-matrix-rows-spanned="1" table:formula="of:=SUM(([Flights.$H$3:.$H$1008]=&quot;P2&quot;)*([Flights.$B$3:.$B$1008]&gt;=[.J$1])*([Flights.$B$3:.$B$1008]&lt;[.K$1]))" office:value-type="float" office:value="0">
            <text:p>0</text:p>
          </table:table-cell>
          <table:table-cell table:style-name="ce39" table:number-matrix-columns-spanned="1" table:number-matrix-rows-spanned="1" table:formula="of:=SUM(([Flights.$H$3:.$H$1008]=&quot;P2&quot;)*([Flights.$B$3:.$B$1008]&gt;=[.K$1])*([Flights.$B$3:.$B$1008]&lt;[.L$1]))" office:value-type="float" office:value="0">
            <text:p>0</text:p>
          </table:table-cell>
          <table:table-cell table:style-name="ce39" table:number-matrix-columns-spanned="1" table:number-matrix-rows-spanned="1" table:formula="of:=SUM(([Flights.$H$3:.$H$1008]=&quot;P2&quot;)*([Flights.$B$3:.$B$1008]&gt;=[.L$1])*([Flights.$B$3:.$B$1008]&lt;[.M$1]))" office:value-type="float" office:value="0">
            <text:p>0</text:p>
          </table:table-cell>
          <table:table-cell table:style-name="ce39" table:number-matrix-columns-spanned="1" table:number-matrix-rows-spanned="1" table:formula="of:=SUM(([Flights.$H$3:.$H$1008]=&quot;P2&quot;)*([Flights.$B$3:.$B$1008]&gt;=[.M$1])*([Flights.$B$3:.$B$1008]&lt;[.N$1]))" office:value-type="float" office:value="0">
            <text:p>0</text:p>
          </table:table-cell>
          <table:table-cell table:style-name="ce39" table:number-matrix-columns-spanned="1" table:number-matrix-rows-spanned="1" table:formula="of:=SUM(([Flights.$H$3:.$H$1008]=&quot;P2&quot;)*([Flights.$B$3:.$B$1008]&gt;=[.N$1])*([Flights.$B$3:.$B$1008]&lt;DATE([.$B$1]+1;1;1)))" office:value-type="float" office:value="0">
            <text:p>0</text:p>
          </table:table-cell>
          <table:table-cell table:style-name="ce43" table:number-matrix-columns-spanned="1" table:number-matrix-rows-spanned="1" table:formula="of:=SUM(([Flights.$H$3:.$H$1008]=&quot;P2&quot;)*([Flights.$B$3:.$B$1008]&gt;=DATE([.$B$1];1;1))*([Flights.$B$3:.$B$1008]&lt;DATE([.$B$1]+1;1;1)))" office:value-type="float" office:value="0">
            <text:p>0</text:p>
          </table:table-cell>
          <table:table-cell table:number-columns-repeated="240"/>
        </table:table-row>
        <table:table-row table:style-name="ro4">
          <table:covered-table-cell table:style-name="Default"/>
          <table:table-cell table:style-name="ce32" office:value-type="string">
            <text:p>Time (hrs)</text:p>
          </table:table-cell>
          <table:table-cell table:style-name="ce40" table:number-matrix-columns-spanned="1" table:number-matrix-rows-spanned="1" table:formula="of:=SUM(([Flights.$H$3:.$H$1008]=&quot;P2&quot;)*([Flights.$B$3:.$B$1008]&gt;=[.C$1])*([Flights.$B$3:.$B$1008]&lt;[.D$1])*[Flights.$I$3:.$I$1008])+FLOOR(SUM(([Flights.$H$3:.$H$1008]=&quot;P2&quot;)*([Flights.$B$3:.$B$1008]&gt;=[.C$1])*([Flights.$B$3:.$B$1008]&lt;[.D$1])*[Flights.$J$3:.$J$1008])/60;1)" office:value-type="float" office:value="0">
            <text:p>0</text:p>
          </table:table-cell>
          <table:table-cell table:style-name="ce40" table:number-matrix-columns-spanned="1" table:number-matrix-rows-spanned="1" table:formula="of:=SUM(([Flights.$H$3:.$H$1008]=&quot;P2&quot;)*([Flights.$B$3:.$B$1008]&gt;=[.D$1])*([Flights.$B$3:.$B$1008]&lt;[.E$1])*[Flights.$I$3:.$I$1008])+FLOOR(SUM(([Flights.$H$3:.$H$1008]=&quot;P2&quot;)*([Flights.$B$3:.$B$1008]&gt;=[.D$1])*([Flights.$B$3:.$B$1008]&lt;[.E$1])*[Flights.$J$3:.$J$1008])/60;1)" office:value-type="float" office:value="0">
            <text:p>0</text:p>
          </table:table-cell>
          <table:table-cell table:style-name="ce40" table:number-matrix-columns-spanned="1" table:number-matrix-rows-spanned="1" table:formula="of:=SUM(([Flights.$H$3:.$H$1008]=&quot;P2&quot;)*([Flights.$B$3:.$B$1008]&gt;=[.E$1])*([Flights.$B$3:.$B$1008]&lt;[.F$1])*[Flights.$I$3:.$I$1008])+FLOOR(SUM(([Flights.$H$3:.$H$1008]=&quot;P2&quot;)*([Flights.$B$3:.$B$1008]&gt;=[.E$1])*([Flights.$B$3:.$B$1008]&lt;[.F$1])*[Flights.$J$3:.$J$1008])/60;1)" office:value-type="float" office:value="0">
            <text:p>0</text:p>
          </table:table-cell>
          <table:table-cell table:style-name="ce40" table:number-matrix-columns-spanned="1" table:number-matrix-rows-spanned="1" table:formula="of:=SUM(([Flights.$H$3:.$H$1008]=&quot;P2&quot;)*([Flights.$B$3:.$B$1008]&gt;=[.F$1])*([Flights.$B$3:.$B$1008]&lt;[.G$1])*[Flights.$I$3:.$I$1008])+FLOOR(SUM(([Flights.$H$3:.$H$1008]=&quot;P2&quot;)*([Flights.$B$3:.$B$1008]&gt;=[.F$1])*([Flights.$B$3:.$B$1008]&lt;[.G$1])*[Flights.$J$3:.$J$1008])/60;1)" office:value-type="float" office:value="0">
            <text:p>0</text:p>
          </table:table-cell>
          <table:table-cell table:style-name="ce40" table:number-matrix-columns-spanned="1" table:number-matrix-rows-spanned="1" table:formula="of:=SUM(([Flights.$H$3:.$H$1008]=&quot;P2&quot;)*([Flights.$B$3:.$B$1008]&gt;=[.G$1])*([Flights.$B$3:.$B$1008]&lt;[.H$1])*[Flights.$I$3:.$I$1008])+FLOOR(SUM(([Flights.$H$3:.$H$1008]=&quot;P2&quot;)*([Flights.$B$3:.$B$1008]&gt;=[.G$1])*([Flights.$B$3:.$B$1008]&lt;[.H$1])*[Flights.$J$3:.$J$1008])/60;1)" office:value-type="float" office:value="0">
            <text:p>0</text:p>
          </table:table-cell>
          <table:table-cell table:style-name="ce40" table:number-matrix-columns-spanned="1" table:number-matrix-rows-spanned="1" table:formula="of:=SUM(([Flights.$H$3:.$H$1008]=&quot;P2&quot;)*([Flights.$B$3:.$B$1008]&gt;=[.H$1])*([Flights.$B$3:.$B$1008]&lt;[.I$1])*[Flights.$I$3:.$I$1008])+FLOOR(SUM(([Flights.$H$3:.$H$1008]=&quot;P2&quot;)*([Flights.$B$3:.$B$1008]&gt;=[.H$1])*([Flights.$B$3:.$B$1008]&lt;[.I$1])*[Flights.$J$3:.$J$1008])/60;1)" office:value-type="float" office:value="0">
            <text:p>0</text:p>
          </table:table-cell>
          <table:table-cell table:style-name="ce40" table:number-matrix-columns-spanned="1" table:number-matrix-rows-spanned="1" table:formula="of:=SUM(([Flights.$H$3:.$H$1008]=&quot;P2&quot;)*([Flights.$B$3:.$B$1008]&gt;=[.I$1])*([Flights.$B$3:.$B$1008]&lt;[.J$1])*[Flights.$I$3:.$I$1008])+FLOOR(SUM(([Flights.$H$3:.$H$1008]=&quot;P2&quot;)*([Flights.$B$3:.$B$1008]&gt;=[.I$1])*([Flights.$B$3:.$B$1008]&lt;[.J$1])*[Flights.$J$3:.$J$1008])/60;1)" office:value-type="float" office:value="0">
            <text:p>0</text:p>
          </table:table-cell>
          <table:table-cell table:style-name="ce40" table:number-matrix-columns-spanned="1" table:number-matrix-rows-spanned="1" table:formula="of:=SUM(([Flights.$H$3:.$H$1008]=&quot;P2&quot;)*([Flights.$B$3:.$B$1008]&gt;=[.J$1])*([Flights.$B$3:.$B$1008]&lt;[.K$1])*[Flights.$I$3:.$I$1008])+FLOOR(SUM(([Flights.$H$3:.$H$1008]=&quot;P2&quot;)*([Flights.$B$3:.$B$1008]&gt;=[.J$1])*([Flights.$B$3:.$B$1008]&lt;[.K$1])*[Flights.$J$3:.$J$1008])/60;1)" office:value-type="float" office:value="0">
            <text:p>0</text:p>
          </table:table-cell>
          <table:table-cell table:style-name="ce39" table:number-matrix-columns-spanned="1" table:number-matrix-rows-spanned="1" table:formula="of:=SUM(([Flights.$H$3:.$H$1008]=&quot;P2&quot;)*([Flights.$B$3:.$B$1008]&gt;=[.K$1])*([Flights.$B$3:.$B$1008]&lt;[.L$1])*[Flights.$I$3:.$I$1008])+FLOOR(SUM(([Flights.$H$3:.$H$1008]=&quot;P2&quot;)*([Flights.$B$3:.$B$1008]&gt;=[.K$1])*([Flights.$B$3:.$B$1008]&lt;[.L$1])*[Flights.$J$3:.$J$1008])/60;1)" office:value-type="float" office:value="0">
            <text:p>0</text:p>
          </table:table-cell>
          <table:table-cell table:style-name="ce39" table:number-matrix-columns-spanned="1" table:number-matrix-rows-spanned="1" table:formula="of:=SUM(([Flights.$H$3:.$H$1008]=&quot;P2&quot;)*([Flights.$B$3:.$B$1008]&gt;=[.L$1])*([Flights.$B$3:.$B$1008]&lt;[.M$1])*[Flights.$I$3:.$I$1008])+FLOOR(SUM(([Flights.$H$3:.$H$1008]=&quot;P2&quot;)*([Flights.$B$3:.$B$1008]&gt;=[.L$1])*([Flights.$B$3:.$B$1008]&lt;[.M$1])*[Flights.$J$3:.$J$1008])/60;1)" office:value-type="float" office:value="0">
            <text:p>0</text:p>
          </table:table-cell>
          <table:table-cell table:style-name="ce39" table:number-matrix-columns-spanned="1" table:number-matrix-rows-spanned="1" table:formula="of:=SUM(([Flights.$H$3:.$H$1008]=&quot;P2&quot;)*([Flights.$B$3:.$B$1008]&gt;=[.M$1])*([Flights.$B$3:.$B$1008]&lt;[.N$1])*[Flights.$I$3:.$I$1008])+FLOOR(SUM(([Flights.$H$3:.$H$1008]=&quot;P2&quot;)*([Flights.$B$3:.$B$1008]&gt;=[.M$1])*([Flights.$B$3:.$B$1008]&lt;[.N$1])*[Flights.$J$3:.$J$1008])/60;1)" office:value-type="float" office:value="0">
            <text:p>0</text:p>
          </table:table-cell>
          <table:table-cell table:style-name="ce39" table:number-matrix-columns-spanned="1" table:number-matrix-rows-spanned="1" table:formula="of:=SUM(([Flights.$H$3:.$H$1008]=&quot;P2&quot;)*([Flights.$B$3:.$B$1008]&gt;=[.N$1])*([Flights.$B$3:.$B$1008]&lt;DATE([.$B$1]+1;1;1))*[Flights.$I$3:.$I$1008])+FLOOR(SUM(([Flights.$H$3:.$H$1008]=&quot;P2&quot;)*([Flights.$B$3:.$B$1008]&gt;=[.N$1])*([Flights.$B$3:.$B$1008]&lt;DATE([.$B$1]+1;1;1))*[Flights.$J$3:.$J$1008])/60;1)" office:value-type="float" office:value="0">
            <text:p>0</text:p>
          </table:table-cell>
          <table:table-cell table:style-name="ce44" table:number-matrix-columns-spanned="1" table:number-matrix-rows-spanned="1" table:formula="of:=SUM(([Flights.$H$3:.$H$1008]=&quot;P2&quot;)*([Flights.$B$3:.$B$1008]&gt;=DATE([.$B$1];1;1))*([Flights.$B$3:.$B$1008]&lt;DATE([.$B$1]+1;1;1))*[Flights.$I$3:.$I$1008])+FLOOR(SUM(([Flights.$H$3:.$H$1008]=&quot;P2&quot;)*([Flights.$B$3:.$B$1008]&gt;=DATE([.$B$1];1;1))*([Flights.$B$3:.$B$1008]&lt;DATE([.$B$1]+1;1;1))*[Flights.$J$3:.$J$1008])/60;1)" office:value-type="float" office:value="0">
            <text:p>0</text:p>
          </table:table-cell>
          <table:table-cell table:number-columns-repeated="240"/>
        </table:table-row>
        <table:table-row table:style-name="ro4">
          <table:covered-table-cell table:style-name="ce33"/>
          <table:table-cell table:style-name="ce32" office:value-type="string">
            <text:p>Time (mins)</text:p>
          </table:table-cell>
          <table:table-cell table:style-name="ce39" table:number-matrix-columns-spanned="1" table:number-matrix-rows-spanned="1" table:formula="of:=MOD(SUM(([Flights.$H$3:.$H$1008]=&quot;P2&quot;)*([Flights.$B$3:.$B$1008]&gt;=[.C$1])*([Flights.$B$3:.$B$1008]&lt;[.D$1])*[Flights.$J$3:.$J$1008]);60)" office:value-type="float" office:value="0">
            <text:p>0</text:p>
          </table:table-cell>
          <table:table-cell table:style-name="ce39" table:number-matrix-columns-spanned="1" table:number-matrix-rows-spanned="1" table:formula="of:=MOD(SUM(([Flights.$H$3:.$H$1008]=&quot;P2&quot;)*([Flights.$B$3:.$B$1008]&gt;=[.D$1])*([Flights.$B$3:.$B$1008]&lt;[.E$1])*[Flights.$J$3:.$J$1008]);60)" office:value-type="float" office:value="0">
            <text:p>0</text:p>
          </table:table-cell>
          <table:table-cell table:style-name="ce39" table:number-matrix-columns-spanned="1" table:number-matrix-rows-spanned="1" table:formula="of:=MOD(SUM(([Flights.$H$3:.$H$1008]=&quot;P2&quot;)*([Flights.$B$3:.$B$1008]&gt;=[.E$1])*([Flights.$B$3:.$B$1008]&lt;[.F$1])*[Flights.$J$3:.$J$1008]);60)" office:value-type="float" office:value="0">
            <text:p>0</text:p>
          </table:table-cell>
          <table:table-cell table:style-name="ce39" table:number-matrix-columns-spanned="1" table:number-matrix-rows-spanned="1" table:formula="of:=MOD(SUM(([Flights.$H$3:.$H$1008]=&quot;P2&quot;)*([Flights.$B$3:.$B$1008]&gt;=[.F$1])*([Flights.$B$3:.$B$1008]&lt;[.G$1])*[Flights.$J$3:.$J$1008]);60)" office:value-type="float" office:value="0">
            <text:p>0</text:p>
          </table:table-cell>
          <table:table-cell table:style-name="ce39" table:number-matrix-columns-spanned="1" table:number-matrix-rows-spanned="1" table:formula="of:=MOD(SUM(([Flights.$H$3:.$H$1008]=&quot;P2&quot;)*([Flights.$B$3:.$B$1008]&gt;=[.G$1])*([Flights.$B$3:.$B$1008]&lt;[.H$1])*[Flights.$J$3:.$J$1008]);60)" office:value-type="float" office:value="0">
            <text:p>0</text:p>
          </table:table-cell>
          <table:table-cell table:style-name="ce39" table:number-matrix-columns-spanned="1" table:number-matrix-rows-spanned="1" table:formula="of:=MOD(SUM(([Flights.$H$3:.$H$1008]=&quot;P2&quot;)*([Flights.$B$3:.$B$1008]&gt;=[.H$1])*([Flights.$B$3:.$B$1008]&lt;[.I$1])*[Flights.$J$3:.$J$1008]);60)" office:value-type="float" office:value="0">
            <text:p>0</text:p>
          </table:table-cell>
          <table:table-cell table:style-name="ce39" table:number-matrix-columns-spanned="1" table:number-matrix-rows-spanned="1" table:formula="of:=MOD(SUM(([Flights.$H$3:.$H$1008]=&quot;P2&quot;)*([Flights.$B$3:.$B$1008]&gt;=[.I$1])*([Flights.$B$3:.$B$1008]&lt;[.J$1])*[Flights.$J$3:.$J$1008]);60)" office:value-type="float" office:value="0">
            <text:p>0</text:p>
          </table:table-cell>
          <table:table-cell table:style-name="ce39" table:number-matrix-columns-spanned="1" table:number-matrix-rows-spanned="1" table:formula="of:=MOD(SUM(([Flights.$H$3:.$H$1008]=&quot;P2&quot;)*([Flights.$B$3:.$B$1008]&gt;=[.J$1])*([Flights.$B$3:.$B$1008]&lt;[.K$1])*[Flights.$J$3:.$J$1008]);60)" office:value-type="float" office:value="0">
            <text:p>0</text:p>
          </table:table-cell>
          <table:table-cell table:style-name="ce39" table:number-matrix-columns-spanned="1" table:number-matrix-rows-spanned="1" table:formula="of:=MOD(SUM(([Flights.$H$3:.$H$1008]=&quot;P2&quot;)*([Flights.$B$3:.$B$1008]&gt;=[.K$1])*([Flights.$B$3:.$B$1008]&lt;[.L$1])*[Flights.$J$3:.$J$1008]);60)" office:value-type="float" office:value="0">
            <text:p>0</text:p>
          </table:table-cell>
          <table:table-cell table:style-name="ce39" table:number-matrix-columns-spanned="1" table:number-matrix-rows-spanned="1" table:formula="of:=MOD(SUM(([Flights.$H$3:.$H$1008]=&quot;P2&quot;)*([Flights.$B$3:.$B$1008]&gt;=[.L$1])*([Flights.$B$3:.$B$1008]&lt;[.M$1])*[Flights.$J$3:.$J$1008]);60)" office:value-type="float" office:value="0">
            <text:p>0</text:p>
          </table:table-cell>
          <table:table-cell table:style-name="ce39" table:number-matrix-columns-spanned="1" table:number-matrix-rows-spanned="1" table:formula="of:=MOD(SUM(([Flights.$H$3:.$H$1008]=&quot;P2&quot;)*([Flights.$B$3:.$B$1008]&gt;=[.M$1])*([Flights.$B$3:.$B$1008]&lt;[.N$1])*[Flights.$J$3:.$J$1008]);60)" office:value-type="float" office:value="0">
            <text:p>0</text:p>
          </table:table-cell>
          <table:table-cell table:style-name="ce39" table:number-matrix-columns-spanned="1" table:number-matrix-rows-spanned="1" table:formula="of:=MOD(SUM(([Flights.$H$3:.$H$1008]=&quot;P2&quot;)*([Flights.$B$3:.$B$1008]&gt;=[.N$1])*([Flights.$B$3:.$B$1008]&lt;DATE([.$B$1]+1;1;1))*[Flights.$J$3:.$J$1008]);60)" office:value-type="float" office:value="0">
            <text:p>0</text:p>
          </table:table-cell>
          <table:table-cell table:style-name="ce45" table:number-matrix-columns-spanned="1" table:number-matrix-rows-spanned="1" table:formula="of:=MOD(SUM(([Flights.$H$3:.$H$1008]=&quot;P2&quot;)*([Flights.$B$3:.$B$1008]&gt;=DATE([.$B$1];1;1))*([Flights.$B$3:.$B$1008]&lt;DATE([.$B$1]+1;1;1))*[Flights.$J$3:.$J$1008]);60)" office:value-type="float" office:value="0">
            <text:p>0</text:p>
          </table:table-cell>
          <table:table-cell table:number-columns-repeated="240"/>
        </table:table-row>
        <table:table-row table:style-name="ro4">
          <table:covered-table-cell table:style-name="ce33"/>
          <table:table-cell table:style-name="ce32" office:value-type="string">
            <text:p>Kms. Flown</text:p>
          </table:table-cell>
          <table:table-cell table:style-name="ce39" table:number-matrix-columns-spanned="1" table:number-matrix-rows-spanned="1" table:formula="of:=SUM(([Flights.$H$3:.$H$1008]=&quot;P2&quot;)*([Flights.$B$3:.$B$1008]&gt;=[.C$1])*([Flights.$B$3:.$B$1008]&lt;[.D$1])*[Flights.$K$3:.$K$1008])" office:value-type="float" office:value="0">
            <text:p>0</text:p>
          </table:table-cell>
          <table:table-cell table:style-name="ce39" table:number-matrix-columns-spanned="1" table:number-matrix-rows-spanned="1" table:formula="of:=SUM(([Flights.$H$3:.$H$1008]=&quot;P2&quot;)*([Flights.$B$3:.$B$1008]&gt;=[.D$1])*([Flights.$B$3:.$B$1008]&lt;[.E$1])*[Flights.$K$3:.$K$1008])" office:value-type="float" office:value="0">
            <text:p>0</text:p>
          </table:table-cell>
          <table:table-cell table:style-name="ce39" table:number-matrix-columns-spanned="1" table:number-matrix-rows-spanned="1" table:formula="of:=SUM(([Flights.$H$3:.$H$1008]=&quot;P2&quot;)*([Flights.$B$3:.$B$1008]&gt;=[.E$1])*([Flights.$B$3:.$B$1008]&lt;[.F$1])*[Flights.$K$3:.$K$1008])" office:value-type="float" office:value="0">
            <text:p>0</text:p>
          </table:table-cell>
          <table:table-cell table:style-name="ce39" table:number-matrix-columns-spanned="1" table:number-matrix-rows-spanned="1" table:formula="of:=SUM(([Flights.$H$3:.$H$1008]=&quot;P2&quot;)*([Flights.$B$3:.$B$1008]&gt;=[.F$1])*([Flights.$B$3:.$B$1008]&lt;[.G$1])*[Flights.$K$3:.$K$1008])" office:value-type="float" office:value="0">
            <text:p>0</text:p>
          </table:table-cell>
          <table:table-cell table:style-name="ce39" table:number-matrix-columns-spanned="1" table:number-matrix-rows-spanned="1" table:formula="of:=SUM(([Flights.$H$3:.$H$1008]=&quot;P2&quot;)*([Flights.$B$3:.$B$1008]&gt;=[.G$1])*([Flights.$B$3:.$B$1008]&lt;[.H$1])*[Flights.$K$3:.$K$1008])" office:value-type="float" office:value="0">
            <text:p>0</text:p>
          </table:table-cell>
          <table:table-cell table:style-name="ce39" table:number-matrix-columns-spanned="1" table:number-matrix-rows-spanned="1" table:formula="of:=SUM(([Flights.$H$3:.$H$1008]=&quot;P2&quot;)*([Flights.$B$3:.$B$1008]&gt;=[.H$1])*([Flights.$B$3:.$B$1008]&lt;[.I$1])*[Flights.$K$3:.$K$1008])" office:value-type="float" office:value="0">
            <text:p>0</text:p>
          </table:table-cell>
          <table:table-cell table:style-name="ce39" table:number-matrix-columns-spanned="1" table:number-matrix-rows-spanned="1" table:formula="of:=SUM(([Flights.$H$3:.$H$1008]=&quot;P2&quot;)*([Flights.$B$3:.$B$1008]&gt;=[.I$1])*([Flights.$B$3:.$B$1008]&lt;[.J$1])*[Flights.$K$3:.$K$1008])" office:value-type="float" office:value="0">
            <text:p>0</text:p>
          </table:table-cell>
          <table:table-cell table:style-name="ce39" table:number-matrix-columns-spanned="1" table:number-matrix-rows-spanned="1" table:formula="of:=SUM(([Flights.$H$3:.$H$1008]=&quot;P2&quot;)*([Flights.$B$3:.$B$1008]&gt;=[.J$1])*([Flights.$B$3:.$B$1008]&lt;[.K$1])*[Flights.$K$3:.$K$1008])" office:value-type="float" office:value="0">
            <text:p>0</text:p>
          </table:table-cell>
          <table:table-cell table:style-name="ce39" table:number-matrix-columns-spanned="1" table:number-matrix-rows-spanned="1" table:formula="of:=SUM(([Flights.$H$3:.$H$1008]=&quot;P2&quot;)*([Flights.$B$3:.$B$1008]&gt;=[.K$1])*([Flights.$B$3:.$B$1008]&lt;[.L$1])*[Flights.$K$3:.$K$1008])" office:value-type="float" office:value="0">
            <text:p>0</text:p>
          </table:table-cell>
          <table:table-cell table:style-name="ce39" table:number-matrix-columns-spanned="1" table:number-matrix-rows-spanned="1" table:formula="of:=SUM(([Flights.$H$3:.$H$1008]=&quot;P2&quot;)*([Flights.$B$3:.$B$1008]&gt;=[.L$1])*([Flights.$B$3:.$B$1008]&lt;[.M$1])*[Flights.$K$3:.$K$1008])" office:value-type="float" office:value="0">
            <text:p>0</text:p>
          </table:table-cell>
          <table:table-cell table:style-name="ce39" table:number-matrix-columns-spanned="1" table:number-matrix-rows-spanned="1" table:formula="of:=SUM(([Flights.$H$3:.$H$1008]=&quot;P2&quot;)*([Flights.$B$3:.$B$1008]&gt;=[.M$1])*([Flights.$B$3:.$B$1008]&lt;[.N$1])*[Flights.$K$3:.$K$1008])" office:value-type="float" office:value="0">
            <text:p>0</text:p>
          </table:table-cell>
          <table:table-cell table:style-name="ce39" table:number-matrix-columns-spanned="1" table:number-matrix-rows-spanned="1" table:formula="of:=SUM(([Flights.$H$3:.$H$1008]=&quot;P2&quot;)*([Flights.$B$3:.$B$1008]&gt;=[.N$1])*([Flights.$B$3:.$B$1008]&lt;DATE([.$B$1]+1;1;1))*[Flights.$K$3:.$K$1008])" office:value-type="float" office:value="0">
            <text:p>0</text:p>
          </table:table-cell>
          <table:table-cell table:style-name="ce45" table:number-matrix-columns-spanned="1" table:number-matrix-rows-spanned="1" table:formula="of:=SUM(([Flights.$H$3:.$H$1008]=&quot;P2&quot;)*([Flights.$B$3:.$B$1008]&gt;=DATE([.$B$1];1;1))*([Flights.$B$3:.$B$1008]&lt;DATE([.$B$1]+1;1;1))*[Flights.$K$3:.$K$1008])" office:value-type="float" office:value="0">
            <text:p>0</text:p>
          </table:table-cell>
          <table:table-cell table:number-columns-repeated="240"/>
        </table:table-row>
        <table:table-row table:style-name="ro4">
          <table:table-cell table:style-name="ce32" office:value-type="string" table:number-columns-spanned="1" table:number-rows-spanned="4">
            <text:p>P12</text:p>
          </table:table-cell>
          <table:table-cell table:style-name="ce32" office:value-type="string">
            <text:p>No. of Flights</text:p>
          </table:table-cell>
          <table:table-cell table:style-name="ce39" table:number-matrix-columns-spanned="1" table:number-matrix-rows-spanned="1" table:formula="of:=SUM(([Flights.$H$3:.$H$1008]=&quot;P12&quot;)*([Flights.$B$3:.$B$1008]&gt;=[.C$1])*([Flights.$B$3:.$B$1008]&lt;[.D$1]))" office:value-type="float" office:value="0">
            <text:p>0</text:p>
          </table:table-cell>
          <table:table-cell table:style-name="ce39" table:number-matrix-columns-spanned="1" table:number-matrix-rows-spanned="1" table:formula="of:=SUM(([Flights.$H$3:.$H$1008]=&quot;P12&quot;)*([Flights.$B$3:.$B$1008]&gt;=[.D$1])*([Flights.$B$3:.$B$1008]&lt;[.E$1]))" office:value-type="float" office:value="0">
            <text:p>0</text:p>
          </table:table-cell>
          <table:table-cell table:style-name="ce39" table:number-matrix-columns-spanned="1" table:number-matrix-rows-spanned="1" table:formula="of:=SUM(([Flights.$H$3:.$H$1008]=&quot;P12&quot;)*([Flights.$B$3:.$B$1008]&gt;=[.E$1])*([Flights.$B$3:.$B$1008]&lt;[.F$1]))" office:value-type="float" office:value="0">
            <text:p>0</text:p>
          </table:table-cell>
          <table:table-cell table:style-name="ce39" table:number-matrix-columns-spanned="1" table:number-matrix-rows-spanned="1" table:formula="of:=SUM(([Flights.$H$3:.$H$1008]=&quot;P12&quot;)*([Flights.$B$3:.$B$1008]&gt;=[.F$1])*([Flights.$B$3:.$B$1008]&lt;[.G$1]))" office:value-type="float" office:value="0">
            <text:p>0</text:p>
          </table:table-cell>
          <table:table-cell table:style-name="ce39" table:number-matrix-columns-spanned="1" table:number-matrix-rows-spanned="1" table:formula="of:=SUM(([Flights.$H$3:.$H$1008]=&quot;P12&quot;)*([Flights.$B$3:.$B$1008]&gt;=[.G$1])*([Flights.$B$3:.$B$1008]&lt;[.H$1]))" office:value-type="float" office:value="0">
            <text:p>0</text:p>
          </table:table-cell>
          <table:table-cell table:style-name="ce39" table:number-matrix-columns-spanned="1" table:number-matrix-rows-spanned="1" table:formula="of:=SUM(([Flights.$H$3:.$H$1008]=&quot;P12&quot;)*([Flights.$B$3:.$B$1008]&gt;=[.H$1])*([Flights.$B$3:.$B$1008]&lt;[.I$1]))" office:value-type="float" office:value="0">
            <text:p>0</text:p>
          </table:table-cell>
          <table:table-cell table:style-name="ce39" table:number-matrix-columns-spanned="1" table:number-matrix-rows-spanned="1" table:formula="of:=SUM(([Flights.$H$3:.$H$1008]=&quot;P12&quot;)*([Flights.$B$3:.$B$1008]&gt;=[.I$1])*([Flights.$B$3:.$B$1008]&lt;[.J$1]))" office:value-type="float" office:value="0">
            <text:p>0</text:p>
          </table:table-cell>
          <table:table-cell table:style-name="ce39" table:number-matrix-columns-spanned="1" table:number-matrix-rows-spanned="1" table:formula="of:=SUM(([Flights.$H$3:.$H$1008]=&quot;P12&quot;)*([Flights.$B$3:.$B$1008]&gt;=[.J$1])*([Flights.$B$3:.$B$1008]&lt;[.K$1]))" office:value-type="float" office:value="0">
            <text:p>0</text:p>
          </table:table-cell>
          <table:table-cell table:style-name="ce39" table:number-matrix-columns-spanned="1" table:number-matrix-rows-spanned="1" table:formula="of:=SUM(([Flights.$H$3:.$H$1008]=&quot;P12&quot;)*([Flights.$B$3:.$B$1008]&gt;=[.K$1])*([Flights.$B$3:.$B$1008]&lt;[.L$1]))" office:value-type="float" office:value="0">
            <text:p>0</text:p>
          </table:table-cell>
          <table:table-cell table:style-name="ce39" table:number-matrix-columns-spanned="1" table:number-matrix-rows-spanned="1" table:formula="of:=SUM(([Flights.$H$3:.$H$1008]=&quot;P12&quot;)*([Flights.$B$3:.$B$1008]&gt;=[.L$1])*([Flights.$B$3:.$B$1008]&lt;[.M$1]))" office:value-type="float" office:value="0">
            <text:p>0</text:p>
          </table:table-cell>
          <table:table-cell table:style-name="ce39" table:number-matrix-columns-spanned="1" table:number-matrix-rows-spanned="1" table:formula="of:=SUM(([Flights.$H$3:.$H$1008]=&quot;P12&quot;)*([Flights.$B$3:.$B$1008]&gt;=[.M$1])*([Flights.$B$3:.$B$1008]&lt;[.N$1]))" office:value-type="float" office:value="0">
            <text:p>0</text:p>
          </table:table-cell>
          <table:table-cell table:style-name="ce39" table:number-matrix-columns-spanned="1" table:number-matrix-rows-spanned="1" table:formula="of:=SUM(([Flights.$H$3:.$H$1008]=&quot;P12&quot;)*([Flights.$B$3:.$B$1008]&gt;=[.N$1])*([Flights.$B$3:.$B$1008]&lt;DATE([.$B$1]+1;1;1)))" office:value-type="float" office:value="0">
            <text:p>0</text:p>
          </table:table-cell>
          <table:table-cell table:style-name="ce43" table:number-matrix-columns-spanned="1" table:number-matrix-rows-spanned="1" table:formula="of:=SUM(([Flights.$H$3:.$H$1008]=&quot;P12&quot;)*([Flights.$B$3:.$B$1008]&gt;=DATE([.$B$1];1;1))*([Flights.$B$3:.$B$1008]&lt;DATE([.$B$1]+1;1;1)))" office:value-type="float" office:value="0">
            <text:p>0</text:p>
          </table:table-cell>
          <table:table-cell table:number-columns-repeated="240"/>
        </table:table-row>
        <table:table-row table:style-name="ro4">
          <table:covered-table-cell table:style-name="Default"/>
          <table:table-cell table:style-name="ce32" office:value-type="string">
            <text:p>Time (hrs)</text:p>
          </table:table-cell>
          <table:table-cell table:style-name="ce40" table:number-matrix-columns-spanned="1" table:number-matrix-rows-spanned="1" table:formula="of:=SUM(([Flights.$H$3:.$H$1008]=&quot;P12&quot;)*([Flights.$B$3:.$B$1008]&gt;=[.C$1])*([Flights.$B$3:.$B$1008]&lt;[.D$1])*[Flights.$I$3:.$I$1008])+FLOOR(SUM(([Flights.$H$3:.$H$1008]=&quot;P12&quot;)*([Flights.$B$3:.$B$1008]&gt;=[.C$1])*([Flights.$B$3:.$B$1008]&lt;[.D$1])*[Flights.$J$3:.$J$1008])/60;1)" office:value-type="float" office:value="0">
            <text:p>0</text:p>
          </table:table-cell>
          <table:table-cell table:style-name="ce40" table:number-matrix-columns-spanned="1" table:number-matrix-rows-spanned="1" table:formula="of:=SUM(([Flights.$H$3:.$H$1008]=&quot;P12&quot;)*([Flights.$B$3:.$B$1008]&gt;=[.D$1])*([Flights.$B$3:.$B$1008]&lt;[.E$1])*[Flights.$I$3:.$I$1008])+FLOOR(SUM(([Flights.$H$3:.$H$1008]=&quot;P12&quot;)*([Flights.$B$3:.$B$1008]&gt;=[.D$1])*([Flights.$B$3:.$B$1008]&lt;[.E$1])*[Flights.$J$3:.$J$1008])/60;1)" office:value-type="float" office:value="0">
            <text:p>0</text:p>
          </table:table-cell>
          <table:table-cell table:style-name="ce40" table:number-matrix-columns-spanned="1" table:number-matrix-rows-spanned="1" table:formula="of:=SUM(([Flights.$H$3:.$H$1008]=&quot;P12&quot;)*([Flights.$B$3:.$B$1008]&gt;=[.E$1])*([Flights.$B$3:.$B$1008]&lt;[.F$1])*[Flights.$I$3:.$I$1008])+FLOOR(SUM(([Flights.$H$3:.$H$1008]=&quot;P12&quot;)*([Flights.$B$3:.$B$1008]&gt;=[.E$1])*([Flights.$B$3:.$B$1008]&lt;[.F$1])*[Flights.$J$3:.$J$1008])/60;1)" office:value-type="float" office:value="0">
            <text:p>0</text:p>
          </table:table-cell>
          <table:table-cell table:style-name="ce40" table:number-matrix-columns-spanned="1" table:number-matrix-rows-spanned="1" table:formula="of:=SUM(([Flights.$H$3:.$H$1008]=&quot;P12&quot;)*([Flights.$B$3:.$B$1008]&gt;=[.F$1])*([Flights.$B$3:.$B$1008]&lt;[.G$1])*[Flights.$I$3:.$I$1008])+FLOOR(SUM(([Flights.$H$3:.$H$1008]=&quot;P12&quot;)*([Flights.$B$3:.$B$1008]&gt;=[.F$1])*([Flights.$B$3:.$B$1008]&lt;[.G$1])*[Flights.$J$3:.$J$1008])/60;1)" office:value-type="float" office:value="0">
            <text:p>0</text:p>
          </table:table-cell>
          <table:table-cell table:style-name="ce40" table:number-matrix-columns-spanned="1" table:number-matrix-rows-spanned="1" table:formula="of:=SUM(([Flights.$H$3:.$H$1008]=&quot;P12&quot;)*([Flights.$B$3:.$B$1008]&gt;=[.G$1])*([Flights.$B$3:.$B$1008]&lt;[.H$1])*[Flights.$I$3:.$I$1008])+FLOOR(SUM(([Flights.$H$3:.$H$1008]=&quot;P12&quot;)*([Flights.$B$3:.$B$1008]&gt;=[.G$1])*([Flights.$B$3:.$B$1008]&lt;[.H$1])*[Flights.$J$3:.$J$1008])/60;1)" office:value-type="float" office:value="0">
            <text:p>0</text:p>
          </table:table-cell>
          <table:table-cell table:style-name="ce40" table:number-matrix-columns-spanned="1" table:number-matrix-rows-spanned="1" table:formula="of:=SUM(([Flights.$H$3:.$H$1008]=&quot;P12&quot;)*([Flights.$B$3:.$B$1008]&gt;=[.H$1])*([Flights.$B$3:.$B$1008]&lt;[.I$1])*[Flights.$I$3:.$I$1008])+FLOOR(SUM(([Flights.$H$3:.$H$1008]=&quot;P12&quot;)*([Flights.$B$3:.$B$1008]&gt;=[.H$1])*([Flights.$B$3:.$B$1008]&lt;[.I$1])*[Flights.$J$3:.$J$1008])/60;1)" office:value-type="float" office:value="0">
            <text:p>0</text:p>
          </table:table-cell>
          <table:table-cell table:style-name="ce40" table:number-matrix-columns-spanned="1" table:number-matrix-rows-spanned="1" table:formula="of:=SUM(([Flights.$H$3:.$H$1008]=&quot;P12&quot;)*([Flights.$B$3:.$B$1008]&gt;=[.I$1])*([Flights.$B$3:.$B$1008]&lt;[.J$1])*[Flights.$I$3:.$I$1008])+FLOOR(SUM(([Flights.$H$3:.$H$1008]=&quot;P12&quot;)*([Flights.$B$3:.$B$1008]&gt;=[.I$1])*([Flights.$B$3:.$B$1008]&lt;[.J$1])*[Flights.$J$3:.$J$1008])/60;1)" office:value-type="float" office:value="0">
            <text:p>0</text:p>
          </table:table-cell>
          <table:table-cell table:style-name="ce40" table:number-matrix-columns-spanned="1" table:number-matrix-rows-spanned="1" table:formula="of:=SUM(([Flights.$H$3:.$H$1008]=&quot;P12&quot;)*([Flights.$B$3:.$B$1008]&gt;=[.J$1])*([Flights.$B$3:.$B$1008]&lt;[.K$1])*[Flights.$I$3:.$I$1008])+FLOOR(SUM(([Flights.$H$3:.$H$1008]=&quot;P12&quot;)*([Flights.$B$3:.$B$1008]&gt;=[.J$1])*([Flights.$B$3:.$B$1008]&lt;[.K$1])*[Flights.$J$3:.$J$1008])/60;1)" office:value-type="float" office:value="0">
            <text:p>0</text:p>
          </table:table-cell>
          <table:table-cell table:style-name="ce39" table:number-matrix-columns-spanned="1" table:number-matrix-rows-spanned="1" table:formula="of:=SUM(([Flights.$H$3:.$H$1008]=&quot;P12&quot;)*([Flights.$B$3:.$B$1008]&gt;=[.K$1])*([Flights.$B$3:.$B$1008]&lt;[.L$1])*[Flights.$I$3:.$I$1008])+FLOOR(SUM(([Flights.$H$3:.$H$1008]=&quot;P12&quot;)*([Flights.$B$3:.$B$1008]&gt;=[.K$1])*([Flights.$B$3:.$B$1008]&lt;[.L$1])*[Flights.$J$3:.$J$1008])/60;1)" office:value-type="float" office:value="0">
            <text:p>0</text:p>
          </table:table-cell>
          <table:table-cell table:style-name="ce39" table:number-matrix-columns-spanned="1" table:number-matrix-rows-spanned="1" table:formula="of:=SUM(([Flights.$H$3:.$H$1008]=&quot;P12&quot;)*([Flights.$B$3:.$B$1008]&gt;=[.L$1])*([Flights.$B$3:.$B$1008]&lt;[.M$1])*[Flights.$I$3:.$I$1008])+FLOOR(SUM(([Flights.$H$3:.$H$1008]=&quot;P12&quot;)*([Flights.$B$3:.$B$1008]&gt;=[.L$1])*([Flights.$B$3:.$B$1008]&lt;[.M$1])*[Flights.$J$3:.$J$1008])/60;1)" office:value-type="float" office:value="0">
            <text:p>0</text:p>
          </table:table-cell>
          <table:table-cell table:style-name="ce39" table:number-matrix-columns-spanned="1" table:number-matrix-rows-spanned="1" table:formula="of:=SUM(([Flights.$H$3:.$H$1008]=&quot;P12&quot;)*([Flights.$B$3:.$B$1008]&gt;=[.M$1])*([Flights.$B$3:.$B$1008]&lt;[.N$1])*[Flights.$I$3:.$I$1008])+FLOOR(SUM(([Flights.$H$3:.$H$1008]=&quot;P12&quot;)*([Flights.$B$3:.$B$1008]&gt;=[.M$1])*([Flights.$B$3:.$B$1008]&lt;[.N$1])*[Flights.$J$3:.$J$1008])/60;1)" office:value-type="float" office:value="0">
            <text:p>0</text:p>
          </table:table-cell>
          <table:table-cell table:style-name="ce39" table:number-matrix-columns-spanned="1" table:number-matrix-rows-spanned="1" table:formula="of:=SUM(([Flights.$H$3:.$H$1008]=&quot;P12&quot;)*([Flights.$B$3:.$B$1008]&gt;=[.N$1])*([Flights.$B$3:.$B$1008]&lt;DATE([.$B$1]+1;1;1))*[Flights.$I$3:.$I$1008])+FLOOR(SUM(([Flights.$H$3:.$H$1008]=&quot;P12&quot;)*([Flights.$B$3:.$B$1008]&gt;=[.N$1])*([Flights.$B$3:.$B$1008]&lt;DATE([.$B$1]+1;1;1))*[Flights.$J$3:.$J$1008])/60;1)" office:value-type="float" office:value="0">
            <text:p>0</text:p>
          </table:table-cell>
          <table:table-cell table:style-name="ce44" table:number-matrix-columns-spanned="1" table:number-matrix-rows-spanned="1" table:formula="of:=SUM(([Flights.$H$3:.$H$1008]=&quot;P12&quot;)*([Flights.$B$3:.$B$1008]&gt;=DATE([.$B$1];1;1))*([Flights.$B$3:.$B$1008]&lt;DATE([.$B$1]+1;1;1))*[Flights.$I$3:.$I$1008])+FLOOR(SUM(([Flights.$H$3:.$H$1008]=&quot;P12&quot;)*([Flights.$B$3:.$B$1008]&gt;=DATE([.$B$1];1;1))*([Flights.$B$3:.$B$1008]&lt;DATE([.$B$1]+1;1;1))*[Flights.$J$3:.$J$1008])/60;1)" office:value-type="float" office:value="0">
            <text:p>0</text:p>
          </table:table-cell>
          <table:table-cell table:number-columns-repeated="240"/>
        </table:table-row>
        <table:table-row table:style-name="ro4">
          <table:covered-table-cell table:style-name="ce33"/>
          <table:table-cell table:style-name="ce32" office:value-type="string">
            <text:p>Time (mins)</text:p>
          </table:table-cell>
          <table:table-cell table:style-name="ce39" table:number-matrix-columns-spanned="1" table:number-matrix-rows-spanned="1" table:formula="of:=MOD(SUM(([Flights.$H$3:.$H$1008]=&quot;P12&quot;)*([Flights.$B$3:.$B$1008]&gt;=[.C$1])*([Flights.$B$3:.$B$1008]&lt;[.D$1])*[Flights.$J$3:.$J$1008]);60)" office:value-type="float" office:value="0">
            <text:p>0</text:p>
          </table:table-cell>
          <table:table-cell table:style-name="ce39" table:number-matrix-columns-spanned="1" table:number-matrix-rows-spanned="1" table:formula="of:=MOD(SUM(([Flights.$H$3:.$H$1008]=&quot;P12&quot;)*([Flights.$B$3:.$B$1008]&gt;=[.D$1])*([Flights.$B$3:.$B$1008]&lt;[.E$1])*[Flights.$J$3:.$J$1008]);60)" office:value-type="float" office:value="0">
            <text:p>0</text:p>
          </table:table-cell>
          <table:table-cell table:style-name="ce39" table:number-matrix-columns-spanned="1" table:number-matrix-rows-spanned="1" table:formula="of:=MOD(SUM(([Flights.$H$3:.$H$1008]=&quot;P12&quot;)*([Flights.$B$3:.$B$1008]&gt;=[.E$1])*([Flights.$B$3:.$B$1008]&lt;[.F$1])*[Flights.$J$3:.$J$1008]);60)" office:value-type="float" office:value="0">
            <text:p>0</text:p>
          </table:table-cell>
          <table:table-cell table:style-name="ce39" table:number-matrix-columns-spanned="1" table:number-matrix-rows-spanned="1" table:formula="of:=MOD(SUM(([Flights.$H$3:.$H$1008]=&quot;P12&quot;)*([Flights.$B$3:.$B$1008]&gt;=[.F$1])*([Flights.$B$3:.$B$1008]&lt;[.G$1])*[Flights.$J$3:.$J$1008]);60)" office:value-type="float" office:value="0">
            <text:p>0</text:p>
          </table:table-cell>
          <table:table-cell table:style-name="ce39" table:number-matrix-columns-spanned="1" table:number-matrix-rows-spanned="1" table:formula="of:=MOD(SUM(([Flights.$H$3:.$H$1008]=&quot;P12&quot;)*([Flights.$B$3:.$B$1008]&gt;=[.G$1])*([Flights.$B$3:.$B$1008]&lt;[.H$1])*[Flights.$J$3:.$J$1008]);60)" office:value-type="float" office:value="0">
            <text:p>0</text:p>
          </table:table-cell>
          <table:table-cell table:style-name="ce39" table:number-matrix-columns-spanned="1" table:number-matrix-rows-spanned="1" table:formula="of:=MOD(SUM(([Flights.$H$3:.$H$1008]=&quot;P12&quot;)*([Flights.$B$3:.$B$1008]&gt;=[.H$1])*([Flights.$B$3:.$B$1008]&lt;[.I$1])*[Flights.$J$3:.$J$1008]);60)" office:value-type="float" office:value="0">
            <text:p>0</text:p>
          </table:table-cell>
          <table:table-cell table:style-name="ce39" table:number-matrix-columns-spanned="1" table:number-matrix-rows-spanned="1" table:formula="of:=MOD(SUM(([Flights.$H$3:.$H$1008]=&quot;P12&quot;)*([Flights.$B$3:.$B$1008]&gt;=[.I$1])*([Flights.$B$3:.$B$1008]&lt;[.J$1])*[Flights.$J$3:.$J$1008]);60)" office:value-type="float" office:value="0">
            <text:p>0</text:p>
          </table:table-cell>
          <table:table-cell table:style-name="ce39" table:number-matrix-columns-spanned="1" table:number-matrix-rows-spanned="1" table:formula="of:=MOD(SUM(([Flights.$H$3:.$H$1008]=&quot;P12&quot;)*([Flights.$B$3:.$B$1008]&gt;=[.J$1])*([Flights.$B$3:.$B$1008]&lt;[.K$1])*[Flights.$J$3:.$J$1008]);60)" office:value-type="float" office:value="0">
            <text:p>0</text:p>
          </table:table-cell>
          <table:table-cell table:style-name="ce39" table:number-matrix-columns-spanned="1" table:number-matrix-rows-spanned="1" table:formula="of:=MOD(SUM(([Flights.$H$3:.$H$1008]=&quot;P12&quot;)*([Flights.$B$3:.$B$1008]&gt;=[.K$1])*([Flights.$B$3:.$B$1008]&lt;[.L$1])*[Flights.$J$3:.$J$1008]);60)" office:value-type="float" office:value="0">
            <text:p>0</text:p>
          </table:table-cell>
          <table:table-cell table:style-name="ce39" table:number-matrix-columns-spanned="1" table:number-matrix-rows-spanned="1" table:formula="of:=MOD(SUM(([Flights.$H$3:.$H$1008]=&quot;P12&quot;)*([Flights.$B$3:.$B$1008]&gt;=[.L$1])*([Flights.$B$3:.$B$1008]&lt;[.M$1])*[Flights.$J$3:.$J$1008]);60)" office:value-type="float" office:value="0">
            <text:p>0</text:p>
          </table:table-cell>
          <table:table-cell table:style-name="ce39" table:number-matrix-columns-spanned="1" table:number-matrix-rows-spanned="1" table:formula="of:=MOD(SUM(([Flights.$H$3:.$H$1008]=&quot;P12&quot;)*([Flights.$B$3:.$B$1008]&gt;=[.M$1])*([Flights.$B$3:.$B$1008]&lt;[.N$1])*[Flights.$J$3:.$J$1008]);60)" office:value-type="float" office:value="0">
            <text:p>0</text:p>
          </table:table-cell>
          <table:table-cell table:style-name="ce39" table:number-matrix-columns-spanned="1" table:number-matrix-rows-spanned="1" table:formula="of:=MOD(SUM(([Flights.$H$3:.$H$1008]=&quot;P12&quot;)*([Flights.$B$3:.$B$1008]&gt;=[.N$1])*([Flights.$B$3:.$B$1008]&lt;DATE([.$B$1]+1;1;1))*[Flights.$J$3:.$J$1008]);60)" office:value-type="float" office:value="0">
            <text:p>0</text:p>
          </table:table-cell>
          <table:table-cell table:style-name="ce45" table:number-matrix-columns-spanned="1" table:number-matrix-rows-spanned="1" table:formula="of:=MOD(SUM(([Flights.$H$3:.$H$1008]=&quot;P12&quot;)*([Flights.$B$3:.$B$1008]&gt;=DATE([.$B$1];1;1))*([Flights.$B$3:.$B$1008]&lt;DATE([.$B$1]+1;1;1))*[Flights.$J$3:.$J$1008]);60)" office:value-type="float" office:value="0">
            <text:p>0</text:p>
          </table:table-cell>
          <table:table-cell table:number-columns-repeated="240"/>
        </table:table-row>
        <table:table-row table:style-name="ro4">
          <table:covered-table-cell table:style-name="ce33"/>
          <table:table-cell table:style-name="ce32" office:value-type="string">
            <text:p>Kms. Flown</text:p>
          </table:table-cell>
          <table:table-cell table:style-name="ce39" table:number-matrix-columns-spanned="1" table:number-matrix-rows-spanned="1" table:formula="of:=SUM(([Flights.$H$3:.$H$1008]=&quot;P12&quot;)*([Flights.$B$3:.$B$1008]&gt;=[.C$1])*([Flights.$B$3:.$B$1008]&lt;[.D$1])*[Flights.$K$3:.$K$1008])" office:value-type="float" office:value="0">
            <text:p>0</text:p>
          </table:table-cell>
          <table:table-cell table:style-name="ce39" table:number-matrix-columns-spanned="1" table:number-matrix-rows-spanned="1" table:formula="of:=SUM(([Flights.$H$3:.$H$1008]=&quot;P12&quot;)*([Flights.$B$3:.$B$1008]&gt;=[.D$1])*([Flights.$B$3:.$B$1008]&lt;[.E$1])*[Flights.$K$3:.$K$1008])" office:value-type="float" office:value="0">
            <text:p>0</text:p>
          </table:table-cell>
          <table:table-cell table:style-name="ce39" table:number-matrix-columns-spanned="1" table:number-matrix-rows-spanned="1" table:formula="of:=SUM(([Flights.$H$3:.$H$1008]=&quot;P12&quot;)*([Flights.$B$3:.$B$1008]&gt;=[.E$1])*([Flights.$B$3:.$B$1008]&lt;[.F$1])*[Flights.$K$3:.$K$1008])" office:value-type="float" office:value="0">
            <text:p>0</text:p>
          </table:table-cell>
          <table:table-cell table:style-name="ce39" table:number-matrix-columns-spanned="1" table:number-matrix-rows-spanned="1" table:formula="of:=SUM(([Flights.$H$3:.$H$1008]=&quot;P12&quot;)*([Flights.$B$3:.$B$1008]&gt;=[.F$1])*([Flights.$B$3:.$B$1008]&lt;[.G$1])*[Flights.$K$3:.$K$1008])" office:value-type="float" office:value="0">
            <text:p>0</text:p>
          </table:table-cell>
          <table:table-cell table:style-name="ce39" table:number-matrix-columns-spanned="1" table:number-matrix-rows-spanned="1" table:formula="of:=SUM(([Flights.$H$3:.$H$1008]=&quot;P12&quot;)*([Flights.$B$3:.$B$1008]&gt;=[.G$1])*([Flights.$B$3:.$B$1008]&lt;[.H$1])*[Flights.$K$3:.$K$1008])" office:value-type="float" office:value="0">
            <text:p>0</text:p>
          </table:table-cell>
          <table:table-cell table:style-name="ce39" table:number-matrix-columns-spanned="1" table:number-matrix-rows-spanned="1" table:formula="of:=SUM(([Flights.$H$3:.$H$1008]=&quot;P12&quot;)*([Flights.$B$3:.$B$1008]&gt;=[.H$1])*([Flights.$B$3:.$B$1008]&lt;[.I$1])*[Flights.$K$3:.$K$1008])" office:value-type="float" office:value="0">
            <text:p>0</text:p>
          </table:table-cell>
          <table:table-cell table:style-name="ce39" table:number-matrix-columns-spanned="1" table:number-matrix-rows-spanned="1" table:formula="of:=SUM(([Flights.$H$3:.$H$1008]=&quot;P12&quot;)*([Flights.$B$3:.$B$1008]&gt;=[.I$1])*([Flights.$B$3:.$B$1008]&lt;[.J$1])*[Flights.$K$3:.$K$1008])" office:value-type="float" office:value="0">
            <text:p>0</text:p>
          </table:table-cell>
          <table:table-cell table:style-name="ce39" table:number-matrix-columns-spanned="1" table:number-matrix-rows-spanned="1" table:formula="of:=SUM(([Flights.$H$3:.$H$1008]=&quot;P12&quot;)*([Flights.$B$3:.$B$1008]&gt;=[.J$1])*([Flights.$B$3:.$B$1008]&lt;[.K$1])*[Flights.$K$3:.$K$1008])" office:value-type="float" office:value="0">
            <text:p>0</text:p>
          </table:table-cell>
          <table:table-cell table:style-name="ce39" table:number-matrix-columns-spanned="1" table:number-matrix-rows-spanned="1" table:formula="of:=SUM(([Flights.$H$3:.$H$1008]=&quot;P12&quot;)*([Flights.$B$3:.$B$1008]&gt;=[.K$1])*([Flights.$B$3:.$B$1008]&lt;[.L$1])*[Flights.$K$3:.$K$1008])" office:value-type="float" office:value="0">
            <text:p>0</text:p>
          </table:table-cell>
          <table:table-cell table:style-name="ce39" table:number-matrix-columns-spanned="1" table:number-matrix-rows-spanned="1" table:formula="of:=SUM(([Flights.$H$3:.$H$1008]=&quot;P12&quot;)*([Flights.$B$3:.$B$1008]&gt;=[.L$1])*([Flights.$B$3:.$B$1008]&lt;[.M$1])*[Flights.$K$3:.$K$1008])" office:value-type="float" office:value="0">
            <text:p>0</text:p>
          </table:table-cell>
          <table:table-cell table:style-name="ce39" table:number-matrix-columns-spanned="1" table:number-matrix-rows-spanned="1" table:formula="of:=SUM(([Flights.$H$3:.$H$1008]=&quot;P12&quot;)*([Flights.$B$3:.$B$1008]&gt;=[.M$1])*([Flights.$B$3:.$B$1008]&lt;[.N$1])*[Flights.$K$3:.$K$1008])" office:value-type="float" office:value="0">
            <text:p>0</text:p>
          </table:table-cell>
          <table:table-cell table:style-name="ce39" table:number-matrix-columns-spanned="1" table:number-matrix-rows-spanned="1" table:formula="of:=SUM(([Flights.$H$3:.$H$1008]=&quot;P12&quot;)*([Flights.$B$3:.$B$1008]&gt;=[.N$1])*([Flights.$B$3:.$B$1008]&lt;DATE([.$B$1]+1;1;1))*[Flights.$K$3:.$K$1008])" office:value-type="float" office:value="0">
            <text:p>0</text:p>
          </table:table-cell>
          <table:table-cell table:style-name="ce45" table:number-matrix-columns-spanned="1" table:number-matrix-rows-spanned="1" table:formula="of:=SUM(([Flights.$H$3:.$H$1008]=&quot;P12&quot;)*([Flights.$B$3:.$B$1008]&gt;=DATE([.$B$1];1;1))*([Flights.$B$3:.$B$1008]&lt;DATE([.$B$1]+1;1;1))*[Flights.$K$3:.$K$1008])" office:value-type="float" office:value="0">
            <text:p>0</text:p>
          </table:table-cell>
          <table:table-cell table:number-columns-repeated="240"/>
        </table:table-row>
        <table:table-row table:style-name="ro4">
          <table:table-cell table:style-name="ce32" office:value-type="string" table:number-columns-spanned="1" table:number-rows-spanned="4">
            <text:p>PI</text:p>
          </table:table-cell>
          <table:table-cell table:style-name="ce32" office:value-type="string">
            <text:p>No. of Flights</text:p>
          </table:table-cell>
          <table:table-cell table:style-name="ce39" table:number-matrix-columns-spanned="1" table:number-matrix-rows-spanned="1" table:formula="of:=SUM(([Flights.$H$3:.$H$1008]=&quot;PI&quot;)*([Flights.$B$3:.$B$1008]&gt;=[.C$1])*([Flights.$B$3:.$B$1008]&lt;[.D$1]))" office:value-type="float" office:value="0">
            <text:p>0</text:p>
          </table:table-cell>
          <table:table-cell table:style-name="ce39" table:number-matrix-columns-spanned="1" table:number-matrix-rows-spanned="1" table:formula="of:=SUM(([Flights.$H$3:.$H$1008]=&quot;PI&quot;)*([Flights.$B$3:.$B$1008]&gt;=[.D$1])*([Flights.$B$3:.$B$1008]&lt;[.E$1]))" office:value-type="float" office:value="0">
            <text:p>0</text:p>
          </table:table-cell>
          <table:table-cell table:style-name="ce39" table:number-matrix-columns-spanned="1" table:number-matrix-rows-spanned="1" table:formula="of:=SUM(([Flights.$H$3:.$H$1008]=&quot;PI&quot;)*([Flights.$B$3:.$B$1008]&gt;=[.E$1])*([Flights.$B$3:.$B$1008]&lt;[.F$1]))" office:value-type="float" office:value="0">
            <text:p>0</text:p>
          </table:table-cell>
          <table:table-cell table:style-name="ce39" table:number-matrix-columns-spanned="1" table:number-matrix-rows-spanned="1" table:formula="of:=SUM(([Flights.$H$3:.$H$1008]=&quot;PI&quot;)*([Flights.$B$3:.$B$1008]&gt;=[.F$1])*([Flights.$B$3:.$B$1008]&lt;[.G$1]))" office:value-type="float" office:value="0">
            <text:p>0</text:p>
          </table:table-cell>
          <table:table-cell table:style-name="ce39" table:number-matrix-columns-spanned="1" table:number-matrix-rows-spanned="1" table:formula="of:=SUM(([Flights.$H$3:.$H$1008]=&quot;PI&quot;)*([Flights.$B$3:.$B$1008]&gt;=[.G$1])*([Flights.$B$3:.$B$1008]&lt;[.H$1]))" office:value-type="float" office:value="0">
            <text:p>0</text:p>
          </table:table-cell>
          <table:table-cell table:style-name="ce39" table:number-matrix-columns-spanned="1" table:number-matrix-rows-spanned="1" table:formula="of:=SUM(([Flights.$H$3:.$H$1008]=&quot;PI&quot;)*([Flights.$B$3:.$B$1008]&gt;=[.H$1])*([Flights.$B$3:.$B$1008]&lt;[.I$1]))" office:value-type="float" office:value="0">
            <text:p>0</text:p>
          </table:table-cell>
          <table:table-cell table:style-name="ce39" table:number-matrix-columns-spanned="1" table:number-matrix-rows-spanned="1" table:formula="of:=SUM(([Flights.$H$3:.$H$1008]=&quot;PI&quot;)*([Flights.$B$3:.$B$1008]&gt;=[.I$1])*([Flights.$B$3:.$B$1008]&lt;[.J$1]))" office:value-type="float" office:value="0">
            <text:p>0</text:p>
          </table:table-cell>
          <table:table-cell table:style-name="ce39" table:number-matrix-columns-spanned="1" table:number-matrix-rows-spanned="1" table:formula="of:=SUM(([Flights.$H$3:.$H$1008]=&quot;PI&quot;)*([Flights.$B$3:.$B$1008]&gt;=[.J$1])*([Flights.$B$3:.$B$1008]&lt;[.K$1]))" office:value-type="float" office:value="0">
            <text:p>0</text:p>
          </table:table-cell>
          <table:table-cell table:style-name="ce39" table:number-matrix-columns-spanned="1" table:number-matrix-rows-spanned="1" table:formula="of:=SUM(([Flights.$H$3:.$H$1008]=&quot;PI&quot;)*([Flights.$B$3:.$B$1008]&gt;=[.K$1])*([Flights.$B$3:.$B$1008]&lt;[.L$1]))" office:value-type="float" office:value="0">
            <text:p>0</text:p>
          </table:table-cell>
          <table:table-cell table:style-name="ce39" table:number-matrix-columns-spanned="1" table:number-matrix-rows-spanned="1" table:formula="of:=SUM(([Flights.$H$3:.$H$1008]=&quot;PI&quot;)*([Flights.$B$3:.$B$1008]&gt;=[.L$1])*([Flights.$B$3:.$B$1008]&lt;[.M$1]))" office:value-type="float" office:value="0">
            <text:p>0</text:p>
          </table:table-cell>
          <table:table-cell table:style-name="ce39" table:number-matrix-columns-spanned="1" table:number-matrix-rows-spanned="1" table:formula="of:=SUM(([Flights.$H$3:.$H$1008]=&quot;PI&quot;)*([Flights.$B$3:.$B$1008]&gt;=[.M$1])*([Flights.$B$3:.$B$1008]&lt;[.N$1]))" office:value-type="float" office:value="0">
            <text:p>0</text:p>
          </table:table-cell>
          <table:table-cell table:style-name="ce39" table:number-matrix-columns-spanned="1" table:number-matrix-rows-spanned="1" table:formula="of:=SUM(([Flights.$H$3:.$H$1008]=&quot;PI&quot;)*([Flights.$B$3:.$B$1008]&gt;=[.N$1])*([Flights.$B$3:.$B$1008]&lt;DATE([.$B$1]+1;1;1)))" office:value-type="float" office:value="0">
            <text:p>0</text:p>
          </table:table-cell>
          <table:table-cell table:style-name="ce43" table:number-matrix-columns-spanned="1" table:number-matrix-rows-spanned="1" table:formula="of:=SUM(([Flights.$H$3:.$H$1008]=&quot;PI&quot;)*([Flights.$B$3:.$B$1008]&gt;=DATE([.$B$1];1;1))*([Flights.$B$3:.$B$1008]&lt;DATE([.$B$1]+1;1;1)))" office:value-type="float" office:value="0">
            <text:p>0</text:p>
          </table:table-cell>
          <table:table-cell table:number-columns-repeated="240"/>
        </table:table-row>
        <table:table-row table:style-name="ro4">
          <table:covered-table-cell table:style-name="Default"/>
          <table:table-cell table:style-name="ce32" office:value-type="string">
            <text:p>Time (hrs)</text:p>
          </table:table-cell>
          <table:table-cell table:style-name="ce40" table:number-matrix-columns-spanned="1" table:number-matrix-rows-spanned="1" table:formula="of:=SUM(([Flights.$H$3:.$H$1008]=&quot;PI&quot;)*([Flights.$B$3:.$B$1008]&gt;=[.C$1])*([Flights.$B$3:.$B$1008]&lt;[.D$1])*[Flights.$I$3:.$I$1008])+FLOOR(SUM(([Flights.$H$3:.$H$1008]=&quot;PI&quot;)*([Flights.$B$3:.$B$1008]&gt;=[.C$1])*([Flights.$B$3:.$B$1008]&lt;[.D$1])*[Flights.$J$3:.$J$1008])/60;1)" office:value-type="float" office:value="0">
            <text:p>0</text:p>
          </table:table-cell>
          <table:table-cell table:style-name="ce40" table:number-matrix-columns-spanned="1" table:number-matrix-rows-spanned="1" table:formula="of:=SUM(([Flights.$H$3:.$H$1008]=&quot;PI&quot;)*([Flights.$B$3:.$B$1008]&gt;=[.D$1])*([Flights.$B$3:.$B$1008]&lt;[.E$1])*[Flights.$I$3:.$I$1008])+FLOOR(SUM(([Flights.$H$3:.$H$1008]=&quot;PI&quot;)*([Flights.$B$3:.$B$1008]&gt;=[.D$1])*([Flights.$B$3:.$B$1008]&lt;[.E$1])*[Flights.$J$3:.$J$1008])/60;1)" office:value-type="float" office:value="0">
            <text:p>0</text:p>
          </table:table-cell>
          <table:table-cell table:style-name="ce40" table:number-matrix-columns-spanned="1" table:number-matrix-rows-spanned="1" table:formula="of:=SUM(([Flights.$H$3:.$H$1008]=&quot;PI&quot;)*([Flights.$B$3:.$B$1008]&gt;=[.E$1])*([Flights.$B$3:.$B$1008]&lt;[.F$1])*[Flights.$I$3:.$I$1008])+FLOOR(SUM(([Flights.$H$3:.$H$1008]=&quot;PI&quot;)*([Flights.$B$3:.$B$1008]&gt;=[.E$1])*([Flights.$B$3:.$B$1008]&lt;[.F$1])*[Flights.$J$3:.$J$1008])/60;1)" office:value-type="float" office:value="0">
            <text:p>0</text:p>
          </table:table-cell>
          <table:table-cell table:style-name="ce40" table:number-matrix-columns-spanned="1" table:number-matrix-rows-spanned="1" table:formula="of:=SUM(([Flights.$H$3:.$H$1008]=&quot;PI&quot;)*([Flights.$B$3:.$B$1008]&gt;=[.F$1])*([Flights.$B$3:.$B$1008]&lt;[.G$1])*[Flights.$I$3:.$I$1008])+FLOOR(SUM(([Flights.$H$3:.$H$1008]=&quot;PI&quot;)*([Flights.$B$3:.$B$1008]&gt;=[.F$1])*([Flights.$B$3:.$B$1008]&lt;[.G$1])*[Flights.$J$3:.$J$1008])/60;1)" office:value-type="float" office:value="0">
            <text:p>0</text:p>
          </table:table-cell>
          <table:table-cell table:style-name="ce40" table:number-matrix-columns-spanned="1" table:number-matrix-rows-spanned="1" table:formula="of:=SUM(([Flights.$H$3:.$H$1008]=&quot;PI&quot;)*([Flights.$B$3:.$B$1008]&gt;=[.G$1])*([Flights.$B$3:.$B$1008]&lt;[.H$1])*[Flights.$I$3:.$I$1008])+FLOOR(SUM(([Flights.$H$3:.$H$1008]=&quot;PI&quot;)*([Flights.$B$3:.$B$1008]&gt;=[.G$1])*([Flights.$B$3:.$B$1008]&lt;[.H$1])*[Flights.$J$3:.$J$1008])/60;1)" office:value-type="float" office:value="0">
            <text:p>0</text:p>
          </table:table-cell>
          <table:table-cell table:style-name="ce40" table:number-matrix-columns-spanned="1" table:number-matrix-rows-spanned="1" table:formula="of:=SUM(([Flights.$H$3:.$H$1008]=&quot;PI&quot;)*([Flights.$B$3:.$B$1008]&gt;=[.H$1])*([Flights.$B$3:.$B$1008]&lt;[.I$1])*[Flights.$I$3:.$I$1008])+FLOOR(SUM(([Flights.$H$3:.$H$1008]=&quot;PI&quot;)*([Flights.$B$3:.$B$1008]&gt;=[.H$1])*([Flights.$B$3:.$B$1008]&lt;[.I$1])*[Flights.$J$3:.$J$1008])/60;1)" office:value-type="float" office:value="0">
            <text:p>0</text:p>
          </table:table-cell>
          <table:table-cell table:style-name="ce40" table:number-matrix-columns-spanned="1" table:number-matrix-rows-spanned="1" table:formula="of:=SUM(([Flights.$H$3:.$H$1008]=&quot;PI&quot;)*([Flights.$B$3:.$B$1008]&gt;=[.I$1])*([Flights.$B$3:.$B$1008]&lt;[.J$1])*[Flights.$I$3:.$I$1008])+FLOOR(SUM(([Flights.$H$3:.$H$1008]=&quot;PI&quot;)*([Flights.$B$3:.$B$1008]&gt;=[.I$1])*([Flights.$B$3:.$B$1008]&lt;[.J$1])*[Flights.$J$3:.$J$1008])/60;1)" office:value-type="float" office:value="0">
            <text:p>0</text:p>
          </table:table-cell>
          <table:table-cell table:style-name="ce40" table:number-matrix-columns-spanned="1" table:number-matrix-rows-spanned="1" table:formula="of:=SUM(([Flights.$H$3:.$H$1008]=&quot;PI&quot;)*([Flights.$B$3:.$B$1008]&gt;=[.J$1])*([Flights.$B$3:.$B$1008]&lt;[.K$1])*[Flights.$I$3:.$I$1008])+FLOOR(SUM(([Flights.$H$3:.$H$1008]=&quot;PI&quot;)*([Flights.$B$3:.$B$1008]&gt;=[.J$1])*([Flights.$B$3:.$B$1008]&lt;[.K$1])*[Flights.$J$3:.$J$1008])/60;1)" office:value-type="float" office:value="0">
            <text:p>0</text:p>
          </table:table-cell>
          <table:table-cell table:style-name="ce39" table:number-matrix-columns-spanned="1" table:number-matrix-rows-spanned="1" table:formula="of:=SUM(([Flights.$H$3:.$H$1008]=&quot;PI&quot;)*([Flights.$B$3:.$B$1008]&gt;=[.K$1])*([Flights.$B$3:.$B$1008]&lt;[.L$1])*[Flights.$I$3:.$I$1008])+FLOOR(SUM(([Flights.$H$3:.$H$1008]=&quot;PI&quot;)*([Flights.$B$3:.$B$1008]&gt;=[.K$1])*([Flights.$B$3:.$B$1008]&lt;[.L$1])*[Flights.$J$3:.$J$1008])/60;1)" office:value-type="float" office:value="0">
            <text:p>0</text:p>
          </table:table-cell>
          <table:table-cell table:style-name="ce39" table:number-matrix-columns-spanned="1" table:number-matrix-rows-spanned="1" table:formula="of:=SUM(([Flights.$H$3:.$H$1008]=&quot;PI&quot;)*([Flights.$B$3:.$B$1008]&gt;=[.L$1])*([Flights.$B$3:.$B$1008]&lt;[.M$1])*[Flights.$I$3:.$I$1008])+FLOOR(SUM(([Flights.$H$3:.$H$1008]=&quot;PI&quot;)*([Flights.$B$3:.$B$1008]&gt;=[.L$1])*([Flights.$B$3:.$B$1008]&lt;[.M$1])*[Flights.$J$3:.$J$1008])/60;1)" office:value-type="float" office:value="0">
            <text:p>0</text:p>
          </table:table-cell>
          <table:table-cell table:style-name="ce39" table:number-matrix-columns-spanned="1" table:number-matrix-rows-spanned="1" table:formula="of:=SUM(([Flights.$H$3:.$H$1008]=&quot;PI&quot;)*([Flights.$B$3:.$B$1008]&gt;=[.M$1])*([Flights.$B$3:.$B$1008]&lt;[.N$1])*[Flights.$I$3:.$I$1008])+FLOOR(SUM(([Flights.$H$3:.$H$1008]=&quot;PI&quot;)*([Flights.$B$3:.$B$1008]&gt;=[.M$1])*([Flights.$B$3:.$B$1008]&lt;[.N$1])*[Flights.$J$3:.$J$1008])/60;1)" office:value-type="float" office:value="0">
            <text:p>0</text:p>
          </table:table-cell>
          <table:table-cell table:style-name="ce39" table:number-matrix-columns-spanned="1" table:number-matrix-rows-spanned="1" table:formula="of:=SUM(([Flights.$H$3:.$H$1008]=&quot;PI&quot;)*([Flights.$B$3:.$B$1008]&gt;=[.N$1])*([Flights.$B$3:.$B$1008]&lt;DATE([.$B$1]+1;1;1))*[Flights.$I$3:.$I$1008])+FLOOR(SUM(([Flights.$H$3:.$H$1008]=&quot;PI&quot;)*([Flights.$B$3:.$B$1008]&gt;=[.N$1])*([Flights.$B$3:.$B$1008]&lt;DATE([.$B$1]+1;1;1))*[Flights.$J$3:.$J$1008])/60;1)" office:value-type="float" office:value="0">
            <text:p>0</text:p>
          </table:table-cell>
          <table:table-cell table:style-name="ce44" table:number-matrix-columns-spanned="1" table:number-matrix-rows-spanned="1" table:formula="of:=SUM(([Flights.$H$3:.$H$1008]=&quot;PI&quot;)*([Flights.$B$3:.$B$1008]&gt;=DATE([.$B$1];1;1))*([Flights.$B$3:.$B$1008]&lt;DATE([.$B$1]+1;1;1))*[Flights.$I$3:.$I$1008])+FLOOR(SUM(([Flights.$H$3:.$H$1008]=&quot;PI&quot;)*([Flights.$B$3:.$B$1008]&gt;=DATE([.$B$1];1;1))*([Flights.$B$3:.$B$1008]&lt;DATE([.$B$1]+1;1;1))*[Flights.$J$3:.$J$1008])/60;1)" office:value-type="float" office:value="0">
            <text:p>0</text:p>
          </table:table-cell>
          <table:table-cell table:number-columns-repeated="240"/>
        </table:table-row>
        <table:table-row table:style-name="ro4">
          <table:covered-table-cell table:style-name="ce33"/>
          <table:table-cell table:style-name="ce32" office:value-type="string">
            <text:p>Time (mins)</text:p>
          </table:table-cell>
          <table:table-cell table:style-name="ce39" table:number-matrix-columns-spanned="1" table:number-matrix-rows-spanned="1" table:formula="of:=MOD(SUM(([Flights.$H$3:.$H$1008]=&quot;PI&quot;)*([Flights.$B$3:.$B$1008]&gt;=[.C$1])*([Flights.$B$3:.$B$1008]&lt;[.D$1])*[Flights.$J$3:.$J$1008]);60)" office:value-type="float" office:value="0">
            <text:p>0</text:p>
          </table:table-cell>
          <table:table-cell table:style-name="ce39" table:number-matrix-columns-spanned="1" table:number-matrix-rows-spanned="1" table:formula="of:=MOD(SUM(([Flights.$H$3:.$H$1008]=&quot;PI&quot;)*([Flights.$B$3:.$B$1008]&gt;=[.D$1])*([Flights.$B$3:.$B$1008]&lt;[.E$1])*[Flights.$J$3:.$J$1008]);60)" office:value-type="float" office:value="0">
            <text:p>0</text:p>
          </table:table-cell>
          <table:table-cell table:style-name="ce39" table:number-matrix-columns-spanned="1" table:number-matrix-rows-spanned="1" table:formula="of:=MOD(SUM(([Flights.$H$3:.$H$1008]=&quot;PI&quot;)*([Flights.$B$3:.$B$1008]&gt;=[.E$1])*([Flights.$B$3:.$B$1008]&lt;[.F$1])*[Flights.$J$3:.$J$1008]);60)" office:value-type="float" office:value="0">
            <text:p>0</text:p>
          </table:table-cell>
          <table:table-cell table:style-name="ce39" table:number-matrix-columns-spanned="1" table:number-matrix-rows-spanned="1" table:formula="of:=MOD(SUM(([Flights.$H$3:.$H$1008]=&quot;PI&quot;)*([Flights.$B$3:.$B$1008]&gt;=[.F$1])*([Flights.$B$3:.$B$1008]&lt;[.G$1])*[Flights.$J$3:.$J$1008]);60)" office:value-type="float" office:value="0">
            <text:p>0</text:p>
          </table:table-cell>
          <table:table-cell table:style-name="ce39" table:number-matrix-columns-spanned="1" table:number-matrix-rows-spanned="1" table:formula="of:=MOD(SUM(([Flights.$H$3:.$H$1008]=&quot;PI&quot;)*([Flights.$B$3:.$B$1008]&gt;=[.G$1])*([Flights.$B$3:.$B$1008]&lt;[.H$1])*[Flights.$J$3:.$J$1008]);60)" office:value-type="float" office:value="0">
            <text:p>0</text:p>
          </table:table-cell>
          <table:table-cell table:style-name="ce39" table:number-matrix-columns-spanned="1" table:number-matrix-rows-spanned="1" table:formula="of:=MOD(SUM(([Flights.$H$3:.$H$1008]=&quot;PI&quot;)*([Flights.$B$3:.$B$1008]&gt;=[.H$1])*([Flights.$B$3:.$B$1008]&lt;[.I$1])*[Flights.$J$3:.$J$1008]);60)" office:value-type="float" office:value="0">
            <text:p>0</text:p>
          </table:table-cell>
          <table:table-cell table:style-name="ce39" table:number-matrix-columns-spanned="1" table:number-matrix-rows-spanned="1" table:formula="of:=MOD(SUM(([Flights.$H$3:.$H$1008]=&quot;PI&quot;)*([Flights.$B$3:.$B$1008]&gt;=[.I$1])*([Flights.$B$3:.$B$1008]&lt;[.J$1])*[Flights.$J$3:.$J$1008]);60)" office:value-type="float" office:value="0">
            <text:p>0</text:p>
          </table:table-cell>
          <table:table-cell table:style-name="ce39" table:number-matrix-columns-spanned="1" table:number-matrix-rows-spanned="1" table:formula="of:=MOD(SUM(([Flights.$H$3:.$H$1008]=&quot;PI&quot;)*([Flights.$B$3:.$B$1008]&gt;=[.J$1])*([Flights.$B$3:.$B$1008]&lt;[.K$1])*[Flights.$J$3:.$J$1008]);60)" office:value-type="float" office:value="0">
            <text:p>0</text:p>
          </table:table-cell>
          <table:table-cell table:style-name="ce39" table:number-matrix-columns-spanned="1" table:number-matrix-rows-spanned="1" table:formula="of:=MOD(SUM(([Flights.$H$3:.$H$1008]=&quot;PI&quot;)*([Flights.$B$3:.$B$1008]&gt;=[.K$1])*([Flights.$B$3:.$B$1008]&lt;[.L$1])*[Flights.$J$3:.$J$1008]);60)" office:value-type="float" office:value="0">
            <text:p>0</text:p>
          </table:table-cell>
          <table:table-cell table:style-name="ce39" table:number-matrix-columns-spanned="1" table:number-matrix-rows-spanned="1" table:formula="of:=MOD(SUM(([Flights.$H$3:.$H$1008]=&quot;PI&quot;)*([Flights.$B$3:.$B$1008]&gt;=[.L$1])*([Flights.$B$3:.$B$1008]&lt;[.M$1])*[Flights.$J$3:.$J$1008]);60)" office:value-type="float" office:value="0">
            <text:p>0</text:p>
          </table:table-cell>
          <table:table-cell table:style-name="ce39" table:number-matrix-columns-spanned="1" table:number-matrix-rows-spanned="1" table:formula="of:=MOD(SUM(([Flights.$H$3:.$H$1008]=&quot;PI&quot;)*([Flights.$B$3:.$B$1008]&gt;=[.M$1])*([Flights.$B$3:.$B$1008]&lt;[.N$1])*[Flights.$J$3:.$J$1008]);60)" office:value-type="float" office:value="0">
            <text:p>0</text:p>
          </table:table-cell>
          <table:table-cell table:style-name="ce39" table:number-matrix-columns-spanned="1" table:number-matrix-rows-spanned="1" table:formula="of:=MOD(SUM(([Flights.$H$3:.$H$1008]=&quot;PI&quot;)*([Flights.$B$3:.$B$1008]&gt;=[.N$1])*([Flights.$B$3:.$B$1008]&lt;DATE([.$B$1]+1;1;1))*[Flights.$J$3:.$J$1008]);60)" office:value-type="float" office:value="0">
            <text:p>0</text:p>
          </table:table-cell>
          <table:table-cell table:style-name="ce45" table:number-matrix-columns-spanned="1" table:number-matrix-rows-spanned="1" table:formula="of:=MOD(SUM(([Flights.$H$3:.$H$1008]=&quot;PI&quot;)*([Flights.$B$3:.$B$1008]&gt;=DATE([.$B$1];1;1))*([Flights.$B$3:.$B$1008]&lt;DATE([.$B$1]+1;1;1))*[Flights.$J$3:.$J$1008]);60)" office:value-type="float" office:value="0">
            <text:p>0</text:p>
          </table:table-cell>
          <table:table-cell table:number-columns-repeated="240"/>
        </table:table-row>
        <table:table-row table:style-name="ro4">
          <table:covered-table-cell table:style-name="ce33"/>
          <table:table-cell table:style-name="ce32" office:value-type="string">
            <text:p>Kms. Flown</text:p>
          </table:table-cell>
          <table:table-cell table:style-name="ce39" table:number-matrix-columns-spanned="1" table:number-matrix-rows-spanned="1" table:formula="of:=SUM(([Flights.$H$3:.$H$1008]=&quot;PI&quot;)*([Flights.$B$3:.$B$1008]&gt;=[.C$1])*([Flights.$B$3:.$B$1008]&lt;[.D$1])*[Flights.$K$3:.$K$1008])" office:value-type="float" office:value="0">
            <text:p>0</text:p>
          </table:table-cell>
          <table:table-cell table:style-name="ce39" table:number-matrix-columns-spanned="1" table:number-matrix-rows-spanned="1" table:formula="of:=SUM(([Flights.$H$3:.$H$1008]=&quot;PI&quot;)*([Flights.$B$3:.$B$1008]&gt;=[.D$1])*([Flights.$B$3:.$B$1008]&lt;[.E$1])*[Flights.$K$3:.$K$1008])" office:value-type="float" office:value="0">
            <text:p>0</text:p>
          </table:table-cell>
          <table:table-cell table:style-name="ce39" table:number-matrix-columns-spanned="1" table:number-matrix-rows-spanned="1" table:formula="of:=SUM(([Flights.$H$3:.$H$1008]=&quot;PI&quot;)*([Flights.$B$3:.$B$1008]&gt;=[.E$1])*([Flights.$B$3:.$B$1008]&lt;[.F$1])*[Flights.$K$3:.$K$1008])" office:value-type="float" office:value="0">
            <text:p>0</text:p>
          </table:table-cell>
          <table:table-cell table:style-name="ce39" table:number-matrix-columns-spanned="1" table:number-matrix-rows-spanned="1" table:formula="of:=SUM(([Flights.$H$3:.$H$1008]=&quot;PI&quot;)*([Flights.$B$3:.$B$1008]&gt;=[.F$1])*([Flights.$B$3:.$B$1008]&lt;[.G$1])*[Flights.$K$3:.$K$1008])" office:value-type="float" office:value="0">
            <text:p>0</text:p>
          </table:table-cell>
          <table:table-cell table:style-name="ce39" table:number-matrix-columns-spanned="1" table:number-matrix-rows-spanned="1" table:formula="of:=SUM(([Flights.$H$3:.$H$1008]=&quot;PI&quot;)*([Flights.$B$3:.$B$1008]&gt;=[.G$1])*([Flights.$B$3:.$B$1008]&lt;[.H$1])*[Flights.$K$3:.$K$1008])" office:value-type="float" office:value="0">
            <text:p>0</text:p>
          </table:table-cell>
          <table:table-cell table:style-name="ce39" table:number-matrix-columns-spanned="1" table:number-matrix-rows-spanned="1" table:formula="of:=SUM(([Flights.$H$3:.$H$1008]=&quot;PI&quot;)*([Flights.$B$3:.$B$1008]&gt;=[.H$1])*([Flights.$B$3:.$B$1008]&lt;[.I$1])*[Flights.$K$3:.$K$1008])" office:value-type="float" office:value="0">
            <text:p>0</text:p>
          </table:table-cell>
          <table:table-cell table:style-name="ce39" table:number-matrix-columns-spanned="1" table:number-matrix-rows-spanned="1" table:formula="of:=SUM(([Flights.$H$3:.$H$1008]=&quot;PI&quot;)*([Flights.$B$3:.$B$1008]&gt;=[.I$1])*([Flights.$B$3:.$B$1008]&lt;[.J$1])*[Flights.$K$3:.$K$1008])" office:value-type="float" office:value="0">
            <text:p>0</text:p>
          </table:table-cell>
          <table:table-cell table:style-name="ce39" table:number-matrix-columns-spanned="1" table:number-matrix-rows-spanned="1" table:formula="of:=SUM(([Flights.$H$3:.$H$1008]=&quot;PI&quot;)*([Flights.$B$3:.$B$1008]&gt;=[.J$1])*([Flights.$B$3:.$B$1008]&lt;[.K$1])*[Flights.$K$3:.$K$1008])" office:value-type="float" office:value="0">
            <text:p>0</text:p>
          </table:table-cell>
          <table:table-cell table:style-name="ce39" table:number-matrix-columns-spanned="1" table:number-matrix-rows-spanned="1" table:formula="of:=SUM(([Flights.$H$3:.$H$1008]=&quot;PI&quot;)*([Flights.$B$3:.$B$1008]&gt;=[.K$1])*([Flights.$B$3:.$B$1008]&lt;[.L$1])*[Flights.$K$3:.$K$1008])" office:value-type="float" office:value="0">
            <text:p>0</text:p>
          </table:table-cell>
          <table:table-cell table:style-name="ce39" table:number-matrix-columns-spanned="1" table:number-matrix-rows-spanned="1" table:formula="of:=SUM(([Flights.$H$3:.$H$1008]=&quot;PI&quot;)*([Flights.$B$3:.$B$1008]&gt;=[.L$1])*([Flights.$B$3:.$B$1008]&lt;[.M$1])*[Flights.$K$3:.$K$1008])" office:value-type="float" office:value="0">
            <text:p>0</text:p>
          </table:table-cell>
          <table:table-cell table:style-name="ce39" table:number-matrix-columns-spanned="1" table:number-matrix-rows-spanned="1" table:formula="of:=SUM(([Flights.$H$3:.$H$1008]=&quot;PI&quot;)*([Flights.$B$3:.$B$1008]&gt;=[.M$1])*([Flights.$B$3:.$B$1008]&lt;[.N$1])*[Flights.$K$3:.$K$1008])" office:value-type="float" office:value="0">
            <text:p>0</text:p>
          </table:table-cell>
          <table:table-cell table:style-name="ce39" table:number-matrix-columns-spanned="1" table:number-matrix-rows-spanned="1" table:formula="of:=SUM(([Flights.$H$3:.$H$1008]=&quot;PI&quot;)*([Flights.$B$3:.$B$1008]&gt;=[.N$1])*([Flights.$B$3:.$B$1008]&lt;DATE([.$B$1]+1;1;1))*[Flights.$K$3:.$K$1008])" office:value-type="float" office:value="0">
            <text:p>0</text:p>
          </table:table-cell>
          <table:table-cell table:style-name="ce45" table:number-matrix-columns-spanned="1" table:number-matrix-rows-spanned="1" table:formula="of:=SUM(([Flights.$H$3:.$H$1008]=&quot;PI&quot;)*([Flights.$B$3:.$B$1008]&gt;=DATE([.$B$1];1;1))*([Flights.$B$3:.$B$1008]&lt;DATE([.$B$1]+1;1;1))*[Flights.$K$3:.$K$1008])" office:value-type="float" office:value="0">
            <text:p>0</text:p>
          </table:table-cell>
          <table:table-cell table:number-columns-repeated="240"/>
        </table:table-row>
        <table:table-row table:style-name="ro7">
          <table:table-cell table:style-name="ce34" office:value-type="string" table:number-columns-spanned="1" table:number-rows-spanned="4">
            <text:p>948</text:p>
          </table:table-cell>
          <table:table-cell table:style-name="ce32" office:value-type="string">
            <text:p>No. of Flights</text:p>
          </table:table-cell>
          <table:table-cell table:style-name="ce39" table:number-matrix-columns-spanned="1" table:number-matrix-rows-spanned="1" table:formula="of:=SUM(([Flights.$D$3:.$D$1008]=[.$A$22])*([Flights.$B$3:.$B$1008]&gt;=[.C$1])*([Flights.$B$3:.$B$1008]&lt;[.D$1]))" office:value-type="float" office:value="0">
            <text:p>0</text:p>
          </table:table-cell>
          <table:table-cell table:style-name="ce39" table:number-matrix-columns-spanned="1" table:number-matrix-rows-spanned="1" table:formula="of:=SUM(([Flights.$D$3:.$D$1008]=[.$A$22])*([Flights.$B$3:.$B$1008]&gt;=[.D$1])*([Flights.$B$3:.$B$1008]&lt;[.E$1]))" office:value-type="float" office:value="0">
            <text:p>0</text:p>
          </table:table-cell>
          <table:table-cell table:style-name="ce39" table:number-matrix-columns-spanned="1" table:number-matrix-rows-spanned="1" table:formula="of:=SUM(([Flights.$D$3:.$D$1008]=[.$A$22])*([Flights.$B$3:.$B$1008]&gt;=[.E$1])*([Flights.$B$3:.$B$1008]&lt;[.F$1]))" office:value-type="float" office:value="0">
            <text:p>0</text:p>
          </table:table-cell>
          <table:table-cell table:style-name="ce39" table:number-matrix-columns-spanned="1" table:number-matrix-rows-spanned="1" table:formula="of:=SUM(([Flights.$D$3:.$D$1008]=[.$A$22])*([Flights.$B$3:.$B$1008]&gt;=[.F$1])*([Flights.$B$3:.$B$1008]&lt;[.G$1]))" office:value-type="float" office:value="0">
            <text:p>0</text:p>
          </table:table-cell>
          <table:table-cell table:style-name="ce39" table:number-matrix-columns-spanned="1" table:number-matrix-rows-spanned="1" table:formula="of:=SUM(([Flights.$D$3:.$D$1008]=[.$A$22])*([Flights.$B$3:.$B$1008]&gt;=[.G$1])*([Flights.$B$3:.$B$1008]&lt;[.H$1]))" office:value-type="float" office:value="0">
            <text:p>0</text:p>
          </table:table-cell>
          <table:table-cell table:style-name="ce39" table:number-matrix-columns-spanned="1" table:number-matrix-rows-spanned="1" table:formula="of:=SUM(([Flights.$D$3:.$D$1008]=[.$A$22])*([Flights.$B$3:.$B$1008]&gt;=[.H$1])*([Flights.$B$3:.$B$1008]&lt;[.I$1]))" office:value-type="float" office:value="0">
            <text:p>0</text:p>
          </table:table-cell>
          <table:table-cell table:style-name="ce39" table:number-matrix-columns-spanned="1" table:number-matrix-rows-spanned="1" table:formula="of:=SUM(([Flights.$D$3:.$D$1008]=[.$A$22])*([Flights.$B$3:.$B$1008]&gt;=[.I$1])*([Flights.$B$3:.$B$1008]&lt;[.J$1]))" office:value-type="float" office:value="0">
            <text:p>0</text:p>
          </table:table-cell>
          <table:table-cell table:style-name="ce39" table:number-matrix-columns-spanned="1" table:number-matrix-rows-spanned="1" table:formula="of:=SUM(([Flights.$D$3:.$D$1008]=[.$A$22])*([Flights.$B$3:.$B$1008]&gt;=[.J$1])*([Flights.$B$3:.$B$1008]&lt;[.K$1]))" office:value-type="float" office:value="0">
            <text:p>0</text:p>
          </table:table-cell>
          <table:table-cell table:style-name="ce39" table:number-matrix-columns-spanned="1" table:number-matrix-rows-spanned="1" table:formula="of:=SUM(([Flights.$D$3:.$D$1008]=[.$A$22])*([Flights.$B$3:.$B$1008]&gt;=[.K$1])*([Flights.$B$3:.$B$1008]&lt;[.L$1]))" office:value-type="float" office:value="0">
            <text:p>0</text:p>
          </table:table-cell>
          <table:table-cell table:style-name="ce39" table:number-matrix-columns-spanned="1" table:number-matrix-rows-spanned="1" table:formula="of:=SUM(([Flights.$D$3:.$D$1008]=[.$A$22])*([Flights.$B$3:.$B$1008]&gt;=[.L$1])*([Flights.$B$3:.$B$1008]&lt;[.M$1]))" office:value-type="float" office:value="0">
            <text:p>0</text:p>
          </table:table-cell>
          <table:table-cell table:style-name="ce39" table:number-matrix-columns-spanned="1" table:number-matrix-rows-spanned="1" table:formula="of:=SUM(([Flights.$D$3:.$D$1008]=[.$A$22])*([Flights.$B$3:.$B$1008]&gt;=[.M$1])*([Flights.$B$3:.$B$1008]&lt;[.N$1]))" office:value-type="float" office:value="0">
            <text:p>0</text:p>
          </table:table-cell>
          <table:table-cell table:style-name="ce39" table:number-matrix-columns-spanned="1" table:number-matrix-rows-spanned="1" table:formula="of:=SUM(([Flights.$D$3:.$D$1008]=[.$A$22])*([Flights.$B$3:.$B$1008]&gt;=[.N$1])*([Flights.$B$3:.$B$1008]&lt;DATE([.$B$1]+1;1;1)))" office:value-type="float" office:value="0">
            <text:p>0</text:p>
          </table:table-cell>
          <table:table-cell table:style-name="ce43" table:number-matrix-columns-spanned="1" table:number-matrix-rows-spanned="1" table:formula="of:=SUM(([Flights.$D$3:.$D$1008]=[.$A$22])*([Flights.$B$3:.$B$1008]&gt;=DATE([.$B$1];1;1))*([Flights.$B$3:.$B$1008]&lt;DATE([.$B$1]+1;1;1)))" office:value-type="float" office:value="0">
            <text:p>0</text:p>
          </table:table-cell>
          <table:table-cell table:number-columns-repeated="240"/>
        </table:table-row>
        <table:table-row table:style-name="ro4">
          <table:covered-table-cell table:style-name="Default"/>
          <table:table-cell table:style-name="ce32" office:value-type="string">
            <text:p>Time (hrs)</text:p>
          </table:table-cell>
          <table:table-cell table:style-name="ce40" table:number-matrix-columns-spanned="1" table:number-matrix-rows-spanned="1" table:formula="of:=SUM(([Flights.$D$3:.$D$1008]=[.$A$22])*([Flights.$B$3:.$B$1008]&gt;=[.C$1])*([Flights.$B$3:.$B$1008]&lt;[.D$1])*[Flights.$I$3:.$I$1008])+FLOOR(SUM(([Flights.$D$3:.$D$1008]=[.$A$22])*([Flights.$B$3:.$B$1008]&gt;=[.C$1])*([Flights.$B$3:.$B$1008]&lt;[.D$1])*[Flights.$J$3:.$J$1008])/60;1)" office:value-type="float" office:value="0">
            <text:p>0</text:p>
          </table:table-cell>
          <table:table-cell table:style-name="ce40" table:number-matrix-columns-spanned="1" table:number-matrix-rows-spanned="1" table:formula="of:=SUM(([Flights.$D$3:.$D$1008]=[.$A$22])*([Flights.$B$3:.$B$1008]&gt;=[.D$1])*([Flights.$B$3:.$B$1008]&lt;[.E$1])*[Flights.$I$3:.$I$1008])+FLOOR(SUM(([Flights.$D$3:.$D$1008]=[.$A$22])*([Flights.$B$3:.$B$1008]&gt;=[.D$1])*([Flights.$B$3:.$B$1008]&lt;[.E$1])*[Flights.$J$3:.$J$1008])/60;1)" office:value-type="float" office:value="0">
            <text:p>0</text:p>
          </table:table-cell>
          <table:table-cell table:style-name="ce40" table:number-matrix-columns-spanned="1" table:number-matrix-rows-spanned="1" table:formula="of:=SUM(([Flights.$D$3:.$D$1008]=[.$A$22])*([Flights.$B$3:.$B$1008]&gt;=[.E$1])*([Flights.$B$3:.$B$1008]&lt;[.F$1])*[Flights.$I$3:.$I$1008])+FLOOR(SUM(([Flights.$D$3:.$D$1008]=[.$A$22])*([Flights.$B$3:.$B$1008]&gt;=[.E$1])*([Flights.$B$3:.$B$1008]&lt;[.F$1])*[Flights.$J$3:.$J$1008])/60;1)" office:value-type="float" office:value="0">
            <text:p>0</text:p>
          </table:table-cell>
          <table:table-cell table:style-name="ce40" table:number-matrix-columns-spanned="1" table:number-matrix-rows-spanned="1" table:formula="of:=SUM(([Flights.$D$3:.$D$1008]=[.$A$22])*([Flights.$B$3:.$B$1008]&gt;=[.F$1])*([Flights.$B$3:.$B$1008]&lt;[.G$1])*[Flights.$I$3:.$I$1008])+FLOOR(SUM(([Flights.$D$3:.$D$1008]=[.$A$22])*([Flights.$B$3:.$B$1008]&gt;=[.F$1])*([Flights.$B$3:.$B$1008]&lt;[.G$1])*[Flights.$J$3:.$J$1008])/60;1)" office:value-type="float" office:value="0">
            <text:p>0</text:p>
          </table:table-cell>
          <table:table-cell table:style-name="ce40" table:number-matrix-columns-spanned="1" table:number-matrix-rows-spanned="1" table:formula="of:=SUM(([Flights.$D$3:.$D$1008]=[.$A$22])*([Flights.$B$3:.$B$1008]&gt;=[.G$1])*([Flights.$B$3:.$B$1008]&lt;[.H$1])*[Flights.$I$3:.$I$1008])+FLOOR(SUM(([Flights.$D$3:.$D$1008]=[.$A$22])*([Flights.$B$3:.$B$1008]&gt;=[.G$1])*([Flights.$B$3:.$B$1008]&lt;[.H$1])*[Flights.$J$3:.$J$1008])/60;1)" office:value-type="float" office:value="0">
            <text:p>0</text:p>
          </table:table-cell>
          <table:table-cell table:style-name="ce40" table:number-matrix-columns-spanned="1" table:number-matrix-rows-spanned="1" table:formula="of:=SUM(([Flights.$D$3:.$D$1008]=[.$A$22])*([Flights.$B$3:.$B$1008]&gt;=[.H$1])*([Flights.$B$3:.$B$1008]&lt;[.I$1])*[Flights.$I$3:.$I$1008])+FLOOR(SUM(([Flights.$D$3:.$D$1008]=[.$A$22])*([Flights.$B$3:.$B$1008]&gt;=[.H$1])*([Flights.$B$3:.$B$1008]&lt;[.I$1])*[Flights.$J$3:.$J$1008])/60;1)" office:value-type="float" office:value="0">
            <text:p>0</text:p>
          </table:table-cell>
          <table:table-cell table:style-name="ce40" table:number-matrix-columns-spanned="1" table:number-matrix-rows-spanned="1" table:formula="of:=SUM(([Flights.$D$3:.$D$1008]=[.$A$22])*([Flights.$B$3:.$B$1008]&gt;=[.I$1])*([Flights.$B$3:.$B$1008]&lt;[.J$1])*[Flights.$I$3:.$I$1008])+FLOOR(SUM(([Flights.$D$3:.$D$1008]=[.$A$22])*([Flights.$B$3:.$B$1008]&gt;=[.I$1])*([Flights.$B$3:.$B$1008]&lt;[.J$1])*[Flights.$J$3:.$J$1008])/60;1)" office:value-type="float" office:value="0">
            <text:p>0</text:p>
          </table:table-cell>
          <table:table-cell table:style-name="ce40" table:number-matrix-columns-spanned="1" table:number-matrix-rows-spanned="1" table:formula="of:=SUM(([Flights.$D$3:.$D$1008]=[.$A$22])*([Flights.$B$3:.$B$1008]&gt;=[.J$1])*([Flights.$B$3:.$B$1008]&lt;[.K$1])*[Flights.$I$3:.$I$1008])+FLOOR(SUM(([Flights.$D$3:.$D$1008]=[.$A$22])*([Flights.$B$3:.$B$1008]&gt;=[.J$1])*([Flights.$B$3:.$B$1008]&lt;[.K$1])*[Flights.$J$3:.$J$1008])/60;1)" office:value-type="float" office:value="0">
            <text:p>0</text:p>
          </table:table-cell>
          <table:table-cell table:style-name="ce40" table:number-matrix-columns-spanned="1" table:number-matrix-rows-spanned="1" table:formula="of:=SUM(([Flights.$D$3:.$D$1008]=[.$A$22])*([Flights.$B$3:.$B$1008]&gt;=[.K$1])*([Flights.$B$3:.$B$1008]&lt;[.L$1])*[Flights.$I$3:.$I$1008])+FLOOR(SUM(([Flights.$D$3:.$D$1008]=[.$A$22])*([Flights.$B$3:.$B$1008]&gt;=[.K$1])*([Flights.$B$3:.$B$1008]&lt;[.L$1])*[Flights.$J$3:.$J$1008])/60;1)" office:value-type="float" office:value="0">
            <text:p>0</text:p>
          </table:table-cell>
          <table:table-cell table:style-name="ce40" table:number-matrix-columns-spanned="1" table:number-matrix-rows-spanned="1" table:formula="of:=SUM(([Flights.$D$3:.$D$1008]=[.$A$22])*([Flights.$B$3:.$B$1008]&gt;=[.L$1])*([Flights.$B$3:.$B$1008]&lt;[.M$1])*[Flights.$I$3:.$I$1008])+FLOOR(SUM(([Flights.$D$3:.$D$1008]=[.$A$22])*([Flights.$B$3:.$B$1008]&gt;=[.L$1])*([Flights.$B$3:.$B$1008]&lt;[.M$1])*[Flights.$J$3:.$J$1008])/60;1)" office:value-type="float" office:value="0">
            <text:p>0</text:p>
          </table:table-cell>
          <table:table-cell table:style-name="ce40" table:number-matrix-columns-spanned="1" table:number-matrix-rows-spanned="1" table:formula="of:=SUM(([Flights.$D$3:.$D$1008]=[.$A$22])*([Flights.$B$3:.$B$1008]&gt;=[.M$1])*([Flights.$B$3:.$B$1008]&lt;[.N$1])*[Flights.$I$3:.$I$1008])+FLOOR(SUM(([Flights.$D$3:.$D$1008]=[.$A$22])*([Flights.$B$3:.$B$1008]&gt;=[.M$1])*([Flights.$B$3:.$B$1008]&lt;[.N$1])*[Flights.$J$3:.$J$1008])/60;1)" office:value-type="float" office:value="0">
            <text:p>0</text:p>
          </table:table-cell>
          <table:table-cell table:style-name="ce40" table:number-matrix-columns-spanned="1" table:number-matrix-rows-spanned="1" table:formula="of:=SUM(([Flights.$D$3:.$D$1008]=[.$A$22])*([Flights.$B$3:.$B$1008]&gt;=[.N$1])*([Flights.$B$3:.$B$1008]&lt;DATE([.$B$1]+1;1;1))*[Flights.$I$3:.$I$1008])+FLOOR(SUM(([Flights.$D$3:.$D$1008]=[.$A$22])*([Flights.$B$3:.$B$1008]&gt;=[.N$1])*([Flights.$B$3:.$B$1008]&lt;DATE([.$B$1]+1;1;1))*[Flights.$J$3:.$J$1008])/60;1)" office:value-type="float" office:value="0">
            <text:p>0</text:p>
          </table:table-cell>
          <table:table-cell table:style-name="ce44" table:number-matrix-columns-spanned="1" table:number-matrix-rows-spanned="1" table:formula="of:=SUM(([Flights.$D$3:.$D$1008]=[.$A$22])*([Flights.$B$3:.$B$1008]&gt;=DATE([.$B$1];1;1))*([Flights.$B$3:.$B$1008]&lt;DATE([.$B$1]+1;1;1))*[Flights.$I$3:.$I$1008])+FLOOR(SUM(([Flights.$D$3:.$D$1008]=[.$A$22])*([Flights.$B$3:.$B$1008]&gt;=DATE([.$B$1];1;1))*([Flights.$B$3:.$B$1008]&lt;DATE([.$B$1]+1;1;1))*[Flights.$J$3:.$J$1008])/60;1)" office:value-type="float" office:value="0">
            <text:p>0</text:p>
          </table:table-cell>
          <table:table-cell table:number-columns-repeated="240"/>
        </table:table-row>
        <table:table-row table:style-name="ro4">
          <table:covered-table-cell table:style-name="ce33"/>
          <table:table-cell table:style-name="ce32" office:value-type="string">
            <text:p>Time (mins)</text:p>
          </table:table-cell>
          <table:table-cell table:style-name="ce39" table:number-matrix-columns-spanned="1" table:number-matrix-rows-spanned="1" table:formula="of:=MOD(SUM(([Flights.$D$3:.$D$1008]=[.$A$22])*([Flights.$B$3:.$B$1008]&gt;=[.C$1])*([Flights.$B$3:.$B$1008]&lt;[.D$1])*[Flights.$J$3:.$J$1008]);60)" office:value-type="float" office:value="0">
            <text:p>0</text:p>
          </table:table-cell>
          <table:table-cell table:style-name="ce39" table:number-matrix-columns-spanned="1" table:number-matrix-rows-spanned="1" table:formula="of:=MOD(SUM(([Flights.$D$3:.$D$1008]=[.$A$22])*([Flights.$B$3:.$B$1008]&gt;=[.D$1])*([Flights.$B$3:.$B$1008]&lt;[.E$1])*[Flights.$J$3:.$J$1008]);60)" office:value-type="float" office:value="0">
            <text:p>0</text:p>
          </table:table-cell>
          <table:table-cell table:style-name="ce39" table:number-matrix-columns-spanned="1" table:number-matrix-rows-spanned="1" table:formula="of:=MOD(SUM(([Flights.$D$3:.$D$1008]=[.$A$22])*([Flights.$B$3:.$B$1008]&gt;=[.E$1])*([Flights.$B$3:.$B$1008]&lt;[.F$1])*[Flights.$J$3:.$J$1008]);60)" office:value-type="float" office:value="0">
            <text:p>0</text:p>
          </table:table-cell>
          <table:table-cell table:style-name="ce39" table:number-matrix-columns-spanned="1" table:number-matrix-rows-spanned="1" table:formula="of:=MOD(SUM(([Flights.$D$3:.$D$1008]=[.$A$22])*([Flights.$B$3:.$B$1008]&gt;=[.F$1])*([Flights.$B$3:.$B$1008]&lt;[.G$1])*[Flights.$J$3:.$J$1008]);60)" office:value-type="float" office:value="0">
            <text:p>0</text:p>
          </table:table-cell>
          <table:table-cell table:style-name="ce39" table:number-matrix-columns-spanned="1" table:number-matrix-rows-spanned="1" table:formula="of:=MOD(SUM(([Flights.$D$3:.$D$1008]=[.$A$22])*([Flights.$B$3:.$B$1008]&gt;=[.G$1])*([Flights.$B$3:.$B$1008]&lt;[.H$1])*[Flights.$J$3:.$J$1008]);60)" office:value-type="float" office:value="0">
            <text:p>0</text:p>
          </table:table-cell>
          <table:table-cell table:style-name="ce39" table:number-matrix-columns-spanned="1" table:number-matrix-rows-spanned="1" table:formula="of:=MOD(SUM(([Flights.$D$3:.$D$1008]=[.$A$22])*([Flights.$B$3:.$B$1008]&gt;=[.H$1])*([Flights.$B$3:.$B$1008]&lt;[.I$1])*[Flights.$J$3:.$J$1008]);60)" office:value-type="float" office:value="0">
            <text:p>0</text:p>
          </table:table-cell>
          <table:table-cell table:style-name="ce39" table:number-matrix-columns-spanned="1" table:number-matrix-rows-spanned="1" table:formula="of:=MOD(SUM(([Flights.$D$3:.$D$1008]=[.$A$22])*([Flights.$B$3:.$B$1008]&gt;=[.I$1])*([Flights.$B$3:.$B$1008]&lt;[.J$1])*[Flights.$J$3:.$J$1008]);60)" office:value-type="float" office:value="0">
            <text:p>0</text:p>
          </table:table-cell>
          <table:table-cell table:style-name="ce39" table:number-matrix-columns-spanned="1" table:number-matrix-rows-spanned="1" table:formula="of:=MOD(SUM(([Flights.$D$3:.$D$1008]=[.$A$22])*([Flights.$B$3:.$B$1008]&gt;=[.J$1])*([Flights.$B$3:.$B$1008]&lt;[.K$1])*[Flights.$J$3:.$J$1008]);60)" office:value-type="float" office:value="0">
            <text:p>0</text:p>
          </table:table-cell>
          <table:table-cell table:style-name="ce39" table:number-matrix-columns-spanned="1" table:number-matrix-rows-spanned="1" table:formula="of:=MOD(SUM(([Flights.$D$3:.$D$1008]=[.$A$22])*([Flights.$B$3:.$B$1008]&gt;=[.K$1])*([Flights.$B$3:.$B$1008]&lt;[.L$1])*[Flights.$J$3:.$J$1008]);60)" office:value-type="float" office:value="0">
            <text:p>0</text:p>
          </table:table-cell>
          <table:table-cell table:style-name="ce39" table:number-matrix-columns-spanned="1" table:number-matrix-rows-spanned="1" table:formula="of:=MOD(SUM(([Flights.$D$3:.$D$1008]=[.$A$22])*([Flights.$B$3:.$B$1008]&gt;=[.L$1])*([Flights.$B$3:.$B$1008]&lt;[.M$1])*[Flights.$J$3:.$J$1008]);60)" office:value-type="float" office:value="0">
            <text:p>0</text:p>
          </table:table-cell>
          <table:table-cell table:style-name="ce39" table:number-matrix-columns-spanned="1" table:number-matrix-rows-spanned="1" table:formula="of:=MOD(SUM(([Flights.$D$3:.$D$1008]=[.$A$22])*([Flights.$B$3:.$B$1008]&gt;=[.M$1])*([Flights.$B$3:.$B$1008]&lt;[.N$1])*[Flights.$J$3:.$J$1008]);60)" office:value-type="float" office:value="0">
            <text:p>0</text:p>
          </table:table-cell>
          <table:table-cell table:style-name="ce39" table:number-matrix-columns-spanned="1" table:number-matrix-rows-spanned="1" table:formula="of:=MOD(SUM(([Flights.$D$3:.$D$1008]=[.$A$22])*([Flights.$B$3:.$B$1008]&gt;=[.N$1])*([Flights.$B$3:.$B$1008]&lt;DATE([.$B$1]+1;1;1))*[Flights.$J$3:.$J$1008]);60)" office:value-type="float" office:value="0">
            <text:p>0</text:p>
          </table:table-cell>
          <table:table-cell table:style-name="ce45" table:number-matrix-columns-spanned="1" table:number-matrix-rows-spanned="1" table:formula="of:=MOD(SUM(([Flights.$D$3:.$D$1008]=[.$A$22])*([Flights.$B$3:.$B$1008]&gt;=DATE([.$B$1];1;1))*([Flights.$B$3:.$B$1008]&lt;DATE([.$B$1]+1;1;1))*[Flights.$J$3:.$J$1008]);60)" office:value-type="float" office:value="0">
            <text:p>0</text:p>
          </table:table-cell>
          <table:table-cell table:number-columns-repeated="240"/>
        </table:table-row>
        <table:table-row table:style-name="ro4">
          <table:covered-table-cell table:style-name="ce33"/>
          <table:table-cell table:style-name="ce32" office:value-type="string">
            <text:p>Kms. Flown</text:p>
          </table:table-cell>
          <table:table-cell table:style-name="ce39" table:number-matrix-columns-spanned="1" table:number-matrix-rows-spanned="1" table:formula="of:=SUM(([Flights.$D$3:.$D$1008]=[.$A$22])*([Flights.$B$3:.$B$1008]&gt;=[.C$1])*([Flights.$B$3:.$B$1008]&lt;[.D$1])*[Flights.$K$3:.$K$1008])" office:value-type="float" office:value="0">
            <text:p>0</text:p>
          </table:table-cell>
          <table:table-cell table:style-name="ce39" table:number-matrix-columns-spanned="1" table:number-matrix-rows-spanned="1" table:formula="of:=SUM(([Flights.$D$3:.$D$1008]=[.$A$22])*([Flights.$B$3:.$B$1008]&gt;=[.D$1])*([Flights.$B$3:.$B$1008]&lt;[.E$1])*[Flights.$K$3:.$K$1008])" office:value-type="float" office:value="0">
            <text:p>0</text:p>
          </table:table-cell>
          <table:table-cell table:style-name="ce39" table:number-matrix-columns-spanned="1" table:number-matrix-rows-spanned="1" table:formula="of:=SUM(([Flights.$D$3:.$D$1008]=[.$A$22])*([Flights.$B$3:.$B$1008]&gt;=[.E$1])*([Flights.$B$3:.$B$1008]&lt;[.F$1])*[Flights.$K$3:.$K$1008])" office:value-type="float" office:value="0">
            <text:p>0</text:p>
          </table:table-cell>
          <table:table-cell table:style-name="ce39" table:number-matrix-columns-spanned="1" table:number-matrix-rows-spanned="1" table:formula="of:=SUM(([Flights.$D$3:.$D$1008]=[.$A$22])*([Flights.$B$3:.$B$1008]&gt;=[.F$1])*([Flights.$B$3:.$B$1008]&lt;[.G$1])*[Flights.$K$3:.$K$1008])" office:value-type="float" office:value="0">
            <text:p>0</text:p>
          </table:table-cell>
          <table:table-cell table:style-name="ce39" table:number-matrix-columns-spanned="1" table:number-matrix-rows-spanned="1" table:formula="of:=SUM(([Flights.$D$3:.$D$1008]=[.$A$22])*([Flights.$B$3:.$B$1008]&gt;=[.G$1])*([Flights.$B$3:.$B$1008]&lt;[.H$1])*[Flights.$K$3:.$K$1008])" office:value-type="float" office:value="0">
            <text:p>0</text:p>
          </table:table-cell>
          <table:table-cell table:style-name="ce39" table:number-matrix-columns-spanned="1" table:number-matrix-rows-spanned="1" table:formula="of:=SUM(([Flights.$D$3:.$D$1008]=[.$A$22])*([Flights.$B$3:.$B$1008]&gt;=[.H$1])*([Flights.$B$3:.$B$1008]&lt;[.I$1])*[Flights.$K$3:.$K$1008])" office:value-type="float" office:value="0">
            <text:p>0</text:p>
          </table:table-cell>
          <table:table-cell table:style-name="ce39" table:number-matrix-columns-spanned="1" table:number-matrix-rows-spanned="1" table:formula="of:=SUM(([Flights.$D$3:.$D$1008]=[.$A$22])*([Flights.$B$3:.$B$1008]&gt;=[.I$1])*([Flights.$B$3:.$B$1008]&lt;[.J$1])*[Flights.$K$3:.$K$1008])" office:value-type="float" office:value="0">
            <text:p>0</text:p>
          </table:table-cell>
          <table:table-cell table:style-name="ce39" table:number-matrix-columns-spanned="1" table:number-matrix-rows-spanned="1" table:formula="of:=SUM(([Flights.$D$3:.$D$1008]=[.$A$22])*([Flights.$B$3:.$B$1008]&gt;=[.J$1])*([Flights.$B$3:.$B$1008]&lt;[.K$1])*[Flights.$K$3:.$K$1008])" office:value-type="float" office:value="0">
            <text:p>0</text:p>
          </table:table-cell>
          <table:table-cell table:style-name="ce39" table:number-matrix-columns-spanned="1" table:number-matrix-rows-spanned="1" table:formula="of:=SUM(([Flights.$D$3:.$D$1008]=[.$A$22])*([Flights.$B$3:.$B$1008]&gt;=[.K$1])*([Flights.$B$3:.$B$1008]&lt;[.L$1])*[Flights.$K$3:.$K$1008])" office:value-type="float" office:value="0">
            <text:p>0</text:p>
          </table:table-cell>
          <table:table-cell table:style-name="ce39" table:number-matrix-columns-spanned="1" table:number-matrix-rows-spanned="1" table:formula="of:=SUM(([Flights.$D$3:.$D$1008]=[.$A$22])*([Flights.$B$3:.$B$1008]&gt;=[.L$1])*([Flights.$B$3:.$B$1008]&lt;[.M$1])*[Flights.$K$3:.$K$1008])" office:value-type="float" office:value="0">
            <text:p>0</text:p>
          </table:table-cell>
          <table:table-cell table:style-name="ce39" table:number-matrix-columns-spanned="1" table:number-matrix-rows-spanned="1" table:formula="of:=SUM(([Flights.$D$3:.$D$1008]=[.$A$22])*([Flights.$B$3:.$B$1008]&gt;=[.M$1])*([Flights.$B$3:.$B$1008]&lt;[.N$1])*[Flights.$K$3:.$K$1008])" office:value-type="float" office:value="0">
            <text:p>0</text:p>
          </table:table-cell>
          <table:table-cell table:style-name="ce39" table:number-matrix-columns-spanned="1" table:number-matrix-rows-spanned="1" table:formula="of:=SUM(([Flights.$D$3:.$D$1008]=[.$A$22])*([Flights.$B$3:.$B$1008]&gt;=[.N$1])*([Flights.$B$3:.$B$1008]&lt;DATE([.$B$1]+1;1;1))*[Flights.$K$3:.$K$1008])" office:value-type="float" office:value="0">
            <text:p>0</text:p>
          </table:table-cell>
          <table:table-cell table:style-name="ce45" table:number-matrix-columns-spanned="1" table:number-matrix-rows-spanned="1" table:formula="of:=SUM(([Flights.$D$3:.$D$1008]=[.$A$22])*([Flights.$B$3:.$B$1008]&gt;=DATE([.$B$1];1;1))*([Flights.$B$3:.$B$1008]&lt;DATE([.$B$1]+1;1;1))*[Flights.$K$3:.$K$1008])" office:value-type="float" office:value="0">
            <text:p>0</text:p>
          </table:table-cell>
          <table:table-cell table:number-columns-repeated="240"/>
        </table:table-row>
        <table:table-row table:style-name="ro2">
          <table:table-cell>
            <draw:frame table:end-cell-address="Statistics2.O41" table:end-x="1.415cm" table:end-y="0.399cm" draw:z-index="0" draw:style-name="gr1" svg:width="20.944cm" svg:height="6.75cm" svg:x="0.001cm" svg:y="0.423cm">
              <draw:object draw:notify-on-update-of-ranges="Statistics2.B1:Statistics2.B1 Statistics2.C1:Statistics2.N1 Statistics2.B2:Statistics2.B2 Statistics2.C2:Statistics2.N2 Statistics2.B3:Statistics2.B3 Statistics2.C3:Statistics2.N3" xlink:href="./Object 1" xlink:type="simple" xlink:show="embed" xlink:actuate="onLoad"/>
              <draw:image xlink:href="./ObjectReplacements/Object 1" xlink:type="simple" xlink:show="embed" xlink:actuate="onLoad"/>
            </draw:frame>
          </table:table-cell>
          <table:table-cell table:number-columns-repeated="254"/>
        </table:table-row>
        <table:table-row table:style-name="ro2" table:number-rows-repeated="31973">
          <table:table-cell table:number-columns-repeated="255"/>
        </table:table-row>
        <table:table-row table:style-name="ro2">
          <table:table-cell table:number-columns-repeated="255"/>
        </table:table-row>
      </table:table>
      <table:database-ranges>
        <table:database-range table:target-range-address="Statistics2.M37:Statistics2.M37"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Bitstream Vera Sans1" svg:font-family="'Bitstream Vera Sans'" style:font-pitch="variable"/>
    <style:font-face style:name="HelveticaBold" svg:font-family="HelveticaBold"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currency-symbol number:language="en">$</number:currency-symbol>
      <number:number number:decimal-places="2" number:min-integer-digits="1" number:grouping="true"/>
    </number:currency-style>
    <number:currency-style style:name="N109">
      <style:text-properties fo:color="#ff0000"/>
      <number:text>-</number:text>
      <number:currency-symbol number:language="en">$</number:currency-symbol>
      <number:number number:decimal-places="2" number:min-integer-digits="1" number:grouping="true"/>
      <style:map style:condition="value()&gt;=0" style:apply-style-name="N109P0"/>
    </number:currency-style>
    <number:date-style style:name="N110">
      <number:month number:textual="true"/>
    </number:date-style>
    <number:date-style style:name="N111">
      <number:day number:style="long"/>
      <number:text>/</number:text>
      <number:month number:textual="true"/>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0.999cm" fo:page-height="29.699cm" style:num-format="1" style:print-orientation="portrait" fo:background-color="transparent" style:scale-to-pages="1"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7">27/01/2009</text:date>, <text:time>18:3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4-08-04T17:56:20</meta:creation-date>
    <dc:date>2009-01-27T18:37:41.68</dc:date>
    <meta:print-date>2006-01-15T22:23:39</meta:print-date>
    <dc:language>en-GB</dc:language>
    <meta:editing-cycles>271</meta:editing-cycles>
    <meta:editing-duration>PT54H41M06S</meta:editing-duration>
    <dc:creator>Michael Schlotter</dc:creator>
    <meta:document-statistic meta:table-count="3" meta:cell-count="1026"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draw:fill="solid" draw:fill-color="#ffffff" draw:fill-image-width="0cm" draw:fill-image-height="0cm"/>
    </style:style>
    <style:style style:name="ch2" style:family="chart">
      <style:chart-properties style:direction="ltr"/>
      <style:graphic-properties draw:stroke="none" draw:fill="none" draw:fill-color="#ffffff"/>
      <style:text-properties fo:font-family="Arial" style:font-family-generic="swiss" style:font-pitch="variable" fo:font-size="10.900520324707pt" style:font-family-asian="'Hiragino Mincho Pro W3'" style:font-family-generic-asian="system" style:font-pitch-asian="variable" style:font-size-asian="10.900520324707pt" style:font-family-complex="'Lucida Grande'" style:font-family-generic-complex="system" style:font-pitch-complex="variable" style:font-size-complex="10.900520324707pt"/>
    </style:style>
    <style:style style:name="ch3" style:family="chart">
      <style:graphic-properties draw:fill="none" draw:fill-color="#d9d9d9"/>
      <style:text-properties fo:font-family="Helvetica" style:font-style-name="Regular" style:font-family-generic="swiss" style:font-pitch="variable" fo:font-size="9.30044460296631pt" style:font-family-asian="'Hiragino Mincho Pro W3'" style:font-family-generic-asian="system" style:font-pitch-asian="variable" style:font-size-asian="9.30044460296631pt" style:font-family-complex="'Lucida Grande'" style:font-family-generic-complex="system" style:font-pitch-complex="variable" style:font-size-complex="9.30044460296631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Helvetica" style:font-style-name="Regular" style:font-family-generic="swiss" style:font-pitch="variable" fo:font-size="10pt" style:font-family-asian="'Hiragino Mincho Pro W3'" style:font-family-generic-asian="system" style:font-pitch-asian="variable" style:font-size-asian="10pt" style:font-family-complex="'Lucida Grande'"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Helvetica" style:font-style-name="Regular" style:font-family-generic="swiss" style:font-pitch="variable" fo:font-size="10pt" style:font-family-asian="'Hiragino Mincho Pro W3'" style:font-family-generic-asian="system" style:font-pitch-asian="variable" style:font-size-asian="10pt" style:font-family-complex="'Lucida Grande'" style:font-family-generic-complex="system" style:font-pitch-complex="variable" style:font-size-complex="10pt"/>
    </style:style>
    <style:style style:name="ch7" style:family="chart">
      <style:graphic-properties draw:fill-color="#9999ff"/>
      <style:text-properties fo:font-family="Helvetica" style:font-style-name="Regular" style:font-family-generic="swiss" style:font-pitch="variable" fo:font-size="10.3999996185303pt" style:font-family-asian="'Hiragino Mincho Pro W3'" style:font-family-generic-asian="system" style:font-pitch-asian="variable" style:font-size-asian="10.3999996185303pt" style:font-family-complex="'Lucida Grande'" style:font-family-generic-complex="system" style:font-pitch-complex="variable" style:font-size-complex="10.3999996185303pt"/>
    </style:style>
    <style:style style:name="ch8" style:family="chart">
      <style:graphic-properties draw:fill-color="#993366"/>
      <style:text-properties fo:font-family="Arial" style:font-family-generic="swiss" style:font-pitch="variable" fo:font-size="6.09999990463257pt" style:font-family-asian="'Hiragino Mincho Pro W3'" style:font-family-generic-asian="system" style:font-pitch-asian="variable" style:font-size-asian="6.09999990463257pt" style:font-family-complex="'Lucida Grande'" style:font-family-generic-complex="system" style:font-pitch-complex="variable" style:font-size-complex="6.09999990463257pt"/>
    </style:style>
    <style:style style:name="ch9" style:family="chart">
      <style:graphic-properties draw:stroke="none" draw:fill="solid" draw:fill-color="#c0c0c0" draw:fill-image-width="0cm" draw:fill-image-height="0cm"/>
    </style:style>
    <style:style style:name="ch10" style:family="chart">
      <style:graphic-properties draw:stroke="none" draw:fill-color="#999999"/>
    </style:style>
  </office:automatic-styles>
  <office:body>
    <office:chart>
      <chart:chart svg:width="20.945cm" svg:height="6.751cm" chart:class="chart:bar" chart:style-name="ch1">
        <chart:title svg:x="6.471cm" svg:y="0.134cm" chart:style-name="ch2">
          <text:p>Flight Statistics - Total Number/Hours of Flights</text:p>
        </chart:title>
        <chart:legend chart:legend-position="end" svg:x="17.692cm" svg:y="2.48cm" chart:style-name="ch3"/>
        <chart:plot-area chart:style-name="ch4" table:cell-range-address="Statistics2.B1:Statistics2.N3" chart:data-source-has-labels="both" svg:x="0.417cm" svg:y="0.798cm" svg:width="16.543cm" svg:height="5.534cm">
          <chart:axis chart:dimension="x" chart:name="primary-x" chart:style-name="ch5">
            <chart:categories table:cell-range-address="Statistics2.C1:Statistics2.N1"/>
          </chart:axis>
          <chart:axis chart:dimension="y" chart:name="primary-y" chart:style-name="ch6">
            <chart:grid chart:class="major"/>
          </chart:axis>
          <chart:series chart:style-name="ch7" chart:values-cell-range-address="Statistics2.C2:Statistics2.N2" chart:label-cell-address="Statistics2.B2:Statistics2.B2" chart:class="chart:bar">
            <chart:data-point chart:repeated="12"/>
          </chart:series>
          <chart:series chart:style-name="ch8" chart:values-cell-range-address="Statistics2.C3:Statistics2.N3" chart:label-cell-address="Statistics2.B3:Statistics2.B3" chart:class="chart:bar">
            <chart:data-point chart:repeated="12"/>
          </chart:series>
          <chart:wall chart:style-name="ch9"/>
          <chart:floor chart:style-name="ch1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Statistics2.C1:Statistics2.N1">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Statistics2.B2:Statistics2.B2">No. of Flights</text:p>
              </table:table-cell>
              <table:table-cell office:value-type="float" office:value="1">
                <text:p text:id="Statistics2.C2:Statistics2.N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Statistics2.B3:Statistics2.B3">Time (hrs)</text:p>
              </table:table-cell>
              <table:table-cell office:value-type="float" office:value="5">
                <text:p text:id="Statistics2.C3:Statistics2.N3">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